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55.63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9.8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10.7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7.52mm"/>
    </style:style>
    <style:style style:name="co13" style:family="table-column">
      <style:table-column-properties fo:break-before="auto" style:column-width="21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lob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rand-20-10-10-1000-1.ds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766.58876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66.590609</text:p>
          </table:table-cell>
          <table:table-cell office:value-type="string" calcext:value-type="string">
            <text:p>1802.4966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1000-2.dss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771.53342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71.536052</text:p>
          </table:table-cell>
          <table:table-cell office:value-type="string" calcext:value-type="string">
            <text:p>1801.6235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1.dssp</text:p>
          </table:table-cell>
          <table:table-cell office:value-type="float" office:value="12731" calcext:value-type="float">
            <text:p>12731</text:p>
          </table:table-cell>
          <table:table-cell office:value-type="string" calcext:value-type="string">
            <text:p>-193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3.413941</text:p>
          </table:table-cell>
          <table:table-cell office:value-type="string" calcext:value-type="string">
            <text:p>1800.14710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2.dssp</text:p>
          </table:table-cell>
          <table:table-cell office:value-type="float" office:value="13599" calcext:value-type="float">
            <text:p>13599</text:p>
          </table:table-cell>
          <table:table-cell office:value-type="string" calcext:value-type="string">
            <text:p>-194.75225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4.781114</text:p>
          </table:table-cell>
          <table:table-cell office:value-type="string" calcext:value-type="string">
            <text:p>1800.1792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1.dssp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-385.06408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5.076701</text:p>
          </table:table-cell>
          <table:table-cell office:value-type="string" calcext:value-type="string">
            <text:p>1800.4116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2.dssp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-387.30335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7.307151</text:p>
          </table:table-cell>
          <table:table-cell office:value-type="string" calcext:value-type="string">
            <text:p>1800.4722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1.dssp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577.55050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7.552443</text:p>
          </table:table-cell>
          <table:table-cell office:value-type="string" calcext:value-type="string">
            <text:p>1801.0813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2.dssp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-579.79017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9.795771</text:p>
          </table:table-cell>
          <table:table-cell office:value-type="string" calcext:value-type="string">
            <text:p>1801.1052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1.ds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766.43066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66.432254</text:p>
          </table:table-cell>
          <table:table-cell office:value-type="string" calcext:value-type="string">
            <text:p>1803.9653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2.ds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769.97898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69.981007</text:p>
          </table:table-cell>
          <table:table-cell office:value-type="string" calcext:value-type="string">
            <text:p>1802.8727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1.dssp</text:p>
          </table:table-cell>
          <table:table-cell office:value-type="float" office:value="5674" calcext:value-type="float">
            <text:p>5674</text:p>
          </table:table-cell>
          <table:table-cell office:value-type="string" calcext:value-type="string">
            <text:p>-193.22992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3.244422</text:p>
          </table:table-cell>
          <table:table-cell office:value-type="string" calcext:value-type="string">
            <text:p>1800.1976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2.dssp</text:p>
          </table:table-cell>
          <table:table-cell office:value-type="float" office:value="7885" calcext:value-type="float">
            <text:p>7885</text:p>
          </table:table-cell>
          <table:table-cell office:value-type="string" calcext:value-type="string">
            <text:p>-195.22758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5.245892</text:p>
          </table:table-cell>
          <table:table-cell office:value-type="string" calcext:value-type="string">
            <text:p>1800.2183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1.dssp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-384.77420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4.778122</text:p>
          </table:table-cell>
          <table:table-cell office:value-type="string" calcext:value-type="string">
            <text:p>1800.6561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2.dssp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-386.67474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6.680082</text:p>
          </table:table-cell>
          <table:table-cell office:value-type="string" calcext:value-type="string">
            <text:p>1800.5888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1.dss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575.55287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5.555668</text:p>
          </table:table-cell>
          <table:table-cell office:value-type="string" calcext:value-type="string">
            <text:p>1801.33968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2.dssp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-579.30176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9.307284</text:p>
          </table:table-cell>
          <table:table-cell office:value-type="string" calcext:value-type="string">
            <text:p>1801.2503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816.0430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804.6950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1.dssp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-192.69924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2.704994</text:p>
          </table:table-cell>
          <table:table-cell office:value-type="string" calcext:value-type="string">
            <text:p>1800.3148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2.dssp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-194.26322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4.270371</text:p>
          </table:table-cell>
          <table:table-cell office:value-type="string" calcext:value-type="string">
            <text:p>1800.2548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1.dss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383.73807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3.740850</text:p>
          </table:table-cell>
          <table:table-cell office:value-type="string" calcext:value-type="string">
            <text:p>1801.1361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2.dss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-386.82671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6.833765</text:p>
          </table:table-cell>
          <table:table-cell office:value-type="string" calcext:value-type="string">
            <text:p>1801.1445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1.ds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575.29887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5.300605</text:p>
          </table:table-cell>
          <table:table-cell office:value-type="string" calcext:value-type="string">
            <text:p>1802.8844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2.dss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577.92398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7.928080</text:p>
          </table:table-cell>
          <table:table-cell office:value-type="string" calcext:value-type="string">
            <text:p>1802.2740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816.0862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2.ds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769.67916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69.680708</text:p>
          </table:table-cell>
          <table:table-cell office:value-type="string" calcext:value-type="string">
            <text:p>1804.9683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1.dss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192.60814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2.615894</text:p>
          </table:table-cell>
          <table:table-cell office:value-type="string" calcext:value-type="string">
            <text:p>1800.5031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2.dssp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-193.87270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3.888652</text:p>
          </table:table-cell>
          <table:table-cell office:value-type="string" calcext:value-type="string">
            <text:p>1800.4762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1.dss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383.81974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3.822648</text:p>
          </table:table-cell>
          <table:table-cell office:value-type="string" calcext:value-type="string">
            <text:p>1801.4264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2.dss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386.46067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6.465690</text:p>
          </table:table-cell>
          <table:table-cell office:value-type="string" calcext:value-type="string">
            <text:p>1801.4519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4.42025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4.420254</text:p>
          </table:table-cell>
          <table:table-cell office:value-type="string" calcext:value-type="string">
            <text:p>1806.6848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2.dss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578.03222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8.036065</text:p>
          </table:table-cell>
          <table:table-cell office:value-type="string" calcext:value-type="string">
            <text:p>1802.3195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1.dssp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-770.91147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70.914763</text:p>
          </table:table-cell>
          <table:table-cell office:value-type="string" calcext:value-type="string">
            <text:p>1800.77978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2.dssp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-772.00671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72.009982</text:p>
          </table:table-cell>
          <table:table-cell office:value-type="string" calcext:value-type="string">
            <text:p>1800.66066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1.dssp</text:p>
          </table:table-cell>
          <table:table-cell office:value-type="float" office:value="12338" calcext:value-type="float">
            <text:p>12338</text:p>
          </table:table-cell>
          <table:table-cell office:value-type="string" calcext:value-type="string">
            <text:p>-194.000000</text:p>
          </table:table-cell>
          <table:table-cell office:value-type="string" calcext:value-type="string">
            <text:p>-193.000000</text:p>
          </table:table-cell>
          <table:table-cell office:value-type="string" calcext:value-type="string">
            <text:p>-194.686248</text:p>
          </table:table-cell>
          <table:table-cell office:value-type="string" calcext:value-type="string">
            <text:p>1800.1708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2.dssp</text:p>
          </table:table-cell>
          <table:table-cell office:value-type="float" office:value="3281" calcext:value-type="float">
            <text:p>3281</text:p>
          </table:table-cell>
          <table:table-cell table:number-columns-repeated="2" office:value-type="string" calcext:value-type="string">
            <text:p>-195.000000</text:p>
          </table:table-cell>
          <table:table-cell office:value-type="string" calcext:value-type="string">
            <text:p>-196.024540</text:p>
          </table:table-cell>
          <table:table-cell office:value-type="string" calcext:value-type="string">
            <text:p>245.8310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1.dssp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-387.69190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7.699694</text:p>
          </table:table-cell>
          <table:table-cell office:value-type="string" calcext:value-type="string">
            <text:p>1800.2021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2.dssp</text:p>
          </table:table-cell>
          <table:table-cell office:value-type="float" office:value="4988" calcext:value-type="float">
            <text:p>4988</text:p>
          </table:table-cell>
          <table:table-cell office:value-type="string" calcext:value-type="string">
            <text:p>-388.77965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8.789679</text:p>
          </table:table-cell>
          <table:table-cell office:value-type="string" calcext:value-type="string">
            <text:p>1800.2048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1.dssp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-579.33398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9.341163</text:p>
          </table:table-cell>
          <table:table-cell office:value-type="string" calcext:value-type="string">
            <text:p>1800.4117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2.dssp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-581.15748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81.163926</text:p>
          </table:table-cell>
          <table:table-cell office:value-type="string" calcext:value-type="string">
            <text:p>1800.4396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1.dssp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604.84152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4.853711</text:p>
          </table:table-cell>
          <table:table-cell office:value-type="string" calcext:value-type="string">
            <text:p>1801.3122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2.dss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609.07894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9.091605</text:p>
          </table:table-cell>
          <table:table-cell office:value-type="string" calcext:value-type="string">
            <text:p>1801.1196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1.dssp</text:p>
          </table:table-cell>
          <table:table-cell office:value-type="float" office:value="13606" calcext:value-type="float">
            <text:p>13606</text:p>
          </table:table-cell>
          <table:table-cell office:value-type="string" calcext:value-type="string">
            <text:p>-152.17362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2.260684</text:p>
          </table:table-cell>
          <table:table-cell office:value-type="string" calcext:value-type="string">
            <text:p>1800.1277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2.dssp</text:p>
          </table:table-cell>
          <table:table-cell office:value-type="float" office:value="10760" calcext:value-type="float">
            <text:p>10760</text:p>
          </table:table-cell>
          <table:table-cell office:value-type="string" calcext:value-type="string">
            <text:p>-15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4.397302</text:p>
          </table:table-cell>
          <table:table-cell office:value-type="string" calcext:value-type="string">
            <text:p>1800.1179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1.dssp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-302.80947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2.831223</text:p>
          </table:table-cell>
          <table:table-cell office:value-type="string" calcext:value-type="string">
            <text:p>1800.2775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2.dssp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-305.88370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5.904425</text:p>
          </table:table-cell>
          <table:table-cell office:value-type="string" calcext:value-type="string">
            <text:p>1800.3680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1.dssp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-453.18350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3.194510</text:p>
          </table:table-cell>
          <table:table-cell office:value-type="string" calcext:value-type="string">
            <text:p>1800.8489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2.dssp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-459.25259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9.268942</text:p>
          </table:table-cell>
          <table:table-cell office:value-type="string" calcext:value-type="string">
            <text:p>1800.9379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1.ds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2.52559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2.530558</text:p>
          </table:table-cell>
          <table:table-cell office:value-type="string" calcext:value-type="string">
            <text:p>1802.1119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2.dss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605.82448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5.831304</text:p>
          </table:table-cell>
          <table:table-cell office:value-type="string" calcext:value-type="string">
            <text:p>1802.0117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1.dssp</text:p>
          </table:table-cell>
          <table:table-cell office:value-type="float" office:value="7997" calcext:value-type="float">
            <text:p>7997</text:p>
          </table:table-cell>
          <table:table-cell office:value-type="string" calcext:value-type="string">
            <text:p>-151.66640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1.741845</text:p>
          </table:table-cell>
          <table:table-cell office:value-type="string" calcext:value-type="string">
            <text:p>1800.1648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2.dssp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-151.93237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1.985980</text:p>
          </table:table-cell>
          <table:table-cell office:value-type="string" calcext:value-type="string">
            <text:p>1800.1564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1.dssp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-303.30504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3.344805</text:p>
          </table:table-cell>
          <table:table-cell office:value-type="string" calcext:value-type="string">
            <text:p>1800.4783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2.dssp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-304.59303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4.629013</text:p>
          </table:table-cell>
          <table:table-cell office:value-type="string" calcext:value-type="string">
            <text:p>1800.38917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1.dssp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453.13516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3.150431</text:p>
          </table:table-cell>
          <table:table-cell office:value-type="string" calcext:value-type="string">
            <text:p>1802.2690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2.dssp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-461.38915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61.414885</text:p>
          </table:table-cell>
          <table:table-cell office:value-type="string" calcext:value-type="string">
            <text:p>1801.3269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1.ds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602.58551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2.595683</text:p>
          </table:table-cell>
          <table:table-cell office:value-type="string" calcext:value-type="string">
            <text:p>1803.3804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2.ds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4.54796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4.559374</text:p>
          </table:table-cell>
          <table:table-cell office:value-type="string" calcext:value-type="string">
            <text:p>1802.80758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1.dssp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-150.27566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0.376055</text:p>
          </table:table-cell>
          <table:table-cell office:value-type="string" calcext:value-type="string">
            <text:p>1800.2118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2.dssp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-152.35847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2.441867</text:p>
          </table:table-cell>
          <table:table-cell office:value-type="string" calcext:value-type="string">
            <text:p>1800.1720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1.dss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300.53554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0.567673</text:p>
          </table:table-cell>
          <table:table-cell office:value-type="string" calcext:value-type="string">
            <text:p>1800.9858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2.dssp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-303.28752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3.307158</text:p>
          </table:table-cell>
          <table:table-cell office:value-type="string" calcext:value-type="string">
            <text:p>1800.6491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1.ds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450.76115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0.771754</text:p>
          </table:table-cell>
          <table:table-cell office:value-type="string" calcext:value-type="string">
            <text:p>1802.6161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2.dssp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454.25457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4.272334</text:p>
          </table:table-cell>
          <table:table-cell office:value-type="string" calcext:value-type="string">
            <text:p>1801.3850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0.6088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0.608833</text:p>
          </table:table-cell>
          <table:table-cell office:value-type="string" calcext:value-type="string">
            <text:p>1806.5135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2.ds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603.18674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3.186743</text:p>
          </table:table-cell>
          <table:table-cell office:value-type="string" calcext:value-type="string">
            <text:p>1803.4576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1.dssp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-15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0.000000</text:p>
          </table:table-cell>
          <table:table-cell office:value-type="string" calcext:value-type="string">
            <text:p>1800.2141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2.dssp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-151.36336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1.471904</text:p>
          </table:table-cell>
          <table:table-cell office:value-type="string" calcext:value-type="string">
            <text:p>1800.2275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1.dssp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-300.77800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0.791599</text:p>
          </table:table-cell>
          <table:table-cell office:value-type="string" calcext:value-type="string">
            <text:p>1800.6477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2.dssp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-305.26548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5.294381</text:p>
          </table:table-cell>
          <table:table-cell office:value-type="string" calcext:value-type="string">
            <text:p>1800.5507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1.ds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450.83087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0.845596</text:p>
          </table:table-cell>
          <table:table-cell office:value-type="string" calcext:value-type="string">
            <text:p>1802.6560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2.dssp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-455.72027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5.737754</text:p>
          </table:table-cell>
          <table:table-cell office:value-type="string" calcext:value-type="string">
            <text:p>1802.2886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1.dssp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-609.03964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9.052891</text:p>
          </table:table-cell>
          <table:table-cell office:value-type="string" calcext:value-type="string">
            <text:p>1800.6621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2.dssp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-613.85194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13.866947</text:p>
          </table:table-cell>
          <table:table-cell office:value-type="string" calcext:value-type="string">
            <text:p>1800.6115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1.dssp</text:p>
          </table:table-cell>
          <table:table-cell office:value-type="float" office:value="115385" calcext:value-type="float">
            <text:p>115385</text:p>
          </table:table-cell>
          <table:table-cell office:value-type="string" calcext:value-type="string">
            <text:p>-153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4.023268</text:p>
          </table:table-cell>
          <table:table-cell office:value-type="string" calcext:value-type="string">
            <text:p>1800.4820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2.dssp</text:p>
          </table:table-cell>
          <table:table-cell office:value-type="float" office:value="156633" calcext:value-type="float">
            <text:p>156633</text:p>
          </table:table-cell>
          <table:table-cell office:value-type="string" calcext:value-type="string">
            <text:p>-155.36050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6.113935</text:p>
          </table:table-cell>
          <table:table-cell office:value-type="string" calcext:value-type="string">
            <text:p>1800.6465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1.dssp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-305.99378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6.033763</text:p>
          </table:table-cell>
          <table:table-cell office:value-type="string" calcext:value-type="string">
            <text:p>1800.1677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2.dssp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-310.15948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10.234982</text:p>
          </table:table-cell>
          <table:table-cell office:value-type="string" calcext:value-type="string">
            <text:p>1800.2058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1.dssp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-456.64092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6.659589</text:p>
          </table:table-cell>
          <table:table-cell office:value-type="string" calcext:value-type="string">
            <text:p>1800.30219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2.dssp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-458.07650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8.105934</text:p>
          </table:table-cell>
          <table:table-cell office:value-type="string" calcext:value-type="string">
            <text:p>1800.3152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</table:table>
      <table:table table:name="r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rand-20-10-1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66.59060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66.590609</text:p>
          </table:table-cell>
          <table:table-cell office:value-type="string" calcext:value-type="string">
            <text:p>0.003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55" calcext:value-type="float">
            <text:p>-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71.53605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71.536052</text:p>
          </table:table-cell>
          <table:table-cell office:value-type="string" calcext:value-type="string">
            <text:p>0.0034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64" calcext:value-type="float">
            <text:p>-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3.41394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3.413941</text:p>
          </table:table-cell>
          <table:table-cell office:value-type="string" calcext:value-type="string">
            <text:p>0.000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90" calcext:value-type="float">
            <text:p>-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4.78111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4.781114</text:p>
          </table:table-cell>
          <table:table-cell office:value-type="string" calcext:value-type="string">
            <text:p>0.000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92" calcext:value-type="float">
            <text:p>-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5.07670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5.076701</text:p>
          </table:table-cell>
          <table:table-cell office:value-type="string" calcext:value-type="string">
            <text:p>0.0009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78" calcext:value-type="float">
            <text:p>-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7.30715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7.307151</text:p>
          </table:table-cell>
          <table:table-cell office:value-type="string" calcext:value-type="string">
            <text:p>0.000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83" calcext:value-type="float">
            <text:p>-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7.55244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7.552443</text:p>
          </table:table-cell>
          <table:table-cell office:value-type="string" calcext:value-type="string">
            <text:p>0.00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70" calcext:value-type="float">
            <text:p>-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9.79577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9.795771</text:p>
          </table:table-cell>
          <table:table-cell office:value-type="string" calcext:value-type="string">
            <text:p>0.0019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73" calcext:value-type="float">
            <text:p>-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66.43225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66.432254</text:p>
          </table:table-cell>
          <table:table-cell office:value-type="string" calcext:value-type="string">
            <text:p>0.0049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57" calcext:value-type="float">
            <text:p>-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69.98100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69.981007</text:p>
          </table:table-cell>
          <table:table-cell office:value-type="string" calcext:value-type="string">
            <text:p>0.004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60" calcext:value-type="float">
            <text:p>-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3.24442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3.244422</text:p>
          </table:table-cell>
          <table:table-cell office:value-type="string" calcext:value-type="string">
            <text:p>0.000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88" calcext:value-type="float">
            <text:p>-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5.24589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5.245892</text:p>
          </table:table-cell>
          <table:table-cell office:value-type="string" calcext:value-type="string">
            <text:p>0.000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92" calcext:value-type="float">
            <text:p>-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4.77812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4.778122</text:p>
          </table:table-cell>
          <table:table-cell office:value-type="string" calcext:value-type="string">
            <text:p>0.0013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77" calcext:value-type="float">
            <text:p>-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6.68008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6.680082</text:p>
          </table:table-cell>
          <table:table-cell office:value-type="string" calcext:value-type="string">
            <text:p>0.001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79" calcext:value-type="float">
            <text:p>-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5.55566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5.555668</text:p>
          </table:table-cell>
          <table:table-cell office:value-type="string" calcext:value-type="string">
            <text:p>0.0028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66" calcext:value-type="float">
            <text:p>-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9.30728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9.307284</text:p>
          </table:table-cell>
          <table:table-cell office:value-type="string" calcext:value-type="string">
            <text:p>0.002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72" calcext:value-type="float">
            <text:p>-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0.0063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-746" calcext:value-type="float">
            <text:p>-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0.0063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-743" calcext:value-type="float">
            <text:p>-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2.70499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2.704994</text:p>
          </table:table-cell>
          <table:table-cell office:value-type="string" calcext:value-type="string">
            <text:p>0.0005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88" calcext:value-type="float">
            <text:p>-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4.27037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4.270371</text:p>
          </table:table-cell>
          <table:table-cell office:value-type="string" calcext:value-type="string">
            <text:p>0.0005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90" calcext:value-type="float">
            <text:p>-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3.74085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3.740850</text:p>
          </table:table-cell>
          <table:table-cell office:value-type="string" calcext:value-type="string">
            <text:p>0.001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75" calcext:value-type="float">
            <text:p>-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6.83376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6.833765</text:p>
          </table:table-cell>
          <table:table-cell office:value-type="string" calcext:value-type="string">
            <text:p>0.001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80" calcext:value-type="float">
            <text:p>-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5.30060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5.300605</text:p>
          </table:table-cell>
          <table:table-cell office:value-type="string" calcext:value-type="string">
            <text:p>0.003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66" calcext:value-type="float">
            <text:p>-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7.92808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7.928080</text:p>
          </table:table-cell>
          <table:table-cell office:value-type="string" calcext:value-type="string">
            <text:p>0.003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70" calcext:value-type="float">
            <text:p>-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0.0079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-744" calcext:value-type="float">
            <text:p>-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69.68070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69.680708</text:p>
          </table:table-cell>
          <table:table-cell office:value-type="string" calcext:value-type="string">
            <text:p>0.008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61" calcext:value-type="float">
            <text:p>-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2.61589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2.615894</text:p>
          </table:table-cell>
          <table:table-cell office:value-type="string" calcext:value-type="string">
            <text:p>0.0006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88" calcext:value-type="float">
            <text:p>-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3.88865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3.888652</text:p>
          </table:table-cell>
          <table:table-cell office:value-type="string" calcext:value-type="string">
            <text:p>0.000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89" calcext:value-type="float">
            <text:p>-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3.82264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3.822648</text:p>
          </table:table-cell>
          <table:table-cell office:value-type="string" calcext:value-type="string">
            <text:p>0.002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76" calcext:value-type="float">
            <text:p>-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6.46569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6.465690</text:p>
          </table:table-cell>
          <table:table-cell office:value-type="string" calcext:value-type="string">
            <text:p>0.002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80" calcext:value-type="float">
            <text:p>-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4.42025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4.420254</text:p>
          </table:table-cell>
          <table:table-cell office:value-type="string" calcext:value-type="string">
            <text:p>0.0045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-553" calcext:value-type="float">
            <text:p>-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8.03606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8.036065</text:p>
          </table:table-cell>
          <table:table-cell office:value-type="string" calcext:value-type="string">
            <text:p>0.0045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70" calcext:value-type="float">
            <text:p>-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70.91476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70.914763</text:p>
          </table:table-cell>
          <table:table-cell office:value-type="string" calcext:value-type="string">
            <text:p>0.0019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64" calcext:value-type="float">
            <text:p>-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72.00998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72.009982</text:p>
          </table:table-cell>
          <table:table-cell office:value-type="string" calcext:value-type="string">
            <text:p>0.0019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766" calcext:value-type="float">
            <text:p>-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4.68624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4.686248</text:p>
          </table:table-cell>
          <table:table-cell office:value-type="string" calcext:value-type="string">
            <text:p>0.000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92" calcext:value-type="float">
            <text:p>-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6.02454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6.024540</text:p>
          </table:table-cell>
          <table:table-cell office:value-type="string" calcext:value-type="string">
            <text:p>0.000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94" calcext:value-type="float">
            <text:p>-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7.69969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7.699694</text:p>
          </table:table-cell>
          <table:table-cell office:value-type="string" calcext:value-type="string">
            <text:p>0.0006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83" calcext:value-type="float">
            <text:p>-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8.78967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8.789679</text:p>
          </table:table-cell>
          <table:table-cell office:value-type="string" calcext:value-type="string">
            <text:p>0.0006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85" calcext:value-type="float">
            <text:p>-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9.34116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9.341163</text:p>
          </table:table-cell>
          <table:table-cell office:value-type="string" calcext:value-type="string">
            <text:p>0.001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74" calcext:value-type="float">
            <text:p>-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81.16392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81.163926</text:p>
          </table:table-cell>
          <table:table-cell office:value-type="string" calcext:value-type="string">
            <text:p>0.001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77" calcext:value-type="float">
            <text:p>-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4.85371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4.853711</text:p>
          </table:table-cell>
          <table:table-cell office:value-type="string" calcext:value-type="string">
            <text:p>0.003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81" calcext:value-type="float">
            <text:p>-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9.09160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9.091605</text:p>
          </table:table-cell>
          <table:table-cell office:value-type="string" calcext:value-type="string">
            <text:p>0.003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97" calcext:value-type="float">
            <text:p>-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2.26068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2.260684</text:p>
          </table:table-cell>
          <table:table-cell office:value-type="string" calcext:value-type="string">
            <text:p>0.000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44" calcext:value-type="float">
            <text:p>-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4.39730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4.397302</text:p>
          </table:table-cell>
          <table:table-cell office:value-type="string" calcext:value-type="string">
            <text:p>0.0002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45" calcext:value-type="float">
            <text:p>-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2.83122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2.831223</text:p>
          </table:table-cell>
          <table:table-cell office:value-type="string" calcext:value-type="string">
            <text:p>0.0008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89" calcext:value-type="float">
            <text:p>-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5.90442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5.904425</text:p>
          </table:table-cell>
          <table:table-cell office:value-type="string" calcext:value-type="string">
            <text:p>0.000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93" calcext:value-type="float">
            <text:p>-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3.19451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3.194510</text:p>
          </table:table-cell>
          <table:table-cell office:value-type="string" calcext:value-type="string">
            <text:p>0.001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33" calcext:value-type="float">
            <text:p>-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9.26894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9.268942</text:p>
          </table:table-cell>
          <table:table-cell office:value-type="string" calcext:value-type="string">
            <text:p>0.001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46" calcext:value-type="float">
            <text:p>-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2.53055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2.530558</text:p>
          </table:table-cell>
          <table:table-cell office:value-type="string" calcext:value-type="string">
            <text:p>0.0047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76" calcext:value-type="float">
            <text:p>-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5.83130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5.831304</text:p>
          </table:table-cell>
          <table:table-cell office:value-type="string" calcext:value-type="string">
            <text:p>0.004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84" calcext:value-type="float">
            <text:p>-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1.74184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1.741845</text:p>
          </table:table-cell>
          <table:table-cell office:value-type="string" calcext:value-type="string">
            <text:p>0.00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43" calcext:value-type="float">
            <text:p>-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1.98598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1.985980</text:p>
          </table:table-cell>
          <table:table-cell office:value-type="string" calcext:value-type="string">
            <text:p>0.000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41" calcext:value-type="float">
            <text:p>-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3.34480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3.344805</text:p>
          </table:table-cell>
          <table:table-cell office:value-type="string" calcext:value-type="string">
            <text:p>0.00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92" calcext:value-type="float">
            <text:p>-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4.62901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4.629013</text:p>
          </table:table-cell>
          <table:table-cell office:value-type="string" calcext:value-type="string">
            <text:p>0.001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93" calcext:value-type="float">
            <text:p>-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3.15043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3.150431</text:p>
          </table:table-cell>
          <table:table-cell office:value-type="string" calcext:value-type="string">
            <text:p>0.0027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30" calcext:value-type="float">
            <text:p>-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61.41488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61.414885</text:p>
          </table:table-cell>
          <table:table-cell office:value-type="string" calcext:value-type="string">
            <text:p>0.0027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46" calcext:value-type="float">
            <text:p>-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2.59568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2.595683</text:p>
          </table:table-cell>
          <table:table-cell office:value-type="string" calcext:value-type="string">
            <text:p>0.006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77" calcext:value-type="float">
            <text:p>-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4.55937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4.559374</text:p>
          </table:table-cell>
          <table:table-cell office:value-type="string" calcext:value-type="string">
            <text:p>0.006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81" calcext:value-type="float">
            <text:p>-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0.37605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0.376055</text:p>
          </table:table-cell>
          <table:table-cell office:value-type="string" calcext:value-type="string">
            <text:p>0.0005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38" calcext:value-type="float">
            <text:p>-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2.44186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2.441867</text:p>
          </table:table-cell>
          <table:table-cell office:value-type="string" calcext:value-type="string">
            <text:p>0.000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42" calcext:value-type="float">
            <text:p>-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0.56767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0.567673</text:p>
          </table:table-cell>
          <table:table-cell office:value-type="string" calcext:value-type="string">
            <text:p>0.0016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85" calcext:value-type="float">
            <text:p>-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3.30715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3.307158</text:p>
          </table:table-cell>
          <table:table-cell office:value-type="string" calcext:value-type="string">
            <text:p>0.001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88" calcext:value-type="float">
            <text:p>-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0.77175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0.771754</text:p>
          </table:table-cell>
          <table:table-cell office:value-type="string" calcext:value-type="string">
            <text:p>0.0035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26" calcext:value-type="float">
            <text:p>-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4.27233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4.272334</text:p>
          </table:table-cell>
          <table:table-cell office:value-type="string" calcext:value-type="string">
            <text:p>0.004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31" calcext:value-type="float">
            <text:p>-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0.6088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0.608833</text:p>
          </table:table-cell>
          <table:table-cell office:value-type="string" calcext:value-type="string">
            <text:p>0.0078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 office:value-type="float" office:value="-573" calcext:value-type="float">
            <text:p>-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3.18674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3.186743</text:p>
          </table:table-cell>
          <table:table-cell office:value-type="string" calcext:value-type="string">
            <text:p>0.0078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82" calcext:value-type="float">
            <text:p>-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0.000000</text:p>
          </table:table-cell>
          <table:table-cell office:value-type="string" calcext:value-type="string">
            <text:p>0.00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37" calcext:value-type="float">
            <text:p>-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1.47190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1.471904</text:p>
          </table:table-cell>
          <table:table-cell office:value-type="string" calcext:value-type="string">
            <text:p>0.0005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39" calcext:value-type="float">
            <text:p>-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0.79159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0.791599</text:p>
          </table:table-cell>
          <table:table-cell office:value-type="string" calcext:value-type="string">
            <text:p>0.002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84" calcext:value-type="float">
            <text:p>-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5.29438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5.294381</text:p>
          </table:table-cell>
          <table:table-cell office:value-type="string" calcext:value-type="string">
            <text:p>0.002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93" calcext:value-type="float">
            <text:p>-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0.84559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0.845596</text:p>
          </table:table-cell>
          <table:table-cell office:value-type="string" calcext:value-type="string">
            <text:p>0.004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30" calcext:value-type="float">
            <text:p>-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5.73775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5.737754</text:p>
          </table:table-cell>
          <table:table-cell office:value-type="string" calcext:value-type="string">
            <text:p>0.004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37" calcext:value-type="float">
            <text:p>-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9.05289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9.052891</text:p>
          </table:table-cell>
          <table:table-cell office:value-type="string" calcext:value-type="string">
            <text:p>0.001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591" calcext:value-type="float">
            <text:p>-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13.86694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13.866947</text:p>
          </table:table-cell>
          <table:table-cell office:value-type="string" calcext:value-type="string">
            <text:p>0.001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600" calcext:value-type="float">
            <text:p>-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4.02326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4.023268</text:p>
          </table:table-cell>
          <table:table-cell office:value-type="string" calcext:value-type="string">
            <text:p>0.000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46" calcext:value-type="float">
            <text:p>-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6.11393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6.113935</text:p>
          </table:table-cell>
          <table:table-cell office:value-type="string" calcext:value-type="string">
            <text:p>0.000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50" calcext:value-type="float">
            <text:p>-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6.03376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6.033763</text:p>
          </table:table-cell>
          <table:table-cell office:value-type="string" calcext:value-type="string">
            <text:p>0.000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98" calcext:value-type="float">
            <text:p>-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10.23498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10.234982</text:p>
          </table:table-cell>
          <table:table-cell office:value-type="string" calcext:value-type="string">
            <text:p>0.000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01" calcext:value-type="float">
            <text:p>-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6.65958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6.659589</text:p>
          </table:table-cell>
          <table:table-cell office:value-type="string" calcext:value-type="string">
            <text:p>0.0009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42" calcext:value-type="float">
            <text:p>-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8.10593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8.105934</text:p>
          </table:table-cell>
          <table:table-cell office:value-type="string" calcext:value-type="string">
            <text:p>0.001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47" calcext:value-type="float">
            <text:p>-447</text:p>
          </table:table-cell>
          <table:table-cell table:number-columns-repeated="2"/>
        </table:table-row>
      </table:table>
      <table:table table:name="v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rand-20-10-1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66.59060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66.590609</text:p>
          </table:table-cell>
          <table:table-cell office:value-type="string" calcext:value-type="string">
            <text:p>180.028572</text:p>
          </table:table-cell>
          <table:table-cell office:value-type="float" office:value="2" calcext:value-type="float">
            <text:p>2</text:p>
          </table:table-cell>
          <table:table-cell office:value-type="float" office:value="-757" calcext:value-type="float">
            <text:p>-75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71.53605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71.536052</text:p>
          </table:table-cell>
          <table:table-cell office:value-type="string" calcext:value-type="string">
            <text:p>180.014208</text:p>
          </table:table-cell>
          <table:table-cell office:value-type="float" office:value="2" calcext:value-type="float">
            <text:p>2</text:p>
          </table:table-cell>
          <table:table-cell office:value-type="float" office:value="-764" calcext:value-type="float">
            <text:p>-76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3.41394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3.413941</text:p>
          </table:table-cell>
          <table:table-cell office:value-type="string" calcext:value-type="string">
            <text:p>180.001535</text:p>
          </table:table-cell>
          <table:table-cell office:value-type="float" office:value="2" calcext:value-type="float">
            <text:p>2</text:p>
          </table:table-cell>
          <table:table-cell office:value-type="float" office:value="-191" calcext:value-type="float">
            <text:p>-19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4.78111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4.781114</text:p>
          </table:table-cell>
          <table:table-cell office:value-type="string" calcext:value-type="string">
            <text:p>180.001327</text:p>
          </table:table-cell>
          <table:table-cell office:value-type="float" office:value="2" calcext:value-type="float">
            <text:p>2</text:p>
          </table:table-cell>
          <table:table-cell office:value-type="float" office:value="-192" calcext:value-type="float">
            <text:p>-19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5.07670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5.076701</text:p>
          </table:table-cell>
          <table:table-cell office:value-type="string" calcext:value-type="string">
            <text:p>180.006376</text:p>
          </table:table-cell>
          <table:table-cell office:value-type="float" office:value="2" calcext:value-type="float">
            <text:p>2</text:p>
          </table:table-cell>
          <table:table-cell office:value-type="float" office:value="-380" calcext:value-type="float">
            <text:p>-38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7.30715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7.307151</text:p>
          </table:table-cell>
          <table:table-cell office:value-type="string" calcext:value-type="string">
            <text:p>180.001107</text:p>
          </table:table-cell>
          <table:table-cell office:value-type="float" office:value="2" calcext:value-type="float">
            <text:p>2</text:p>
          </table:table-cell>
          <table:table-cell office:value-type="float" office:value="-383" calcext:value-type="float">
            <text:p>-38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7.55244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7.552443</text:p>
          </table:table-cell>
          <table:table-cell office:value-type="string" calcext:value-type="string">
            <text:p>180.003411</text:p>
          </table:table-cell>
          <table:table-cell office:value-type="float" office:value="2" calcext:value-type="float">
            <text:p>2</text:p>
          </table:table-cell>
          <table:table-cell office:value-type="float" office:value="-570" calcext:value-type="float">
            <text:p>-57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9.79577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9.795771</text:p>
          </table:table-cell>
          <table:table-cell office:value-type="string" calcext:value-type="string">
            <text:p>180.015911</text:p>
          </table:table-cell>
          <table:table-cell office:value-type="float" office:value="2" calcext:value-type="float">
            <text:p>2</text:p>
          </table:table-cell>
          <table:table-cell office:value-type="float" office:value="-574" calcext:value-type="float">
            <text:p>-57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66.43225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66.432254</text:p>
          </table:table-cell>
          <table:table-cell office:value-type="string" calcext:value-type="string">
            <text:p>180.010008</text:p>
          </table:table-cell>
          <table:table-cell office:value-type="float" office:value="2" calcext:value-type="float">
            <text:p>2</text:p>
          </table:table-cell>
          <table:table-cell office:value-type="float" office:value="-757" calcext:value-type="float">
            <text:p>-75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69.98100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69.981007</text:p>
          </table:table-cell>
          <table:table-cell office:value-type="string" calcext:value-type="string">
            <text:p>180.019245</text:p>
          </table:table-cell>
          <table:table-cell office:value-type="float" office:value="2" calcext:value-type="float">
            <text:p>2</text:p>
          </table:table-cell>
          <table:table-cell office:value-type="float" office:value="-761" calcext:value-type="float">
            <text:p>-76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3.24442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3.244422</text:p>
          </table:table-cell>
          <table:table-cell office:value-type="string" calcext:value-type="string">
            <text:p>180.002343</text:p>
          </table:table-cell>
          <table:table-cell office:value-type="float" office:value="2" calcext:value-type="float">
            <text:p>2</text:p>
          </table:table-cell>
          <table:table-cell office:value-type="float" office:value="-190" calcext:value-type="float">
            <text:p>-19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5.24589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5.245892</text:p>
          </table:table-cell>
          <table:table-cell office:value-type="string" calcext:value-type="string">
            <text:p>180.001287</text:p>
          </table:table-cell>
          <table:table-cell office:value-type="float" office:value="2" calcext:value-type="float">
            <text:p>2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4.77812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4.778122</text:p>
          </table:table-cell>
          <table:table-cell office:value-type="string" calcext:value-type="string">
            <text:p>180.004011</text:p>
          </table:table-cell>
          <table:table-cell office:value-type="float" office:value="2" calcext:value-type="float">
            <text:p>2</text:p>
          </table:table-cell>
          <table:table-cell office:value-type="float" office:value="-379" calcext:value-type="float">
            <text:p>-37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6.68008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6.680082</text:p>
          </table:table-cell>
          <table:table-cell office:value-type="string" calcext:value-type="string">
            <text:p>180.009465</text:p>
          </table:table-cell>
          <table:table-cell office:value-type="float" office:value="2" calcext:value-type="float">
            <text:p>2</text:p>
          </table:table-cell>
          <table:table-cell office:value-type="float" office:value="-381" calcext:value-type="float">
            <text:p>-38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5.55566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5.555668</text:p>
          </table:table-cell>
          <table:table-cell office:value-type="string" calcext:value-type="string">
            <text:p>180.009858</text:p>
          </table:table-cell>
          <table:table-cell office:value-type="float" office:value="2" calcext:value-type="float">
            <text:p>2</text:p>
          </table:table-cell>
          <table:table-cell office:value-type="float" office:value="-567" calcext:value-type="float">
            <text:p>-56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9.30728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9.307284</text:p>
          </table:table-cell>
          <table:table-cell office:value-type="string" calcext:value-type="string">
            <text:p>180.023454</text:p>
          </table:table-cell>
          <table:table-cell office:value-type="float" office:value="2" calcext:value-type="float">
            <text:p>2</text:p>
          </table:table-cell>
          <table:table-cell office:value-type="float" office:value="-573" calcext:value-type="float">
            <text:p>-57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80.055732</text:p>
          </table:table-cell>
          <table:table-cell office:value-type="float" office:value="5" calcext:value-type="float">
            <text:p>5</text:p>
          </table:table-cell>
          <table:table-cell office:value-type="float" office:value="-746" calcext:value-type="float">
            <text:p>-74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80.039527</text:p>
          </table:table-cell>
          <table:table-cell office:value-type="float" office:value="5" calcext:value-type="float">
            <text:p>5</text:p>
          </table:table-cell>
          <table:table-cell office:value-type="float" office:value="-743" calcext:value-type="float">
            <text:p>-74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2.70499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2.704994</text:p>
          </table:table-cell>
          <table:table-cell office:value-type="string" calcext:value-type="string">
            <text:p>180.003026</text:p>
          </table:table-cell>
          <table:table-cell office:value-type="float" office:value="2" calcext:value-type="float">
            <text:p>2</text:p>
          </table:table-cell>
          <table:table-cell office:value-type="float" office:value="-189" calcext:value-type="float">
            <text:p>-18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4.27037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4.270371</text:p>
          </table:table-cell>
          <table:table-cell office:value-type="string" calcext:value-type="string">
            <text:p>180.002304</text:p>
          </table:table-cell>
          <table:table-cell office:value-type="float" office:value="2" calcext:value-type="float">
            <text:p>2</text:p>
          </table:table-cell>
          <table:table-cell office:value-type="float" office:value="-191" calcext:value-type="float">
            <text:p>-19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3.74085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3.740850</text:p>
          </table:table-cell>
          <table:table-cell office:value-type="string" calcext:value-type="string">
            <text:p>180.010668</text:p>
          </table:table-cell>
          <table:table-cell office:value-type="float" office:value="2" calcext:value-type="float">
            <text:p>2</text:p>
          </table:table-cell>
          <table:table-cell office:value-type="float" office:value="-377" calcext:value-type="float">
            <text:p>-37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6.83376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6.833765</text:p>
          </table:table-cell>
          <table:table-cell office:value-type="string" calcext:value-type="string">
            <text:p>180.011166</text:p>
          </table:table-cell>
          <table:table-cell office:value-type="float" office:value="2" calcext:value-type="float">
            <text:p>2</text:p>
          </table:table-cell>
          <table:table-cell office:value-type="float" office:value="-382" calcext:value-type="float">
            <text:p>-38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5.30060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5.300605</text:p>
          </table:table-cell>
          <table:table-cell office:value-type="string" calcext:value-type="string">
            <text:p>180.014093</text:p>
          </table:table-cell>
          <table:table-cell office:value-type="float" office:value="2" calcext:value-type="float">
            <text:p>2</text:p>
          </table:table-cell>
          <table:table-cell office:value-type="float" office:value="-566" calcext:value-type="float">
            <text:p>-56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7.92808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7.928080</text:p>
          </table:table-cell>
          <table:table-cell office:value-type="string" calcext:value-type="string">
            <text:p>180.029261</text:p>
          </table:table-cell>
          <table:table-cell office:value-type="float" office:value="2" calcext:value-type="float">
            <text:p>2</text:p>
          </table:table-cell>
          <table:table-cell office:value-type="float" office:value="-570" calcext:value-type="float">
            <text:p>-57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00.000000</text:p>
          </table:table-cell>
          <table:table-cell office:value-type="string" calcext:value-type="string">
            <text:p>180.021852</text:p>
          </table:table-cell>
          <table:table-cell office:value-type="float" office:value="5" calcext:value-type="float">
            <text:p>5</text:p>
          </table:table-cell>
          <table:table-cell office:value-type="float" office:value="-744" calcext:value-type="float">
            <text:p>-74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69.68070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69.680708</text:p>
          </table:table-cell>
          <table:table-cell office:value-type="string" calcext:value-type="string">
            <text:p>180.013318</text:p>
          </table:table-cell>
          <table:table-cell office:value-type="float" office:value="2" calcext:value-type="float">
            <text:p>2</text:p>
          </table:table-cell>
          <table:table-cell office:value-type="float" office:value="-761" calcext:value-type="float">
            <text:p>-76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2.61589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2.615894</text:p>
          </table:table-cell>
          <table:table-cell office:value-type="string" calcext:value-type="string">
            <text:p>180.005058</text:p>
          </table:table-cell>
          <table:table-cell office:value-type="float" office:value="2" calcext:value-type="float">
            <text:p>2</text:p>
          </table:table-cell>
          <table:table-cell office:value-type="float" office:value="-188" calcext:value-type="float">
            <text:p>-18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3.88865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3.888652</text:p>
          </table:table-cell>
          <table:table-cell office:value-type="string" calcext:value-type="string">
            <text:p>180.004407</text:p>
          </table:table-cell>
          <table:table-cell office:value-type="float" office:value="2" calcext:value-type="float">
            <text:p>2</text:p>
          </table:table-cell>
          <table:table-cell office:value-type="float" office:value="-190" calcext:value-type="float">
            <text:p>-19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3.82264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3.822648</text:p>
          </table:table-cell>
          <table:table-cell office:value-type="string" calcext:value-type="string">
            <text:p>180.005519</text:p>
          </table:table-cell>
          <table:table-cell office:value-type="float" office:value="2" calcext:value-type="float">
            <text:p>2</text:p>
          </table:table-cell>
          <table:table-cell office:value-type="float" office:value="-377" calcext:value-type="float">
            <text:p>-37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6.46569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6.465690</text:p>
          </table:table-cell>
          <table:table-cell office:value-type="string" calcext:value-type="string">
            <text:p>180.010940</text:p>
          </table:table-cell>
          <table:table-cell office:value-type="float" office:value="2" calcext:value-type="float">
            <text:p>2</text:p>
          </table:table-cell>
          <table:table-cell office:value-type="float" office:value="-381" calcext:value-type="float">
            <text:p>-38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4.42025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4.420254</text:p>
          </table:table-cell>
          <table:table-cell office:value-type="string" calcext:value-type="string">
            <text:p>180.023858</text:p>
          </table:table-cell>
          <table:table-cell office:value-type="float" office:value="5" calcext:value-type="float">
            <text:p>5</text:p>
          </table:table-cell>
          <table:table-cell office:value-type="float" office:value="-554" calcext:value-type="float">
            <text:p>-55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8.03606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8.036065</text:p>
          </table:table-cell>
          <table:table-cell office:value-type="string" calcext:value-type="string">
            <text:p>180.005750</text:p>
          </table:table-cell>
          <table:table-cell office:value-type="float" office:value="2" calcext:value-type="float">
            <text:p>2</text:p>
          </table:table-cell>
          <table:table-cell office:value-type="float" office:value="-570" calcext:value-type="float">
            <text:p>-57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70.91476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70.914763</text:p>
          </table:table-cell>
          <table:table-cell office:value-type="string" calcext:value-type="string">
            <text:p>180.011730</text:p>
          </table:table-cell>
          <table:table-cell office:value-type="float" office:value="2" calcext:value-type="float">
            <text:p>2</text:p>
          </table:table-cell>
          <table:table-cell office:value-type="float" office:value="-765" calcext:value-type="float">
            <text:p>-76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72.00998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772.009982</text:p>
          </table:table-cell>
          <table:table-cell office:value-type="string" calcext:value-type="string">
            <text:p>180.015418</text:p>
          </table:table-cell>
          <table:table-cell office:value-type="float" office:value="2" calcext:value-type="float">
            <text:p>2</text:p>
          </table:table-cell>
          <table:table-cell office:value-type="float" office:value="-766" calcext:value-type="float">
            <text:p>-76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4.68624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4.686248</text:p>
          </table:table-cell>
          <table:table-cell office:value-type="string" calcext:value-type="string">
            <text:p>180.000352</text:p>
          </table:table-cell>
          <table:table-cell office:value-type="float" office:value="2" calcext:value-type="float">
            <text:p>2</text:p>
          </table:table-cell>
          <table:table-cell office:value-type="float" office:value="-193" calcext:value-type="float">
            <text:p>-19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6.02454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6.024540</text:p>
          </table:table-cell>
          <table:table-cell office:value-type="string" calcext:value-type="string">
            <text:p>180.000504</text:p>
          </table:table-cell>
          <table:table-cell office:value-type="float" office:value="2" calcext:value-type="float">
            <text:p>2</text:p>
          </table:table-cell>
          <table:table-cell office:value-type="float" office:value="-194" calcext:value-type="float">
            <text:p>-19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7.69969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7.699694</text:p>
          </table:table-cell>
          <table:table-cell office:value-type="string" calcext:value-type="string">
            <text:p>180.003322</text:p>
          </table:table-cell>
          <table:table-cell office:value-type="float" office:value="2" calcext:value-type="float">
            <text:p>2</text:p>
          </table:table-cell>
          <table:table-cell office:value-type="float" office:value="-384" calcext:value-type="float">
            <text:p>-38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88.78967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88.789679</text:p>
          </table:table-cell>
          <table:table-cell office:value-type="string" calcext:value-type="string">
            <text:p>180.001820</text:p>
          </table:table-cell>
          <table:table-cell office:value-type="float" office:value="2" calcext:value-type="float">
            <text:p>2</text:p>
          </table:table-cell>
          <table:table-cell office:value-type="float" office:value="-385" calcext:value-type="float">
            <text:p>-38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79.34116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79.341163</text:p>
          </table:table-cell>
          <table:table-cell office:value-type="string" calcext:value-type="string">
            <text:p>180.007305</text:p>
          </table:table-cell>
          <table:table-cell office:value-type="float" office:value="2" calcext:value-type="float">
            <text:p>2</text:p>
          </table:table-cell>
          <table:table-cell office:value-type="float" office:value="-575" calcext:value-type="float">
            <text:p>-57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81.16392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81.163926</text:p>
          </table:table-cell>
          <table:table-cell office:value-type="string" calcext:value-type="string">
            <text:p>180.001384</text:p>
          </table:table-cell>
          <table:table-cell office:value-type="float" office:value="2" calcext:value-type="float">
            <text:p>2</text:p>
          </table:table-cell>
          <table:table-cell office:value-type="float" office:value="-577" calcext:value-type="float">
            <text:p>-57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4.85371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4.853711</text:p>
          </table:table-cell>
          <table:table-cell office:value-type="string" calcext:value-type="string">
            <text:p>180.020612</text:p>
          </table:table-cell>
          <table:table-cell office:value-type="float" office:value="2" calcext:value-type="float">
            <text:p>2</text:p>
          </table:table-cell>
          <table:table-cell office:value-type="float" office:value="-585" calcext:value-type="float">
            <text:p>-58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9.09160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9.091605</text:p>
          </table:table-cell>
          <table:table-cell office:value-type="string" calcext:value-type="string">
            <text:p>180.005790</text:p>
          </table:table-cell>
          <table:table-cell office:value-type="float" office:value="2" calcext:value-type="float">
            <text:p>2</text:p>
          </table:table-cell>
          <table:table-cell office:value-type="float" office:value="-597" calcext:value-type="float">
            <text:p>-59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2.26068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2.260684</text:p>
          </table:table-cell>
          <table:table-cell office:value-type="string" calcext:value-type="string">
            <text:p>180.000679</text:p>
          </table:table-cell>
          <table:table-cell office:value-type="float" office:value="2" calcext:value-type="float">
            <text:p>2</text:p>
          </table:table-cell>
          <table:table-cell office:value-type="float" office:value="-145" calcext:value-type="float">
            <text:p>-14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4.39730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4.397302</text:p>
          </table:table-cell>
          <table:table-cell office:value-type="string" calcext:value-type="string">
            <text:p>180.000649</text:p>
          </table:table-cell>
          <table:table-cell office:value-type="float" office:value="2" calcext:value-type="float">
            <text:p>2</text:p>
          </table:table-cell>
          <table:table-cell office:value-type="float" office:value="-147" calcext:value-type="float">
            <text:p>-14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2.83122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2.831223</text:p>
          </table:table-cell>
          <table:table-cell office:value-type="string" calcext:value-type="string">
            <text:p>180.001829</text:p>
          </table:table-cell>
          <table:table-cell office:value-type="float" office:value="2" calcext:value-type="float">
            <text:p>2</text:p>
          </table:table-cell>
          <table:table-cell office:value-type="float" office:value="-289" calcext:value-type="float">
            <text:p>-28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5.90442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5.904425</text:p>
          </table:table-cell>
          <table:table-cell office:value-type="string" calcext:value-type="string">
            <text:p>180.006770</text:p>
          </table:table-cell>
          <table:table-cell office:value-type="float" office:value="2" calcext:value-type="float">
            <text:p>2</text:p>
          </table:table-cell>
          <table:table-cell office:value-type="float" office:value="-294" calcext:value-type="float">
            <text:p>-29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3.19451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3.194510</text:p>
          </table:table-cell>
          <table:table-cell office:value-type="string" calcext:value-type="string">
            <text:p>180.001907</text:p>
          </table:table-cell>
          <table:table-cell office:value-type="float" office:value="2" calcext:value-type="float">
            <text:p>2</text:p>
          </table:table-cell>
          <table:table-cell office:value-type="float" office:value="-434" calcext:value-type="float">
            <text:p>-43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9.26894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9.268942</text:p>
          </table:table-cell>
          <table:table-cell office:value-type="string" calcext:value-type="string">
            <text:p>180.002098</text:p>
          </table:table-cell>
          <table:table-cell office:value-type="float" office:value="2" calcext:value-type="float">
            <text:p>2</text:p>
          </table:table-cell>
          <table:table-cell office:value-type="float" office:value="-446" calcext:value-type="float">
            <text:p>-44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2.53055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2.530558</text:p>
          </table:table-cell>
          <table:table-cell office:value-type="string" calcext:value-type="string">
            <text:p>180.024582</text:p>
          </table:table-cell>
          <table:table-cell office:value-type="float" office:value="2" calcext:value-type="float">
            <text:p>2</text:p>
          </table:table-cell>
          <table:table-cell office:value-type="float" office:value="-576" calcext:value-type="float">
            <text:p>-57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5.83130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5.831304</text:p>
          </table:table-cell>
          <table:table-cell office:value-type="string" calcext:value-type="string">
            <text:p>180.013060</text:p>
          </table:table-cell>
          <table:table-cell office:value-type="float" office:value="2" calcext:value-type="float">
            <text:p>2</text:p>
          </table:table-cell>
          <table:table-cell office:value-type="float" office:value="-584" calcext:value-type="float">
            <text:p>-58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1.74184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1.741845</text:p>
          </table:table-cell>
          <table:table-cell office:value-type="string" calcext:value-type="string">
            <text:p>180.000840</text:p>
          </table:table-cell>
          <table:table-cell office:value-type="float" office:value="2" calcext:value-type="float">
            <text:p>2</text:p>
          </table:table-cell>
          <table:table-cell office:value-type="float" office:value="-143" calcext:value-type="float">
            <text:p>-14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1.98598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1.985980</text:p>
          </table:table-cell>
          <table:table-cell office:value-type="string" calcext:value-type="string">
            <text:p>180.002686</text:p>
          </table:table-cell>
          <table:table-cell office:value-type="float" office:value="2" calcext:value-type="float">
            <text:p>2</text:p>
          </table:table-cell>
          <table:table-cell office:value-type="float" office:value="-144" calcext:value-type="float">
            <text:p>-14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3.34480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3.344805</text:p>
          </table:table-cell>
          <table:table-cell office:value-type="string" calcext:value-type="string">
            <text:p>180.005262</text:p>
          </table:table-cell>
          <table:table-cell office:value-type="float" office:value="2" calcext:value-type="float">
            <text:p>2</text:p>
          </table:table-cell>
          <table:table-cell office:value-type="float" office:value="-292" calcext:value-type="float">
            <text:p>-29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4.62901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4.629013</text:p>
          </table:table-cell>
          <table:table-cell office:value-type="string" calcext:value-type="string">
            <text:p>180.006774</text:p>
          </table:table-cell>
          <table:table-cell office:value-type="float" office:value="2" calcext:value-type="float">
            <text:p>2</text:p>
          </table:table-cell>
          <table:table-cell office:value-type="float" office:value="-293" calcext:value-type="float">
            <text:p>-29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3.15043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3.150431</text:p>
          </table:table-cell>
          <table:table-cell office:value-type="string" calcext:value-type="string">
            <text:p>180.019128</text:p>
          </table:table-cell>
          <table:table-cell office:value-type="float" office:value="2" calcext:value-type="float">
            <text:p>2</text:p>
          </table:table-cell>
          <table:table-cell office:value-type="float" office:value="-436" calcext:value-type="float">
            <text:p>-43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61.41488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61.414885</text:p>
          </table:table-cell>
          <table:table-cell office:value-type="string" calcext:value-type="string">
            <text:p>180.024153</text:p>
          </table:table-cell>
          <table:table-cell office:value-type="float" office:value="2" calcext:value-type="float">
            <text:p>2</text:p>
          </table:table-cell>
          <table:table-cell office:value-type="float" office:value="-447" calcext:value-type="float">
            <text:p>-44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2.59568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2.595683</text:p>
          </table:table-cell>
          <table:table-cell office:value-type="string" calcext:value-type="string">
            <text:p>180.015947</text:p>
          </table:table-cell>
          <table:table-cell office:value-type="float" office:value="2" calcext:value-type="float">
            <text:p>2</text:p>
          </table:table-cell>
          <table:table-cell office:value-type="float" office:value="-577" calcext:value-type="float">
            <text:p>-57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4.55937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4.559374</text:p>
          </table:table-cell>
          <table:table-cell office:value-type="string" calcext:value-type="string">
            <text:p>180.059820</text:p>
          </table:table-cell>
          <table:table-cell office:value-type="float" office:value="2" calcext:value-type="float">
            <text:p>2</text:p>
          </table:table-cell>
          <table:table-cell office:value-type="float" office:value="-582" calcext:value-type="float">
            <text:p>-58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0.37605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0.376055</text:p>
          </table:table-cell>
          <table:table-cell office:value-type="string" calcext:value-type="string">
            <text:p>180.003484</text:p>
          </table:table-cell>
          <table:table-cell office:value-type="float" office:value="2" calcext:value-type="float">
            <text:p>2</text:p>
          </table:table-cell>
          <table:table-cell office:value-type="float" office:value="-139" calcext:value-type="float">
            <text:p>-13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2.44186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2.441867</text:p>
          </table:table-cell>
          <table:table-cell office:value-type="string" calcext:value-type="string">
            <text:p>180.002863</text:p>
          </table:table-cell>
          <table:table-cell office:value-type="float" office:value="2" calcext:value-type="float">
            <text:p>2</text:p>
          </table:table-cell>
          <table:table-cell office:value-type="float" office:value="-143" calcext:value-type="float">
            <text:p>-14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0.56767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0.567673</text:p>
          </table:table-cell>
          <table:table-cell office:value-type="string" calcext:value-type="string">
            <text:p>180.012211</text:p>
          </table:table-cell>
          <table:table-cell office:value-type="float" office:value="2" calcext:value-type="float">
            <text:p>2</text:p>
          </table:table-cell>
          <table:table-cell office:value-type="float" office:value="-285" calcext:value-type="float">
            <text:p>-28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3.30715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3.307158</text:p>
          </table:table-cell>
          <table:table-cell office:value-type="string" calcext:value-type="string">
            <text:p>180.013182</text:p>
          </table:table-cell>
          <table:table-cell office:value-type="float" office:value="2" calcext:value-type="float">
            <text:p>2</text:p>
          </table:table-cell>
          <table:table-cell office:value-type="float" office:value="-288" calcext:value-type="float">
            <text:p>-28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0.77175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0.771754</text:p>
          </table:table-cell>
          <table:table-cell office:value-type="string" calcext:value-type="string">
            <text:p>180.023033</text:p>
          </table:table-cell>
          <table:table-cell office:value-type="float" office:value="2" calcext:value-type="float">
            <text:p>2</text:p>
          </table:table-cell>
          <table:table-cell office:value-type="float" office:value="-429" calcext:value-type="float">
            <text:p>-42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4.27233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4.272334</text:p>
          </table:table-cell>
          <table:table-cell office:value-type="string" calcext:value-type="string">
            <text:p>180.016859</text:p>
          </table:table-cell>
          <table:table-cell office:value-type="float" office:value="2" calcext:value-type="float">
            <text:p>2</text:p>
          </table:table-cell>
          <table:table-cell office:value-type="float" office:value="-435" calcext:value-type="float">
            <text:p>-43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0.6088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0.608833</text:p>
          </table:table-cell>
          <table:table-cell office:value-type="string" calcext:value-type="string">
            <text:p>180.048284</text:p>
          </table:table-cell>
          <table:table-cell office:value-type="float" office:value="5" calcext:value-type="float">
            <text:p>5</text:p>
          </table:table-cell>
          <table:table-cell office:value-type="float" office:value="-573" calcext:value-type="float">
            <text:p>-57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3.18674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3.186743</text:p>
          </table:table-cell>
          <table:table-cell office:value-type="string" calcext:value-type="string">
            <text:p>180.027205</text:p>
          </table:table-cell>
          <table:table-cell office:value-type="float" office:value="2" calcext:value-type="float">
            <text:p>2</text:p>
          </table:table-cell>
          <table:table-cell office:value-type="float" office:value="-582" calcext:value-type="float">
            <text:p>-58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0.000000</text:p>
          </table:table-cell>
          <table:table-cell office:value-type="string" calcext:value-type="string">
            <text:p>180.004400</text:p>
          </table:table-cell>
          <table:table-cell office:value-type="float" office:value="2" calcext:value-type="float">
            <text:p>2</text:p>
          </table:table-cell>
          <table:table-cell office:value-type="float" office:value="-139" calcext:value-type="float">
            <text:p>-13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1.47190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1.471904</text:p>
          </table:table-cell>
          <table:table-cell office:value-type="string" calcext:value-type="string">
            <text:p>180.003197</text:p>
          </table:table-cell>
          <table:table-cell office:value-type="float" office:value="2" calcext:value-type="float">
            <text:p>2</text:p>
          </table:table-cell>
          <table:table-cell office:value-type="float" office:value="-142" calcext:value-type="float">
            <text:p>-14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0.79159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0.791599</text:p>
          </table:table-cell>
          <table:table-cell office:value-type="string" calcext:value-type="string">
            <text:p>180.006447</text:p>
          </table:table-cell>
          <table:table-cell office:value-type="float" office:value="2" calcext:value-type="float">
            <text:p>2</text:p>
          </table:table-cell>
          <table:table-cell office:value-type="float" office:value="-284" calcext:value-type="float">
            <text:p>-28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5.29438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5.294381</text:p>
          </table:table-cell>
          <table:table-cell office:value-type="string" calcext:value-type="string">
            <text:p>180.016575</text:p>
          </table:table-cell>
          <table:table-cell office:value-type="float" office:value="2" calcext:value-type="float">
            <text:p>2</text:p>
          </table:table-cell>
          <table:table-cell office:value-type="float" office:value="-293" calcext:value-type="float">
            <text:p>-29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0.84559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0.845596</text:p>
          </table:table-cell>
          <table:table-cell office:value-type="string" calcext:value-type="string">
            <text:p>180.012555</text:p>
          </table:table-cell>
          <table:table-cell office:value-type="float" office:value="2" calcext:value-type="float">
            <text:p>2</text:p>
          </table:table-cell>
          <table:table-cell office:value-type="float" office:value="-430" calcext:value-type="float">
            <text:p>-43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5.73775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5.737754</text:p>
          </table:table-cell>
          <table:table-cell office:value-type="string" calcext:value-type="string">
            <text:p>180.022719</text:p>
          </table:table-cell>
          <table:table-cell office:value-type="float" office:value="2" calcext:value-type="float">
            <text:p>2</text:p>
          </table:table-cell>
          <table:table-cell office:value-type="float" office:value="-441" calcext:value-type="float">
            <text:p>-44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09.05289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09.052891</text:p>
          </table:table-cell>
          <table:table-cell office:value-type="string" calcext:value-type="string">
            <text:p>180.010114</text:p>
          </table:table-cell>
          <table:table-cell office:value-type="float" office:value="2" calcext:value-type="float">
            <text:p>2</text:p>
          </table:table-cell>
          <table:table-cell office:value-type="float" office:value="-592" calcext:value-type="float">
            <text:p>-59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13.86694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13.866947</text:p>
          </table:table-cell>
          <table:table-cell office:value-type="string" calcext:value-type="string">
            <text:p>180.014797</text:p>
          </table:table-cell>
          <table:table-cell office:value-type="float" office:value="2" calcext:value-type="float">
            <text:p>2</text:p>
          </table:table-cell>
          <table:table-cell office:value-type="float" office:value="-600" calcext:value-type="float">
            <text:p>-60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4.02326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4.023268</text:p>
          </table:table-cell>
          <table:table-cell office:value-type="string" calcext:value-type="string">
            <text:p>180.000286</text:p>
          </table:table-cell>
          <table:table-cell office:value-type="float" office:value="2" calcext:value-type="float">
            <text:p>2</text:p>
          </table:table-cell>
          <table:table-cell office:value-type="float" office:value="-149" calcext:value-type="float">
            <text:p>-149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56.11393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56.113935</text:p>
          </table:table-cell>
          <table:table-cell office:value-type="string" calcext:value-type="string">
            <text:p>180.000324</text:p>
          </table:table-cell>
          <table:table-cell office:value-type="float" office:value="2" calcext:value-type="float">
            <text:p>2</text:p>
          </table:table-cell>
          <table:table-cell office:value-type="float" office:value="-151" calcext:value-type="float">
            <text:p>-15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6.03376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6.033763</text:p>
          </table:table-cell>
          <table:table-cell office:value-type="string" calcext:value-type="string">
            <text:p>180.003856</text:p>
          </table:table-cell>
          <table:table-cell office:value-type="float" office:value="2" calcext:value-type="float">
            <text:p>2</text:p>
          </table:table-cell>
          <table:table-cell office:value-type="float" office:value="-298" calcext:value-type="float">
            <text:p>-29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10.23498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10.234982</text:p>
          </table:table-cell>
          <table:table-cell office:value-type="string" calcext:value-type="string">
            <text:p>180.001259</text:p>
          </table:table-cell>
          <table:table-cell office:value-type="float" office:value="2" calcext:value-type="float">
            <text:p>2</text:p>
          </table:table-cell>
          <table:table-cell office:value-type="float" office:value="-301" calcext:value-type="float">
            <text:p>-30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6.65958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6.659589</text:p>
          </table:table-cell>
          <table:table-cell office:value-type="string" calcext:value-type="string">
            <text:p>180.003324</text:p>
          </table:table-cell>
          <table:table-cell office:value-type="float" office:value="2" calcext:value-type="float">
            <text:p>2</text:p>
          </table:table-cell>
          <table:table-cell office:value-type="float" office:value="-443" calcext:value-type="float">
            <text:p>-44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58.10593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58.105934</text:p>
          </table:table-cell>
          <table:table-cell office:value-type="string" calcext:value-type="string">
            <text:p>180.008727</text:p>
          </table:table-cell>
          <table:table-cell office:value-type="float" office:value="2" calcext:value-type="float">
            <text:p>2</text:p>
          </table:table-cell>
          <table:table-cell office:value-type="float" office:value="-447" calcext:value-type="float">
            <text:p>-44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</table:table>
      <table:table table:name="Sheet4" table:style-name="ta1">
        <table:table-column table:style-name="co11" table:number-columns-repeated="12" table:default-cell-style-name="Default"/>
        <table:table-row table:style-name="ro1">
          <table:table-cell table:formula="of:=[global.A1]" office:value-type="string" office:string-value="frac" calcext:value-type="string">
            <text:p>frac</text:p>
          </table:table-cell>
          <table:table-cell table:formula="of:=[global.B1]" office:value-type="string" office:string-value="inteiras" calcext:value-type="string">
            <text:p>inteiras</text:p>
          </table:table-cell>
          <table:table-cell table:formula="of:=[global.C1]" office:value-type="string" office:string-value="filename" calcext:value-type="string">
            <text:p>filename</text:p>
          </table:table-cell>
          <table:table-cell table:formula="of:=[global.D1]" office:value-type="string" office:string-value="nodes" calcext:value-type="string">
            <text:p>nodes</text:p>
          </table:table-cell>
          <table:table-cell table:formula="of:=[global.E1]" office:value-type="string" office:string-value="lb" calcext:value-type="string">
            <text:p>lb</text:p>
          </table:table-cell>
          <table:table-cell table:formula="of:=[global.F1]" office:value-type="string" office:string-value="ub" calcext:value-type="string">
            <text:p>ub</text:p>
          </table:table-cell>
          <table:table-cell table:formula="of:=[global.G1]" office:value-type="string" office:string-value="root" calcext:value-type="string">
            <text:p>root</text:p>
          </table:table-cell>
          <table:table-cell table:formula="of:=[global.H1]" office:value-type="string" office:string-value="time" calcext:value-type="string">
            <text:p>time</text:p>
          </table:table-cell>
          <table:table-cell table:formula="of:=[global.I1]" office:value-type="string" office:string-value="status" calcext:value-type="string">
            <text:p>status</text:p>
          </table:table-cell>
          <table:table-cell table:formula="of:=[ra.I1]" office:value-type="string" office:string-value="status" calcext:value-type="string">
            <text:p>status</text:p>
          </table:table-cell>
          <table:table-cell table:formula="of:=[vns.H1]" office:value-type="string" office:string-value="time" calcext:value-type="string">
            <text:p>time</text:p>
          </table:table-cell>
          <table:table-cell/>
        </table:table-row>
        <table:table-row table:style-name="ro1">
          <table:table-cell table:formula="of:=[global.A2]" office:value-type="string" office:string-value="rand-20-10-10-1000-1.dssp" calcext:value-type="string">
            <text:p>rand-20-10-10-1000-1.dssp</text:p>
          </table:table-cell>
          <table:table-cell table:formula="of:=[global.B2]" office:value-type="float" office:value="3" calcext:value-type="float">
            <text:p>3</text:p>
          </table:table-cell>
          <table:table-cell table:formula="of:=[global.C2]" office:value-type="string" office:string-value="-766.588764" calcext:value-type="string">
            <text:p>-766.588764</text:p>
          </table:table-cell>
          <table:table-cell table:formula="of:=[global.D2]" office:value-type="string" office:string-value="100000000000000000000.000000" calcext:value-type="string">
            <text:p>100000000000000000000.000000</text:p>
          </table:table-cell>
          <table:table-cell table:formula="of:=[global.E2]" office:value-type="string" office:string-value="-766.590609" calcext:value-type="string">
            <text:p>-766.590609</text:p>
          </table:table-cell>
          <table:table-cell table:formula="of:=[global.F2]" office:value-type="string" office:string-value="1802.496696" calcext:value-type="string">
            <text:p>1802.496696</text:p>
          </table:table-cell>
          <table:table-cell table:formula="of:=[global.G2]" office:value-type="float" office:value="5" calcext:value-type="float">
            <text:p>5</text:p>
          </table:table-cell>
          <table:table-cell table:formula="of:=[global.H2]" office:value-type="string" office:string-value="NONE" calcext:value-type="string">
            <text:p>NONE</text:p>
          </table:table-cell>
          <table:table-cell table:formula="of:=[global.I2]" office:value-type="string" office:string-value="NONE" calcext:value-type="string">
            <text:p>NONE</text:p>
          </table:table-cell>
          <table:table-cell table:formula="of:=[ra.I2]" office:value-type="float" office:value="-755" calcext:value-type="float">
            <text:p>-755</text:p>
          </table:table-cell>
          <table:table-cell table:formula="of:=[vns.H2]" office:value-type="float" office:value="-757" calcext:value-type="float">
            <text:p>-757</text:p>
          </table:table-cell>
          <table:table-cell table:formula="of:=[.J2]-[.K2]" office:value-type="float" office:value="2" calcext:value-type="float">
            <text:p>2</text:p>
          </table:table-cell>
        </table:table-row>
        <table:table-row table:style-name="ro1">
          <table:table-cell table:formula="of:=[global.A3]" office:value-type="string" office:string-value="rand-20-10-10-1000-2.dssp" calcext:value-type="string">
            <text:p>rand-20-10-10-1000-2.dssp</text:p>
          </table:table-cell>
          <table:table-cell table:formula="of:=[global.B3]" office:value-type="float" office:value="55" calcext:value-type="float">
            <text:p>55</text:p>
          </table:table-cell>
          <table:table-cell table:formula="of:=[global.C3]" office:value-type="string" office:string-value="-771.533428" calcext:value-type="string">
            <text:p>-771.533428</text:p>
          </table:table-cell>
          <table:table-cell table:formula="of:=[global.D3]" office:value-type="string" office:string-value="100000000000000000000.000000" calcext:value-type="string">
            <text:p>100000000000000000000.000000</text:p>
          </table:table-cell>
          <table:table-cell table:formula="of:=[global.E3]" office:value-type="string" office:string-value="-771.536052" calcext:value-type="string">
            <text:p>-771.536052</text:p>
          </table:table-cell>
          <table:table-cell table:formula="of:=[global.F3]" office:value-type="string" office:string-value="1801.623501" calcext:value-type="string">
            <text:p>1801.623501</text:p>
          </table:table-cell>
          <table:table-cell table:formula="of:=[global.G3]" office:value-type="float" office:value="5" calcext:value-type="float">
            <text:p>5</text:p>
          </table:table-cell>
          <table:table-cell table:formula="of:=[global.H3]" office:value-type="string" office:string-value="NONE" calcext:value-type="string">
            <text:p>NONE</text:p>
          </table:table-cell>
          <table:table-cell table:formula="of:=[global.I3]" office:value-type="string" office:string-value="NONE" calcext:value-type="string">
            <text:p>NONE</text:p>
          </table:table-cell>
          <table:table-cell table:formula="of:=[ra.I3]" office:value-type="float" office:value="-764" calcext:value-type="float">
            <text:p>-764</text:p>
          </table:table-cell>
          <table:table-cell table:formula="of:=[vns.H3]" office:value-type="float" office:value="-764" calcext:value-type="float">
            <text:p>-764</text:p>
          </table:table-cell>
          <table:table-cell table:formula="of:=[.J3]-[.K3]" office:value-type="float" office:value="0" calcext:value-type="float">
            <text:p>0</text:p>
          </table:table-cell>
        </table:table-row>
        <table:table-row table:style-name="ro1">
          <table:table-cell table:formula="of:=[global.A4]" office:value-type="string" office:string-value="rand-20-10-10-250-1.dssp" calcext:value-type="string">
            <text:p>rand-20-10-10-250-1.dssp</text:p>
          </table:table-cell>
          <table:table-cell table:formula="of:=[global.B4]" office:value-type="float" office:value="12731" calcext:value-type="float">
            <text:p>12731</text:p>
          </table:table-cell>
          <table:table-cell table:formula="of:=[global.C4]" office:value-type="string" office:string-value="-193.000000" calcext:value-type="string">
            <text:p>-193.000000</text:p>
          </table:table-cell>
          <table:table-cell table:formula="of:=[global.D4]" office:value-type="string" office:string-value="100000000000000000000.000000" calcext:value-type="string">
            <text:p>100000000000000000000.000000</text:p>
          </table:table-cell>
          <table:table-cell table:formula="of:=[global.E4]" office:value-type="string" office:string-value="-193.413941" calcext:value-type="string">
            <text:p>-193.413941</text:p>
          </table:table-cell>
          <table:table-cell table:formula="of:=[global.F4]" office:value-type="string" office:string-value="1800.147107" calcext:value-type="string">
            <text:p>1800.147107</text:p>
          </table:table-cell>
          <table:table-cell table:formula="of:=[global.G4]" office:value-type="float" office:value="5" calcext:value-type="float">
            <text:p>5</text:p>
          </table:table-cell>
          <table:table-cell table:formula="of:=[global.H4]" office:value-type="string" office:string-value="NONE" calcext:value-type="string">
            <text:p>NONE</text:p>
          </table:table-cell>
          <table:table-cell table:formula="of:=[global.I4]" office:value-type="string" office:string-value="NONE" calcext:value-type="string">
            <text:p>NONE</text:p>
          </table:table-cell>
          <table:table-cell table:formula="of:=[ra.I4]" office:value-type="float" office:value="-190" calcext:value-type="float">
            <text:p>-190</text:p>
          </table:table-cell>
          <table:table-cell table:formula="of:=[vns.H4]" office:value-type="float" office:value="-191" calcext:value-type="float">
            <text:p>-191</text:p>
          </table:table-cell>
          <table:table-cell table:formula="of:=[.J4]-[.K4]" office:value-type="float" office:value="1" calcext:value-type="float">
            <text:p>1</text:p>
          </table:table-cell>
        </table:table-row>
        <table:table-row table:style-name="ro1">
          <table:table-cell table:formula="of:=[global.A5]" office:value-type="string" office:string-value="rand-20-10-10-250-2.dssp" calcext:value-type="string">
            <text:p>rand-20-10-10-250-2.dssp</text:p>
          </table:table-cell>
          <table:table-cell table:formula="of:=[global.B5]" office:value-type="float" office:value="13599" calcext:value-type="float">
            <text:p>13599</text:p>
          </table:table-cell>
          <table:table-cell table:formula="of:=[global.C5]" office:value-type="string" office:string-value="-194.752255" calcext:value-type="string">
            <text:p>-194.752255</text:p>
          </table:table-cell>
          <table:table-cell table:formula="of:=[global.D5]" office:value-type="string" office:string-value="100000000000000000000.000000" calcext:value-type="string">
            <text:p>100000000000000000000.000000</text:p>
          </table:table-cell>
          <table:table-cell table:formula="of:=[global.E5]" office:value-type="string" office:string-value="-194.781114" calcext:value-type="string">
            <text:p>-194.781114</text:p>
          </table:table-cell>
          <table:table-cell table:formula="of:=[global.F5]" office:value-type="string" office:string-value="1800.179244" calcext:value-type="string">
            <text:p>1800.179244</text:p>
          </table:table-cell>
          <table:table-cell table:formula="of:=[global.G5]" office:value-type="float" office:value="5" calcext:value-type="float">
            <text:p>5</text:p>
          </table:table-cell>
          <table:table-cell table:formula="of:=[global.H5]" office:value-type="string" office:string-value="NONE" calcext:value-type="string">
            <text:p>NONE</text:p>
          </table:table-cell>
          <table:table-cell table:formula="of:=[global.I5]" office:value-type="string" office:string-value="NONE" calcext:value-type="string">
            <text:p>NONE</text:p>
          </table:table-cell>
          <table:table-cell table:formula="of:=[ra.I5]" office:value-type="float" office:value="-192" calcext:value-type="float">
            <text:p>-192</text:p>
          </table:table-cell>
          <table:table-cell table:formula="of:=[vns.H5]" office:value-type="float" office:value="-192" calcext:value-type="float">
            <text:p>-192</text:p>
          </table:table-cell>
          <table:table-cell table:formula="of:=[.J5]-[.K5]" office:value-type="float" office:value="0" calcext:value-type="float">
            <text:p>0</text:p>
          </table:table-cell>
        </table:table-row>
        <table:table-row table:style-name="ro1">
          <table:table-cell table:formula="of:=[global.A6]" office:value-type="string" office:string-value="rand-20-10-10-500-1.dssp" calcext:value-type="string">
            <text:p>rand-20-10-10-500-1.dssp</text:p>
          </table:table-cell>
          <table:table-cell table:formula="of:=[global.B6]" office:value-type="float" office:value="1121" calcext:value-type="float">
            <text:p>1121</text:p>
          </table:table-cell>
          <table:table-cell table:formula="of:=[global.C6]" office:value-type="string" office:string-value="-385.064082" calcext:value-type="string">
            <text:p>-385.064082</text:p>
          </table:table-cell>
          <table:table-cell table:formula="of:=[global.D6]" office:value-type="string" office:string-value="100000000000000000000.000000" calcext:value-type="string">
            <text:p>100000000000000000000.000000</text:p>
          </table:table-cell>
          <table:table-cell table:formula="of:=[global.E6]" office:value-type="string" office:string-value="-385.076701" calcext:value-type="string">
            <text:p>-385.076701</text:p>
          </table:table-cell>
          <table:table-cell table:formula="of:=[global.F6]" office:value-type="string" office:string-value="1800.411633" calcext:value-type="string">
            <text:p>1800.411633</text:p>
          </table:table-cell>
          <table:table-cell table:formula="of:=[global.G6]" office:value-type="float" office:value="5" calcext:value-type="float">
            <text:p>5</text:p>
          </table:table-cell>
          <table:table-cell table:formula="of:=[global.H6]" office:value-type="string" office:string-value="NONE" calcext:value-type="string">
            <text:p>NONE</text:p>
          </table:table-cell>
          <table:table-cell table:formula="of:=[global.I6]" office:value-type="string" office:string-value="NONE" calcext:value-type="string">
            <text:p>NONE</text:p>
          </table:table-cell>
          <table:table-cell table:formula="of:=[ra.I6]" office:value-type="float" office:value="-378" calcext:value-type="float">
            <text:p>-378</text:p>
          </table:table-cell>
          <table:table-cell table:formula="of:=[vns.H6]" office:value-type="float" office:value="-380" calcext:value-type="float">
            <text:p>-380</text:p>
          </table:table-cell>
          <table:table-cell table:formula="of:=[.J6]-[.K6]" office:value-type="float" office:value="2" calcext:value-type="float">
            <text:p>2</text:p>
          </table:table-cell>
        </table:table-row>
        <table:table-row table:style-name="ro1">
          <table:table-cell table:formula="of:=[global.A7]" office:value-type="string" office:string-value="rand-20-10-10-500-2.dssp" calcext:value-type="string">
            <text:p>rand-20-10-10-500-2.dssp</text:p>
          </table:table-cell>
          <table:table-cell table:formula="of:=[global.B7]" office:value-type="float" office:value="1398" calcext:value-type="float">
            <text:p>1398</text:p>
          </table:table-cell>
          <table:table-cell table:formula="of:=[global.C7]" office:value-type="string" office:string-value="-387.303358" calcext:value-type="string">
            <text:p>-387.303358</text:p>
          </table:table-cell>
          <table:table-cell table:formula="of:=[global.D7]" office:value-type="string" office:string-value="100000000000000000000.000000" calcext:value-type="string">
            <text:p>100000000000000000000.000000</text:p>
          </table:table-cell>
          <table:table-cell table:formula="of:=[global.E7]" office:value-type="string" office:string-value="-387.307151" calcext:value-type="string">
            <text:p>-387.307151</text:p>
          </table:table-cell>
          <table:table-cell table:formula="of:=[global.F7]" office:value-type="string" office:string-value="1800.472296" calcext:value-type="string">
            <text:p>1800.472296</text:p>
          </table:table-cell>
          <table:table-cell table:formula="of:=[global.G7]" office:value-type="float" office:value="5" calcext:value-type="float">
            <text:p>5</text:p>
          </table:table-cell>
          <table:table-cell table:formula="of:=[global.H7]" office:value-type="string" office:string-value="NONE" calcext:value-type="string">
            <text:p>NONE</text:p>
          </table:table-cell>
          <table:table-cell table:formula="of:=[global.I7]" office:value-type="string" office:string-value="NONE" calcext:value-type="string">
            <text:p>NONE</text:p>
          </table:table-cell>
          <table:table-cell table:formula="of:=[ra.I7]" office:value-type="float" office:value="-383" calcext:value-type="float">
            <text:p>-383</text:p>
          </table:table-cell>
          <table:table-cell table:formula="of:=[vns.H7]" office:value-type="float" office:value="-383" calcext:value-type="float">
            <text:p>-383</text:p>
          </table:table-cell>
          <table:table-cell table:formula="of:=[.J7]-[.K7]" office:value-type="float" office:value="0" calcext:value-type="float">
            <text:p>0</text:p>
          </table:table-cell>
        </table:table-row>
        <table:table-row table:style-name="ro1">
          <table:table-cell table:formula="of:=[global.A8]" office:value-type="string" office:string-value="rand-20-10-10-750-1.dssp" calcext:value-type="string">
            <text:p>rand-20-10-10-750-1.dssp</text:p>
          </table:table-cell>
          <table:table-cell table:formula="of:=[global.B8]" office:value-type="float" office:value="73" calcext:value-type="float">
            <text:p>73</text:p>
          </table:table-cell>
          <table:table-cell table:formula="of:=[global.C8]" office:value-type="string" office:string-value="-577.550505" calcext:value-type="string">
            <text:p>-577.550505</text:p>
          </table:table-cell>
          <table:table-cell table:formula="of:=[global.D8]" office:value-type="string" office:string-value="100000000000000000000.000000" calcext:value-type="string">
            <text:p>100000000000000000000.000000</text:p>
          </table:table-cell>
          <table:table-cell table:formula="of:=[global.E8]" office:value-type="string" office:string-value="-577.552443" calcext:value-type="string">
            <text:p>-577.552443</text:p>
          </table:table-cell>
          <table:table-cell table:formula="of:=[global.F8]" office:value-type="string" office:string-value="1801.081376" calcext:value-type="string">
            <text:p>1801.081376</text:p>
          </table:table-cell>
          <table:table-cell table:formula="of:=[global.G8]" office:value-type="float" office:value="5" calcext:value-type="float">
            <text:p>5</text:p>
          </table:table-cell>
          <table:table-cell table:formula="of:=[global.H8]" office:value-type="string" office:string-value="NONE" calcext:value-type="string">
            <text:p>NONE</text:p>
          </table:table-cell>
          <table:table-cell table:formula="of:=[global.I8]" office:value-type="string" office:string-value="NONE" calcext:value-type="string">
            <text:p>NONE</text:p>
          </table:table-cell>
          <table:table-cell table:formula="of:=[ra.I8]" office:value-type="float" office:value="-570" calcext:value-type="float">
            <text:p>-570</text:p>
          </table:table-cell>
          <table:table-cell table:formula="of:=[vns.H8]" office:value-type="float" office:value="-570" calcext:value-type="float">
            <text:p>-570</text:p>
          </table:table-cell>
          <table:table-cell table:formula="of:=[.J8]-[.K8]" office:value-type="float" office:value="0" calcext:value-type="float">
            <text:p>0</text:p>
          </table:table-cell>
        </table:table-row>
        <table:table-row table:style-name="ro1">
          <table:table-cell table:formula="of:=[global.A9]" office:value-type="string" office:string-value="rand-20-10-10-750-2.dssp" calcext:value-type="string">
            <text:p>rand-20-10-10-750-2.dssp</text:p>
          </table:table-cell>
          <table:table-cell table:formula="of:=[global.B9]" office:value-type="float" office:value="249" calcext:value-type="float">
            <text:p>249</text:p>
          </table:table-cell>
          <table:table-cell table:formula="of:=[global.C9]" office:value-type="string" office:string-value="-579.790174" calcext:value-type="string">
            <text:p>-579.790174</text:p>
          </table:table-cell>
          <table:table-cell table:formula="of:=[global.D9]" office:value-type="string" office:string-value="100000000000000000000.000000" calcext:value-type="string">
            <text:p>100000000000000000000.000000</text:p>
          </table:table-cell>
          <table:table-cell table:formula="of:=[global.E9]" office:value-type="string" office:string-value="-579.795771" calcext:value-type="string">
            <text:p>-579.795771</text:p>
          </table:table-cell>
          <table:table-cell table:formula="of:=[global.F9]" office:value-type="string" office:string-value="1801.105232" calcext:value-type="string">
            <text:p>1801.105232</text:p>
          </table:table-cell>
          <table:table-cell table:formula="of:=[global.G9]" office:value-type="float" office:value="5" calcext:value-type="float">
            <text:p>5</text:p>
          </table:table-cell>
          <table:table-cell table:formula="of:=[global.H9]" office:value-type="string" office:string-value="NONE" calcext:value-type="string">
            <text:p>NONE</text:p>
          </table:table-cell>
          <table:table-cell table:formula="of:=[global.I9]" office:value-type="string" office:string-value="NONE" calcext:value-type="string">
            <text:p>NONE</text:p>
          </table:table-cell>
          <table:table-cell table:formula="of:=[ra.I9]" office:value-type="float" office:value="-573" calcext:value-type="float">
            <text:p>-573</text:p>
          </table:table-cell>
          <table:table-cell table:formula="of:=[vns.H9]" office:value-type="float" office:value="-574" calcext:value-type="float">
            <text:p>-574</text:p>
          </table:table-cell>
          <table:table-cell table:formula="of:=[.J9]-[.K9]" office:value-type="float" office:value="1" calcext:value-type="float">
            <text:p>1</text:p>
          </table:table-cell>
        </table:table-row>
        <table:table-row table:style-name="ro1">
          <table:table-cell table:formula="of:=[global.A10]" office:value-type="string" office:string-value="rand-20-15-15-1000-1.dssp" calcext:value-type="string">
            <text:p>rand-20-15-15-1000-1.dssp</text:p>
          </table:table-cell>
          <table:table-cell table:formula="of:=[global.B10]" office:value-type="float" office:value="2" calcext:value-type="float">
            <text:p>2</text:p>
          </table:table-cell>
          <table:table-cell table:formula="of:=[global.C10]" office:value-type="string" office:string-value="-766.430662" calcext:value-type="string">
            <text:p>-766.430662</text:p>
          </table:table-cell>
          <table:table-cell table:formula="of:=[global.D10]" office:value-type="string" office:string-value="100000000000000000000.000000" calcext:value-type="string">
            <text:p>100000000000000000000.000000</text:p>
          </table:table-cell>
          <table:table-cell table:formula="of:=[global.E10]" office:value-type="string" office:string-value="-766.432254" calcext:value-type="string">
            <text:p>-766.432254</text:p>
          </table:table-cell>
          <table:table-cell table:formula="of:=[global.F10]" office:value-type="string" office:string-value="1803.965353" calcext:value-type="string">
            <text:p>1803.965353</text:p>
          </table:table-cell>
          <table:table-cell table:formula="of:=[global.G10]" office:value-type="float" office:value="5" calcext:value-type="float">
            <text:p>5</text:p>
          </table:table-cell>
          <table:table-cell table:formula="of:=[global.H10]" office:value-type="string" office:string-value="NONE" calcext:value-type="string">
            <text:p>NONE</text:p>
          </table:table-cell>
          <table:table-cell table:formula="of:=[global.I10]" office:value-type="string" office:string-value="NONE" calcext:value-type="string">
            <text:p>NONE</text:p>
          </table:table-cell>
          <table:table-cell table:formula="of:=[ra.I10]" office:value-type="float" office:value="-757" calcext:value-type="float">
            <text:p>-757</text:p>
          </table:table-cell>
          <table:table-cell table:formula="of:=[vns.H10]" office:value-type="float" office:value="-757" calcext:value-type="float">
            <text:p>-757</text:p>
          </table:table-cell>
          <table:table-cell table:formula="of:=[.J10]-[.K10]" office:value-type="float" office:value="0" calcext:value-type="float">
            <text:p>0</text:p>
          </table:table-cell>
        </table:table-row>
        <table:table-row table:style-name="ro1">
          <table:table-cell table:formula="of:=[global.A11]" office:value-type="string" office:string-value="rand-20-15-15-1000-2.dssp" calcext:value-type="string">
            <text:p>rand-20-15-15-1000-2.dssp</text:p>
          </table:table-cell>
          <table:table-cell table:formula="of:=[global.B11]" office:value-type="float" office:value="3" calcext:value-type="float">
            <text:p>3</text:p>
          </table:table-cell>
          <table:table-cell table:formula="of:=[global.C11]" office:value-type="string" office:string-value="-769.978983" calcext:value-type="string">
            <text:p>-769.978983</text:p>
          </table:table-cell>
          <table:table-cell table:formula="of:=[global.D11]" office:value-type="string" office:string-value="100000000000000000000.000000" calcext:value-type="string">
            <text:p>100000000000000000000.000000</text:p>
          </table:table-cell>
          <table:table-cell table:formula="of:=[global.E11]" office:value-type="string" office:string-value="-769.981007" calcext:value-type="string">
            <text:p>-769.981007</text:p>
          </table:table-cell>
          <table:table-cell table:formula="of:=[global.F11]" office:value-type="string" office:string-value="1802.872774" calcext:value-type="string">
            <text:p>1802.872774</text:p>
          </table:table-cell>
          <table:table-cell table:formula="of:=[global.G11]" office:value-type="float" office:value="5" calcext:value-type="float">
            <text:p>5</text:p>
          </table:table-cell>
          <table:table-cell table:formula="of:=[global.H11]" office:value-type="string" office:string-value="NONE" calcext:value-type="string">
            <text:p>NONE</text:p>
          </table:table-cell>
          <table:table-cell table:formula="of:=[global.I11]" office:value-type="string" office:string-value="NONE" calcext:value-type="string">
            <text:p>NONE</text:p>
          </table:table-cell>
          <table:table-cell table:formula="of:=[ra.I11]" office:value-type="float" office:value="-760" calcext:value-type="float">
            <text:p>-760</text:p>
          </table:table-cell>
          <table:table-cell table:formula="of:=[vns.H11]" office:value-type="float" office:value="-761" calcext:value-type="float">
            <text:p>-761</text:p>
          </table:table-cell>
          <table:table-cell table:formula="of:=[.J11]-[.K11]" office:value-type="float" office:value="1" calcext:value-type="float">
            <text:p>1</text:p>
          </table:table-cell>
        </table:table-row>
        <table:table-row table:style-name="ro1">
          <table:table-cell table:formula="of:=[global.A12]" office:value-type="string" office:string-value="rand-20-15-15-250-1.dssp" calcext:value-type="string">
            <text:p>rand-20-15-15-250-1.dssp</text:p>
          </table:table-cell>
          <table:table-cell table:formula="of:=[global.B12]" office:value-type="float" office:value="5674" calcext:value-type="float">
            <text:p>5674</text:p>
          </table:table-cell>
          <table:table-cell table:formula="of:=[global.C12]" office:value-type="string" office:string-value="-193.229929" calcext:value-type="string">
            <text:p>-193.229929</text:p>
          </table:table-cell>
          <table:table-cell table:formula="of:=[global.D12]" office:value-type="string" office:string-value="100000000000000000000.000000" calcext:value-type="string">
            <text:p>100000000000000000000.000000</text:p>
          </table:table-cell>
          <table:table-cell table:formula="of:=[global.E12]" office:value-type="string" office:string-value="-193.244422" calcext:value-type="string">
            <text:p>-193.244422</text:p>
          </table:table-cell>
          <table:table-cell table:formula="of:=[global.F12]" office:value-type="string" office:string-value="1800.197645" calcext:value-type="string">
            <text:p>1800.197645</text:p>
          </table:table-cell>
          <table:table-cell table:formula="of:=[global.G12]" office:value-type="float" office:value="5" calcext:value-type="float">
            <text:p>5</text:p>
          </table:table-cell>
          <table:table-cell table:formula="of:=[global.H12]" office:value-type="string" office:string-value="NONE" calcext:value-type="string">
            <text:p>NONE</text:p>
          </table:table-cell>
          <table:table-cell table:formula="of:=[global.I12]" office:value-type="string" office:string-value="NONE" calcext:value-type="string">
            <text:p>NONE</text:p>
          </table:table-cell>
          <table:table-cell table:formula="of:=[ra.I12]" office:value-type="float" office:value="-188" calcext:value-type="float">
            <text:p>-188</text:p>
          </table:table-cell>
          <table:table-cell table:formula="of:=[vns.H12]" office:value-type="float" office:value="-190" calcext:value-type="float">
            <text:p>-190</text:p>
          </table:table-cell>
          <table:table-cell table:formula="of:=[.J12]-[.K12]" office:value-type="float" office:value="2" calcext:value-type="float">
            <text:p>2</text:p>
          </table:table-cell>
        </table:table-row>
        <table:table-row table:style-name="ro1">
          <table:table-cell table:formula="of:=[global.A13]" office:value-type="string" office:string-value="rand-20-15-15-250-2.dssp" calcext:value-type="string">
            <text:p>rand-20-15-15-250-2.dssp</text:p>
          </table:table-cell>
          <table:table-cell table:formula="of:=[global.B13]" office:value-type="float" office:value="7885" calcext:value-type="float">
            <text:p>7885</text:p>
          </table:table-cell>
          <table:table-cell table:formula="of:=[global.C13]" office:value-type="string" office:string-value="-195.227589" calcext:value-type="string">
            <text:p>-195.227589</text:p>
          </table:table-cell>
          <table:table-cell table:formula="of:=[global.D13]" office:value-type="string" office:string-value="100000000000000000000.000000" calcext:value-type="string">
            <text:p>100000000000000000000.000000</text:p>
          </table:table-cell>
          <table:table-cell table:formula="of:=[global.E13]" office:value-type="string" office:string-value="-195.245892" calcext:value-type="string">
            <text:p>-195.245892</text:p>
          </table:table-cell>
          <table:table-cell table:formula="of:=[global.F13]" office:value-type="string" office:string-value="1800.218366" calcext:value-type="string">
            <text:p>1800.218366</text:p>
          </table:table-cell>
          <table:table-cell table:formula="of:=[global.G13]" office:value-type="float" office:value="5" calcext:value-type="float">
            <text:p>5</text:p>
          </table:table-cell>
          <table:table-cell table:formula="of:=[global.H13]" office:value-type="string" office:string-value="NONE" calcext:value-type="string">
            <text:p>NONE</text:p>
          </table:table-cell>
          <table:table-cell table:formula="of:=[global.I13]" office:value-type="string" office:string-value="NONE" calcext:value-type="string">
            <text:p>NONE</text:p>
          </table:table-cell>
          <table:table-cell table:formula="of:=[ra.I13]" office:value-type="float" office:value="-192" calcext:value-type="float">
            <text:p>-192</text:p>
          </table:table-cell>
          <table:table-cell table:formula="of:=[vns.H13]" office:value-type="float" office:value="-193" calcext:value-type="float">
            <text:p>-193</text:p>
          </table:table-cell>
          <table:table-cell table:formula="of:=[.J13]-[.K13]" office:value-type="float" office:value="1" calcext:value-type="float">
            <text:p>1</text:p>
          </table:table-cell>
        </table:table-row>
        <table:table-row table:style-name="ro1">
          <table:table-cell table:formula="of:=[global.A14]" office:value-type="string" office:string-value="rand-20-15-15-500-1.dssp" calcext:value-type="string">
            <text:p>rand-20-15-15-500-1.dssp</text:p>
          </table:table-cell>
          <table:table-cell table:formula="of:=[global.B14]" office:value-type="float" office:value="308" calcext:value-type="float">
            <text:p>308</text:p>
          </table:table-cell>
          <table:table-cell table:formula="of:=[global.C14]" office:value-type="string" office:string-value="-384.774206" calcext:value-type="string">
            <text:p>-384.774206</text:p>
          </table:table-cell>
          <table:table-cell table:formula="of:=[global.D14]" office:value-type="string" office:string-value="100000000000000000000.000000" calcext:value-type="string">
            <text:p>100000000000000000000.000000</text:p>
          </table:table-cell>
          <table:table-cell table:formula="of:=[global.E14]" office:value-type="string" office:string-value="-384.778122" calcext:value-type="string">
            <text:p>-384.778122</text:p>
          </table:table-cell>
          <table:table-cell table:formula="of:=[global.F14]" office:value-type="string" office:string-value="1800.656114" calcext:value-type="string">
            <text:p>1800.656114</text:p>
          </table:table-cell>
          <table:table-cell table:formula="of:=[global.G14]" office:value-type="float" office:value="5" calcext:value-type="float">
            <text:p>5</text:p>
          </table:table-cell>
          <table:table-cell table:formula="of:=[global.H14]" office:value-type="string" office:string-value="NONE" calcext:value-type="string">
            <text:p>NONE</text:p>
          </table:table-cell>
          <table:table-cell table:formula="of:=[global.I14]" office:value-type="string" office:string-value="NONE" calcext:value-type="string">
            <text:p>NONE</text:p>
          </table:table-cell>
          <table:table-cell table:formula="of:=[ra.I14]" office:value-type="float" office:value="-377" calcext:value-type="float">
            <text:p>-377</text:p>
          </table:table-cell>
          <table:table-cell table:formula="of:=[vns.H14]" office:value-type="float" office:value="-379" calcext:value-type="float">
            <text:p>-379</text:p>
          </table:table-cell>
          <table:table-cell table:formula="of:=[.J14]-[.K14]" office:value-type="float" office:value="2" calcext:value-type="float">
            <text:p>2</text:p>
          </table:table-cell>
        </table:table-row>
        <table:table-row table:style-name="ro1">
          <table:table-cell table:formula="of:=[global.A15]" office:value-type="string" office:string-value="rand-20-15-15-500-2.dssp" calcext:value-type="string">
            <text:p>rand-20-15-15-500-2.dssp</text:p>
          </table:table-cell>
          <table:table-cell table:formula="of:=[global.B15]" office:value-type="float" office:value="244" calcext:value-type="float">
            <text:p>244</text:p>
          </table:table-cell>
          <table:table-cell table:formula="of:=[global.C15]" office:value-type="string" office:string-value="-386.674741" calcext:value-type="string">
            <text:p>-386.674741</text:p>
          </table:table-cell>
          <table:table-cell table:formula="of:=[global.D15]" office:value-type="string" office:string-value="100000000000000000000.000000" calcext:value-type="string">
            <text:p>100000000000000000000.000000</text:p>
          </table:table-cell>
          <table:table-cell table:formula="of:=[global.E15]" office:value-type="string" office:string-value="-386.680082" calcext:value-type="string">
            <text:p>-386.680082</text:p>
          </table:table-cell>
          <table:table-cell table:formula="of:=[global.F15]" office:value-type="string" office:string-value="1800.588803" calcext:value-type="string">
            <text:p>1800.588803</text:p>
          </table:table-cell>
          <table:table-cell table:formula="of:=[global.G15]" office:value-type="float" office:value="5" calcext:value-type="float">
            <text:p>5</text:p>
          </table:table-cell>
          <table:table-cell table:formula="of:=[global.H15]" office:value-type="string" office:string-value="NONE" calcext:value-type="string">
            <text:p>NONE</text:p>
          </table:table-cell>
          <table:table-cell table:formula="of:=[global.I15]" office:value-type="string" office:string-value="NONE" calcext:value-type="string">
            <text:p>NONE</text:p>
          </table:table-cell>
          <table:table-cell table:formula="of:=[ra.I15]" office:value-type="float" office:value="-379" calcext:value-type="float">
            <text:p>-379</text:p>
          </table:table-cell>
          <table:table-cell table:formula="of:=[vns.H15]" office:value-type="float" office:value="-381" calcext:value-type="float">
            <text:p>-381</text:p>
          </table:table-cell>
          <table:table-cell table:formula="of:=[.J15]-[.K15]" office:value-type="float" office:value="2" calcext:value-type="float">
            <text:p>2</text:p>
          </table:table-cell>
        </table:table-row>
        <table:table-row table:style-name="ro1">
          <table:table-cell table:formula="of:=[global.A16]" office:value-type="string" office:string-value="rand-20-15-15-750-1.dssp" calcext:value-type="string">
            <text:p>rand-20-15-15-750-1.dssp</text:p>
          </table:table-cell>
          <table:table-cell table:formula="of:=[global.B16]" office:value-type="float" office:value="4" calcext:value-type="float">
            <text:p>4</text:p>
          </table:table-cell>
          <table:table-cell table:formula="of:=[global.C16]" office:value-type="string" office:string-value="-575.552871" calcext:value-type="string">
            <text:p>-575.552871</text:p>
          </table:table-cell>
          <table:table-cell table:formula="of:=[global.D16]" office:value-type="string" office:string-value="100000000000000000000.000000" calcext:value-type="string">
            <text:p>100000000000000000000.000000</text:p>
          </table:table-cell>
          <table:table-cell table:formula="of:=[global.E16]" office:value-type="string" office:string-value="-575.555668" calcext:value-type="string">
            <text:p>-575.555668</text:p>
          </table:table-cell>
          <table:table-cell table:formula="of:=[global.F16]" office:value-type="string" office:string-value="1801.339681" calcext:value-type="string">
            <text:p>1801.339681</text:p>
          </table:table-cell>
          <table:table-cell table:formula="of:=[global.G16]" office:value-type="float" office:value="5" calcext:value-type="float">
            <text:p>5</text:p>
          </table:table-cell>
          <table:table-cell table:formula="of:=[global.H16]" office:value-type="string" office:string-value="NONE" calcext:value-type="string">
            <text:p>NONE</text:p>
          </table:table-cell>
          <table:table-cell table:formula="of:=[global.I16]" office:value-type="string" office:string-value="NONE" calcext:value-type="string">
            <text:p>NONE</text:p>
          </table:table-cell>
          <table:table-cell table:formula="of:=[ra.I16]" office:value-type="float" office:value="-566" calcext:value-type="float">
            <text:p>-566</text:p>
          </table:table-cell>
          <table:table-cell table:formula="of:=[vns.H16]" office:value-type="float" office:value="-567" calcext:value-type="float">
            <text:p>-567</text:p>
          </table:table-cell>
          <table:table-cell table:formula="of:=[.J16]-[.K16]" office:value-type="float" office:value="1" calcext:value-type="float">
            <text:p>1</text:p>
          </table:table-cell>
        </table:table-row>
        <table:table-row table:style-name="ro1">
          <table:table-cell table:formula="of:=[global.A17]" office:value-type="string" office:string-value="rand-20-15-15-750-2.dssp" calcext:value-type="string">
            <text:p>rand-20-15-15-750-2.dssp</text:p>
          </table:table-cell>
          <table:table-cell table:formula="of:=[global.B17]" office:value-type="float" office:value="188" calcext:value-type="float">
            <text:p>188</text:p>
          </table:table-cell>
          <table:table-cell table:formula="of:=[global.C17]" office:value-type="string" office:string-value="-579.301764" calcext:value-type="string">
            <text:p>-579.301764</text:p>
          </table:table-cell>
          <table:table-cell table:formula="of:=[global.D17]" office:value-type="string" office:string-value="100000000000000000000.000000" calcext:value-type="string">
            <text:p>100000000000000000000.000000</text:p>
          </table:table-cell>
          <table:table-cell table:formula="of:=[global.E17]" office:value-type="string" office:string-value="-579.307284" calcext:value-type="string">
            <text:p>-579.307284</text:p>
          </table:table-cell>
          <table:table-cell table:formula="of:=[global.F17]" office:value-type="string" office:string-value="1801.250347" calcext:value-type="string">
            <text:p>1801.250347</text:p>
          </table:table-cell>
          <table:table-cell table:formula="of:=[global.G17]" office:value-type="float" office:value="5" calcext:value-type="float">
            <text:p>5</text:p>
          </table:table-cell>
          <table:table-cell table:formula="of:=[global.H17]" office:value-type="string" office:string-value="NONE" calcext:value-type="string">
            <text:p>NONE</text:p>
          </table:table-cell>
          <table:table-cell table:formula="of:=[global.I17]" office:value-type="string" office:string-value="NONE" calcext:value-type="string">
            <text:p>NONE</text:p>
          </table:table-cell>
          <table:table-cell table:formula="of:=[ra.I17]" office:value-type="float" office:value="-572" calcext:value-type="float">
            <text:p>-572</text:p>
          </table:table-cell>
          <table:table-cell table:formula="of:=[vns.H17]" office:value-type="float" office:value="-573" calcext:value-type="float">
            <text:p>-573</text:p>
          </table:table-cell>
          <table:table-cell table:formula="of:=[.J17]-[.K17]" office:value-type="float" office:value="1" calcext:value-type="float">
            <text:p>1</text:p>
          </table:table-cell>
        </table:table-row>
        <table:table-row table:style-name="ro1">
          <table:table-cell table:formula="of:=[global.A18]" office:value-type="string" office:string-value="rand-20-20-20-1000-1.dssp" calcext:value-type="string">
            <text:p>rand-20-20-20-1000-1.dssp</text:p>
          </table:table-cell>
          <table:table-cell table:formula="of:=[global.B18]" office:value-type="float" office:value="1" calcext:value-type="float">
            <text:p>1</text:p>
          </table:table-cell>
          <table:table-cell table:formula="of:=[global.C18]" office:value-type="string" office:string-value="-800.000000" calcext:value-type="string">
            <text:p>-800.000000</text:p>
          </table:table-cell>
          <table:table-cell table:formula="of:=[global.D18]" office:value-type="string" office:string-value="100000000000000000000.000000" calcext:value-type="string">
            <text:p>100000000000000000000.000000</text:p>
          </table:table-cell>
          <table:table-cell table:formula="of:=[global.E18]" office:value-type="string" office:string-value="-800.000000" calcext:value-type="string">
            <text:p>-800.000000</text:p>
          </table:table-cell>
          <table:table-cell table:formula="of:=[global.F18]" office:value-type="string" office:string-value="1816.043076" calcext:value-type="string">
            <text:p>1816.043076</text:p>
          </table:table-cell>
          <table:table-cell table:formula="of:=[global.G18]" office:value-type="float" office:value="5" calcext:value-type="float">
            <text:p>5</text:p>
          </table:table-cell>
          <table:table-cell table:formula="of:=[global.H18]" office:value-type="string" office:string-value="NONE" calcext:value-type="string">
            <text:p>NONE</text:p>
          </table:table-cell>
          <table:table-cell table:formula="of:=[global.I18]" office:value-type="string" office:string-value="NONE" calcext:value-type="string">
            <text:p>NONE</text:p>
          </table:table-cell>
          <table:table-cell table:formula="of:=[ra.I18]" office:value-type="float" office:value="-746" calcext:value-type="float">
            <text:p>-746</text:p>
          </table:table-cell>
          <table:table-cell table:formula="of:=[vns.H18]" office:value-type="float" office:value="-746" calcext:value-type="float">
            <text:p>-746</text:p>
          </table:table-cell>
          <table:table-cell table:formula="of:=[.J18]-[.K18]" office:value-type="float" office:value="0" calcext:value-type="float">
            <text:p>0</text:p>
          </table:table-cell>
        </table:table-row>
        <table:table-row table:style-name="ro1">
          <table:table-cell table:formula="of:=[global.A19]" office:value-type="string" office:string-value="rand-20-20-20-1000-2.dssp" calcext:value-type="string">
            <text:p>rand-20-20-20-1000-2.dssp</text:p>
          </table:table-cell>
          <table:table-cell table:formula="of:=[global.B19]" office:value-type="float" office:value="1" calcext:value-type="float">
            <text:p>1</text:p>
          </table:table-cell>
          <table:table-cell table:formula="of:=[global.C19]" office:value-type="string" office:string-value="-800.000000" calcext:value-type="string">
            <text:p>-800.000000</text:p>
          </table:table-cell>
          <table:table-cell table:formula="of:=[global.D19]" office:value-type="string" office:string-value="100000000000000000000.000000" calcext:value-type="string">
            <text:p>100000000000000000000.000000</text:p>
          </table:table-cell>
          <table:table-cell table:formula="of:=[global.E19]" office:value-type="string" office:string-value="-800.000000" calcext:value-type="string">
            <text:p>-800.000000</text:p>
          </table:table-cell>
          <table:table-cell table:formula="of:=[global.F19]" office:value-type="string" office:string-value="1804.695065" calcext:value-type="string">
            <text:p>1804.695065</text:p>
          </table:table-cell>
          <table:table-cell table:formula="of:=[global.G19]" office:value-type="float" office:value="5" calcext:value-type="float">
            <text:p>5</text:p>
          </table:table-cell>
          <table:table-cell table:formula="of:=[global.H19]" office:value-type="string" office:string-value="NONE" calcext:value-type="string">
            <text:p>NONE</text:p>
          </table:table-cell>
          <table:table-cell table:formula="of:=[global.I19]" office:value-type="string" office:string-value="NONE" calcext:value-type="string">
            <text:p>NONE</text:p>
          </table:table-cell>
          <table:table-cell table:formula="of:=[ra.I19]" office:value-type="float" office:value="-743" calcext:value-type="float">
            <text:p>-743</text:p>
          </table:table-cell>
          <table:table-cell table:formula="of:=[vns.H19]" office:value-type="float" office:value="-743" calcext:value-type="float">
            <text:p>-743</text:p>
          </table:table-cell>
          <table:table-cell table:formula="of:=[.J19]-[.K19]" office:value-type="float" office:value="0" calcext:value-type="float">
            <text:p>0</text:p>
          </table:table-cell>
        </table:table-row>
        <table:table-row table:style-name="ro1">
          <table:table-cell table:formula="of:=[global.A20]" office:value-type="string" office:string-value="rand-20-20-20-250-1.dssp" calcext:value-type="string">
            <text:p>rand-20-20-20-250-1.dssp</text:p>
          </table:table-cell>
          <table:table-cell table:formula="of:=[global.B20]" office:value-type="float" office:value="205" calcext:value-type="float">
            <text:p>205</text:p>
          </table:table-cell>
          <table:table-cell table:formula="of:=[global.C20]" office:value-type="string" office:string-value="-192.699246" calcext:value-type="string">
            <text:p>-192.699246</text:p>
          </table:table-cell>
          <table:table-cell table:formula="of:=[global.D20]" office:value-type="string" office:string-value="100000000000000000000.000000" calcext:value-type="string">
            <text:p>100000000000000000000.000000</text:p>
          </table:table-cell>
          <table:table-cell table:formula="of:=[global.E20]" office:value-type="string" office:string-value="-192.704994" calcext:value-type="string">
            <text:p>-192.704994</text:p>
          </table:table-cell>
          <table:table-cell table:formula="of:=[global.F20]" office:value-type="string" office:string-value="1800.314831" calcext:value-type="string">
            <text:p>1800.314831</text:p>
          </table:table-cell>
          <table:table-cell table:formula="of:=[global.G20]" office:value-type="float" office:value="5" calcext:value-type="float">
            <text:p>5</text:p>
          </table:table-cell>
          <table:table-cell table:formula="of:=[global.H20]" office:value-type="string" office:string-value="NONE" calcext:value-type="string">
            <text:p>NONE</text:p>
          </table:table-cell>
          <table:table-cell table:formula="of:=[global.I20]" office:value-type="string" office:string-value="NONE" calcext:value-type="string">
            <text:p>NONE</text:p>
          </table:table-cell>
          <table:table-cell table:formula="of:=[ra.I20]" office:value-type="float" office:value="-188" calcext:value-type="float">
            <text:p>-188</text:p>
          </table:table-cell>
          <table:table-cell table:formula="of:=[vns.H20]" office:value-type="float" office:value="-189" calcext:value-type="float">
            <text:p>-189</text:p>
          </table:table-cell>
          <table:table-cell table:formula="of:=[.J20]-[.K20]" office:value-type="float" office:value="1" calcext:value-type="float">
            <text:p>1</text:p>
          </table:table-cell>
        </table:table-row>
        <table:table-row table:style-name="ro1">
          <table:table-cell table:formula="of:=[global.A21]" office:value-type="string" office:string-value="rand-20-20-20-250-2.dssp" calcext:value-type="string">
            <text:p>rand-20-20-20-250-2.dssp</text:p>
          </table:table-cell>
          <table:table-cell table:formula="of:=[global.B21]" office:value-type="float" office:value="2860" calcext:value-type="float">
            <text:p>2860</text:p>
          </table:table-cell>
          <table:table-cell table:formula="of:=[global.C21]" office:value-type="string" office:string-value="-194.263229" calcext:value-type="string">
            <text:p>-194.263229</text:p>
          </table:table-cell>
          <table:table-cell table:formula="of:=[global.D21]" office:value-type="string" office:string-value="100000000000000000000.000000" calcext:value-type="string">
            <text:p>100000000000000000000.000000</text:p>
          </table:table-cell>
          <table:table-cell table:formula="of:=[global.E21]" office:value-type="string" office:string-value="-194.270371" calcext:value-type="string">
            <text:p>-194.270371</text:p>
          </table:table-cell>
          <table:table-cell table:formula="of:=[global.F21]" office:value-type="string" office:string-value="1800.254836" calcext:value-type="string">
            <text:p>1800.254836</text:p>
          </table:table-cell>
          <table:table-cell table:formula="of:=[global.G21]" office:value-type="float" office:value="5" calcext:value-type="float">
            <text:p>5</text:p>
          </table:table-cell>
          <table:table-cell table:formula="of:=[global.H21]" office:value-type="string" office:string-value="NONE" calcext:value-type="string">
            <text:p>NONE</text:p>
          </table:table-cell>
          <table:table-cell table:formula="of:=[global.I21]" office:value-type="string" office:string-value="NONE" calcext:value-type="string">
            <text:p>NONE</text:p>
          </table:table-cell>
          <table:table-cell table:formula="of:=[ra.I21]" office:value-type="float" office:value="-190" calcext:value-type="float">
            <text:p>-190</text:p>
          </table:table-cell>
          <table:table-cell table:formula="of:=[vns.H21]" office:value-type="float" office:value="-191" calcext:value-type="float">
            <text:p>-191</text:p>
          </table:table-cell>
          <table:table-cell table:formula="of:=[.J21]-[.K21]" office:value-type="float" office:value="1" calcext:value-type="float">
            <text:p>1</text:p>
          </table:table-cell>
        </table:table-row>
        <table:table-row table:style-name="ro1">
          <table:table-cell table:formula="of:=[global.A22]" office:value-type="string" office:string-value="rand-20-20-20-500-1.dssp" calcext:value-type="string">
            <text:p>rand-20-20-20-500-1.dssp</text:p>
          </table:table-cell>
          <table:table-cell table:formula="of:=[global.B22]" office:value-type="float" office:value="58" calcext:value-type="float">
            <text:p>58</text:p>
          </table:table-cell>
          <table:table-cell table:formula="of:=[global.C22]" office:value-type="string" office:string-value="-383.738079" calcext:value-type="string">
            <text:p>-383.738079</text:p>
          </table:table-cell>
          <table:table-cell table:formula="of:=[global.D22]" office:value-type="string" office:string-value="100000000000000000000.000000" calcext:value-type="string">
            <text:p>100000000000000000000.000000</text:p>
          </table:table-cell>
          <table:table-cell table:formula="of:=[global.E22]" office:value-type="string" office:string-value="-383.740850" calcext:value-type="string">
            <text:p>-383.740850</text:p>
          </table:table-cell>
          <table:table-cell table:formula="of:=[global.F22]" office:value-type="string" office:string-value="1801.136104" calcext:value-type="string">
            <text:p>1801.136104</text:p>
          </table:table-cell>
          <table:table-cell table:formula="of:=[global.G22]" office:value-type="float" office:value="5" calcext:value-type="float">
            <text:p>5</text:p>
          </table:table-cell>
          <table:table-cell table:formula="of:=[global.H22]" office:value-type="string" office:string-value="NONE" calcext:value-type="string">
            <text:p>NONE</text:p>
          </table:table-cell>
          <table:table-cell table:formula="of:=[global.I22]" office:value-type="string" office:string-value="NONE" calcext:value-type="string">
            <text:p>NONE</text:p>
          </table:table-cell>
          <table:table-cell table:formula="of:=[ra.I22]" office:value-type="float" office:value="-375" calcext:value-type="float">
            <text:p>-375</text:p>
          </table:table-cell>
          <table:table-cell table:formula="of:=[vns.H22]" office:value-type="float" office:value="-377" calcext:value-type="float">
            <text:p>-377</text:p>
          </table:table-cell>
          <table:table-cell table:formula="of:=[.J22]-[.K22]" office:value-type="float" office:value="2" calcext:value-type="float">
            <text:p>2</text:p>
          </table:table-cell>
        </table:table-row>
        <table:table-row table:style-name="ro1">
          <table:table-cell table:formula="of:=[global.A23]" office:value-type="string" office:string-value="rand-20-20-20-500-2.dssp" calcext:value-type="string">
            <text:p>rand-20-20-20-500-2.dssp</text:p>
          </table:table-cell>
          <table:table-cell table:formula="of:=[global.B23]" office:value-type="float" office:value="289" calcext:value-type="float">
            <text:p>289</text:p>
          </table:table-cell>
          <table:table-cell table:formula="of:=[global.C23]" office:value-type="string" office:string-value="-386.826718" calcext:value-type="string">
            <text:p>-386.826718</text:p>
          </table:table-cell>
          <table:table-cell table:formula="of:=[global.D23]" office:value-type="string" office:string-value="100000000000000000000.000000" calcext:value-type="string">
            <text:p>100000000000000000000.000000</text:p>
          </table:table-cell>
          <table:table-cell table:formula="of:=[global.E23]" office:value-type="string" office:string-value="-386.833765" calcext:value-type="string">
            <text:p>-386.833765</text:p>
          </table:table-cell>
          <table:table-cell table:formula="of:=[global.F23]" office:value-type="string" office:string-value="1801.144562" calcext:value-type="string">
            <text:p>1801.144562</text:p>
          </table:table-cell>
          <table:table-cell table:formula="of:=[global.G23]" office:value-type="float" office:value="5" calcext:value-type="float">
            <text:p>5</text:p>
          </table:table-cell>
          <table:table-cell table:formula="of:=[global.H23]" office:value-type="string" office:string-value="NONE" calcext:value-type="string">
            <text:p>NONE</text:p>
          </table:table-cell>
          <table:table-cell table:formula="of:=[global.I23]" office:value-type="string" office:string-value="NONE" calcext:value-type="string">
            <text:p>NONE</text:p>
          </table:table-cell>
          <table:table-cell table:formula="of:=[ra.I23]" office:value-type="float" office:value="-380" calcext:value-type="float">
            <text:p>-380</text:p>
          </table:table-cell>
          <table:table-cell table:formula="of:=[vns.H23]" office:value-type="float" office:value="-382" calcext:value-type="float">
            <text:p>-382</text:p>
          </table:table-cell>
          <table:table-cell table:formula="of:=[.J23]-[.K23]" office:value-type="float" office:value="2" calcext:value-type="float">
            <text:p>2</text:p>
          </table:table-cell>
        </table:table-row>
        <table:table-row table:style-name="ro1">
          <table:table-cell table:formula="of:=[global.A24]" office:value-type="string" office:string-value="rand-20-20-20-750-1.dssp" calcext:value-type="string">
            <text:p>rand-20-20-20-750-1.dssp</text:p>
          </table:table-cell>
          <table:table-cell table:formula="of:=[global.B24]" office:value-type="float" office:value="2" calcext:value-type="float">
            <text:p>2</text:p>
          </table:table-cell>
          <table:table-cell table:formula="of:=[global.C24]" office:value-type="string" office:string-value="-575.298875" calcext:value-type="string">
            <text:p>-575.298875</text:p>
          </table:table-cell>
          <table:table-cell table:formula="of:=[global.D24]" office:value-type="string" office:string-value="100000000000000000000.000000" calcext:value-type="string">
            <text:p>100000000000000000000.000000</text:p>
          </table:table-cell>
          <table:table-cell table:formula="of:=[global.E24]" office:value-type="string" office:string-value="-575.300605" calcext:value-type="string">
            <text:p>-575.300605</text:p>
          </table:table-cell>
          <table:table-cell table:formula="of:=[global.F24]" office:value-type="string" office:string-value="1802.884444" calcext:value-type="string">
            <text:p>1802.884444</text:p>
          </table:table-cell>
          <table:table-cell table:formula="of:=[global.G24]" office:value-type="float" office:value="5" calcext:value-type="float">
            <text:p>5</text:p>
          </table:table-cell>
          <table:table-cell table:formula="of:=[global.H24]" office:value-type="string" office:string-value="NONE" calcext:value-type="string">
            <text:p>NONE</text:p>
          </table:table-cell>
          <table:table-cell table:formula="of:=[global.I24]" office:value-type="string" office:string-value="NONE" calcext:value-type="string">
            <text:p>NONE</text:p>
          </table:table-cell>
          <table:table-cell table:formula="of:=[ra.I24]" office:value-type="float" office:value="-566" calcext:value-type="float">
            <text:p>-566</text:p>
          </table:table-cell>
          <table:table-cell table:formula="of:=[vns.H24]" office:value-type="float" office:value="-566" calcext:value-type="float">
            <text:p>-566</text:p>
          </table:table-cell>
          <table:table-cell table:formula="of:=[.J24]-[.K24]" office:value-type="float" office:value="0" calcext:value-type="float">
            <text:p>0</text:p>
          </table:table-cell>
        </table:table-row>
        <table:table-row table:style-name="ro1">
          <table:table-cell table:formula="of:=[global.A25]" office:value-type="string" office:string-value="rand-20-20-20-750-2.dssp" calcext:value-type="string">
            <text:p>rand-20-20-20-750-2.dssp</text:p>
          </table:table-cell>
          <table:table-cell table:formula="of:=[global.B25]" office:value-type="float" office:value="5" calcext:value-type="float">
            <text:p>5</text:p>
          </table:table-cell>
          <table:table-cell table:formula="of:=[global.C25]" office:value-type="string" office:string-value="-577.923985" calcext:value-type="string">
            <text:p>-577.923985</text:p>
          </table:table-cell>
          <table:table-cell table:formula="of:=[global.D25]" office:value-type="string" office:string-value="100000000000000000000.000000" calcext:value-type="string">
            <text:p>100000000000000000000.000000</text:p>
          </table:table-cell>
          <table:table-cell table:formula="of:=[global.E25]" office:value-type="string" office:string-value="-577.928080" calcext:value-type="string">
            <text:p>-577.928080</text:p>
          </table:table-cell>
          <table:table-cell table:formula="of:=[global.F25]" office:value-type="string" office:string-value="1802.274094" calcext:value-type="string">
            <text:p>1802.274094</text:p>
          </table:table-cell>
          <table:table-cell table:formula="of:=[global.G25]" office:value-type="float" office:value="5" calcext:value-type="float">
            <text:p>5</text:p>
          </table:table-cell>
          <table:table-cell table:formula="of:=[global.H25]" office:value-type="string" office:string-value="NONE" calcext:value-type="string">
            <text:p>NONE</text:p>
          </table:table-cell>
          <table:table-cell table:formula="of:=[global.I25]" office:value-type="string" office:string-value="NONE" calcext:value-type="string">
            <text:p>NONE</text:p>
          </table:table-cell>
          <table:table-cell table:formula="of:=[ra.I25]" office:value-type="float" office:value="-570" calcext:value-type="float">
            <text:p>-570</text:p>
          </table:table-cell>
          <table:table-cell table:formula="of:=[vns.H25]" office:value-type="float" office:value="-570" calcext:value-type="float">
            <text:p>-570</text:p>
          </table:table-cell>
          <table:table-cell table:formula="of:=[.J25]-[.K25]" office:value-type="float" office:value="0" calcext:value-type="float">
            <text:p>0</text:p>
          </table:table-cell>
        </table:table-row>
        <table:table-row table:style-name="ro1">
          <table:table-cell table:formula="of:=[global.A26]" office:value-type="string" office:string-value="rand-20-25-25-1000-1.dssp" calcext:value-type="string">
            <text:p>rand-20-25-25-1000-1.dssp</text:p>
          </table:table-cell>
          <table:table-cell table:formula="of:=[global.B26]" office:value-type="float" office:value="1" calcext:value-type="float">
            <text:p>1</text:p>
          </table:table-cell>
          <table:table-cell table:formula="of:=[global.C26]" office:value-type="string" office:string-value="-800.000000" calcext:value-type="string">
            <text:p>-800.000000</text:p>
          </table:table-cell>
          <table:table-cell table:formula="of:=[global.D26]" office:value-type="string" office:string-value="100000000000000000000.000000" calcext:value-type="string">
            <text:p>100000000000000000000.000000</text:p>
          </table:table-cell>
          <table:table-cell table:formula="of:=[global.E26]" office:value-type="string" office:string-value="-800.000000" calcext:value-type="string">
            <text:p>-800.000000</text:p>
          </table:table-cell>
          <table:table-cell table:formula="of:=[global.F26]" office:value-type="string" office:string-value="1816.086280" calcext:value-type="string">
            <text:p>1816.086280</text:p>
          </table:table-cell>
          <table:table-cell table:formula="of:=[global.G26]" office:value-type="float" office:value="5" calcext:value-type="float">
            <text:p>5</text:p>
          </table:table-cell>
          <table:table-cell table:formula="of:=[global.H26]" office:value-type="string" office:string-value="NONE" calcext:value-type="string">
            <text:p>NONE</text:p>
          </table:table-cell>
          <table:table-cell table:formula="of:=[global.I26]" office:value-type="string" office:string-value="NONE" calcext:value-type="string">
            <text:p>NONE</text:p>
          </table:table-cell>
          <table:table-cell table:formula="of:=[ra.I26]" office:value-type="float" office:value="-744" calcext:value-type="float">
            <text:p>-744</text:p>
          </table:table-cell>
          <table:table-cell table:formula="of:=[vns.H26]" office:value-type="float" office:value="-744" calcext:value-type="float">
            <text:p>-744</text:p>
          </table:table-cell>
          <table:table-cell table:formula="of:=[.J26]-[.K26]" office:value-type="float" office:value="0" calcext:value-type="float">
            <text:p>0</text:p>
          </table:table-cell>
        </table:table-row>
        <table:table-row table:style-name="ro1">
          <table:table-cell table:formula="of:=[global.A27]" office:value-type="string" office:string-value="rand-20-25-25-1000-2.dssp" calcext:value-type="string">
            <text:p>rand-20-25-25-1000-2.dssp</text:p>
          </table:table-cell>
          <table:table-cell table:formula="of:=[global.B27]" office:value-type="float" office:value="2" calcext:value-type="float">
            <text:p>2</text:p>
          </table:table-cell>
          <table:table-cell table:formula="of:=[global.C27]" office:value-type="string" office:string-value="-769.679164" calcext:value-type="string">
            <text:p>-769.679164</text:p>
          </table:table-cell>
          <table:table-cell table:formula="of:=[global.D27]" office:value-type="string" office:string-value="100000000000000000000.000000" calcext:value-type="string">
            <text:p>100000000000000000000.000000</text:p>
          </table:table-cell>
          <table:table-cell table:formula="of:=[global.E27]" office:value-type="string" office:string-value="-769.680708" calcext:value-type="string">
            <text:p>-769.680708</text:p>
          </table:table-cell>
          <table:table-cell table:formula="of:=[global.F27]" office:value-type="string" office:string-value="1804.968354" calcext:value-type="string">
            <text:p>1804.968354</text:p>
          </table:table-cell>
          <table:table-cell table:formula="of:=[global.G27]" office:value-type="float" office:value="5" calcext:value-type="float">
            <text:p>5</text:p>
          </table:table-cell>
          <table:table-cell table:formula="of:=[global.H27]" office:value-type="string" office:string-value="NONE" calcext:value-type="string">
            <text:p>NONE</text:p>
          </table:table-cell>
          <table:table-cell table:formula="of:=[global.I27]" office:value-type="string" office:string-value="NONE" calcext:value-type="string">
            <text:p>NONE</text:p>
          </table:table-cell>
          <table:table-cell table:formula="of:=[ra.I27]" office:value-type="float" office:value="-761" calcext:value-type="float">
            <text:p>-761</text:p>
          </table:table-cell>
          <table:table-cell table:formula="of:=[vns.H27]" office:value-type="float" office:value="-761" calcext:value-type="float">
            <text:p>-761</text:p>
          </table:table-cell>
          <table:table-cell table:formula="of:=[.J27]-[.K27]" office:value-type="float" office:value="0" calcext:value-type="float">
            <text:p>0</text:p>
          </table:table-cell>
        </table:table-row>
        <table:table-row table:style-name="ro1">
          <table:table-cell table:formula="of:=[global.A28]" office:value-type="string" office:string-value="rand-20-25-25-250-1.dssp" calcext:value-type="string">
            <text:p>rand-20-25-25-250-1.dssp</text:p>
          </table:table-cell>
          <table:table-cell table:formula="of:=[global.B28]" office:value-type="float" office:value="33" calcext:value-type="float">
            <text:p>33</text:p>
          </table:table-cell>
          <table:table-cell table:formula="of:=[global.C28]" office:value-type="string" office:string-value="-192.608148" calcext:value-type="string">
            <text:p>-192.608148</text:p>
          </table:table-cell>
          <table:table-cell table:formula="of:=[global.D28]" office:value-type="string" office:string-value="100000000000000000000.000000" calcext:value-type="string">
            <text:p>100000000000000000000.000000</text:p>
          </table:table-cell>
          <table:table-cell table:formula="of:=[global.E28]" office:value-type="string" office:string-value="-192.615894" calcext:value-type="string">
            <text:p>-192.615894</text:p>
          </table:table-cell>
          <table:table-cell table:formula="of:=[global.F28]" office:value-type="string" office:string-value="1800.503150" calcext:value-type="string">
            <text:p>1800.503150</text:p>
          </table:table-cell>
          <table:table-cell table:formula="of:=[global.G28]" office:value-type="float" office:value="5" calcext:value-type="float">
            <text:p>5</text:p>
          </table:table-cell>
          <table:table-cell table:formula="of:=[global.H28]" office:value-type="string" office:string-value="NONE" calcext:value-type="string">
            <text:p>NONE</text:p>
          </table:table-cell>
          <table:table-cell table:formula="of:=[global.I28]" office:value-type="string" office:string-value="NONE" calcext:value-type="string">
            <text:p>NONE</text:p>
          </table:table-cell>
          <table:table-cell table:formula="of:=[ra.I28]" office:value-type="float" office:value="-188" calcext:value-type="float">
            <text:p>-188</text:p>
          </table:table-cell>
          <table:table-cell table:formula="of:=[vns.H28]" office:value-type="float" office:value="-188" calcext:value-type="float">
            <text:p>-188</text:p>
          </table:table-cell>
          <table:table-cell table:formula="of:=[.J28]-[.K28]" office:value-type="float" office:value="0" calcext:value-type="float">
            <text:p>0</text:p>
          </table:table-cell>
        </table:table-row>
        <table:table-row table:style-name="ro1">
          <table:table-cell table:formula="of:=[global.A29]" office:value-type="string" office:string-value="rand-20-25-25-250-2.dssp" calcext:value-type="string">
            <text:p>rand-20-25-25-250-2.dssp</text:p>
          </table:table-cell>
          <table:table-cell table:formula="of:=[global.B29]" office:value-type="float" office:value="1394" calcext:value-type="float">
            <text:p>1394</text:p>
          </table:table-cell>
          <table:table-cell table:formula="of:=[global.C29]" office:value-type="string" office:string-value="-193.872708" calcext:value-type="string">
            <text:p>-193.872708</text:p>
          </table:table-cell>
          <table:table-cell table:formula="of:=[global.D29]" office:value-type="string" office:string-value="100000000000000000000.000000" calcext:value-type="string">
            <text:p>100000000000000000000.000000</text:p>
          </table:table-cell>
          <table:table-cell table:formula="of:=[global.E29]" office:value-type="string" office:string-value="-193.888652" calcext:value-type="string">
            <text:p>-193.888652</text:p>
          </table:table-cell>
          <table:table-cell table:formula="of:=[global.F29]" office:value-type="string" office:string-value="1800.476224" calcext:value-type="string">
            <text:p>1800.476224</text:p>
          </table:table-cell>
          <table:table-cell table:formula="of:=[global.G29]" office:value-type="float" office:value="5" calcext:value-type="float">
            <text:p>5</text:p>
          </table:table-cell>
          <table:table-cell table:formula="of:=[global.H29]" office:value-type="string" office:string-value="NONE" calcext:value-type="string">
            <text:p>NONE</text:p>
          </table:table-cell>
          <table:table-cell table:formula="of:=[global.I29]" office:value-type="string" office:string-value="NONE" calcext:value-type="string">
            <text:p>NONE</text:p>
          </table:table-cell>
          <table:table-cell table:formula="of:=[ra.I29]" office:value-type="float" office:value="-189" calcext:value-type="float">
            <text:p>-189</text:p>
          </table:table-cell>
          <table:table-cell table:formula="of:=[vns.H29]" office:value-type="float" office:value="-190" calcext:value-type="float">
            <text:p>-190</text:p>
          </table:table-cell>
          <table:table-cell table:formula="of:=[.J29]-[.K29]" office:value-type="float" office:value="1" calcext:value-type="float">
            <text:p>1</text:p>
          </table:table-cell>
        </table:table-row>
        <table:table-row table:style-name="ro1">
          <table:table-cell table:formula="of:=[global.A30]" office:value-type="string" office:string-value="rand-20-25-25-500-1.dssp" calcext:value-type="string">
            <text:p>rand-20-25-25-500-1.dssp</text:p>
          </table:table-cell>
          <table:table-cell table:formula="of:=[global.B30]" office:value-type="float" office:value="4" calcext:value-type="float">
            <text:p>4</text:p>
          </table:table-cell>
          <table:table-cell table:formula="of:=[global.C30]" office:value-type="string" office:string-value="-383.819747" calcext:value-type="string">
            <text:p>-383.819747</text:p>
          </table:table-cell>
          <table:table-cell table:formula="of:=[global.D30]" office:value-type="string" office:string-value="100000000000000000000.000000" calcext:value-type="string">
            <text:p>100000000000000000000.000000</text:p>
          </table:table-cell>
          <table:table-cell table:formula="of:=[global.E30]" office:value-type="string" office:string-value="-383.822648" calcext:value-type="string">
            <text:p>-383.822648</text:p>
          </table:table-cell>
          <table:table-cell table:formula="of:=[global.F30]" office:value-type="string" office:string-value="1801.426436" calcext:value-type="string">
            <text:p>1801.426436</text:p>
          </table:table-cell>
          <table:table-cell table:formula="of:=[global.G30]" office:value-type="float" office:value="5" calcext:value-type="float">
            <text:p>5</text:p>
          </table:table-cell>
          <table:table-cell table:formula="of:=[global.H30]" office:value-type="string" office:string-value="NONE" calcext:value-type="string">
            <text:p>NONE</text:p>
          </table:table-cell>
          <table:table-cell table:formula="of:=[global.I30]" office:value-type="string" office:string-value="NONE" calcext:value-type="string">
            <text:p>NONE</text:p>
          </table:table-cell>
          <table:table-cell table:formula="of:=[ra.I30]" office:value-type="float" office:value="-376" calcext:value-type="float">
            <text:p>-376</text:p>
          </table:table-cell>
          <table:table-cell table:formula="of:=[vns.H30]" office:value-type="float" office:value="-377" calcext:value-type="float">
            <text:p>-377</text:p>
          </table:table-cell>
          <table:table-cell table:formula="of:=[.J30]-[.K30]" office:value-type="float" office:value="1" calcext:value-type="float">
            <text:p>1</text:p>
          </table:table-cell>
        </table:table-row>
        <table:table-row table:style-name="ro1">
          <table:table-cell table:formula="of:=[global.A31]" office:value-type="string" office:string-value="rand-20-25-25-500-2.dssp" calcext:value-type="string">
            <text:p>rand-20-25-25-500-2.dssp</text:p>
          </table:table-cell>
          <table:table-cell table:formula="of:=[global.B31]" office:value-type="float" office:value="5" calcext:value-type="float">
            <text:p>5</text:p>
          </table:table-cell>
          <table:table-cell table:formula="of:=[global.C31]" office:value-type="string" office:string-value="-386.460676" calcext:value-type="string">
            <text:p>-386.460676</text:p>
          </table:table-cell>
          <table:table-cell table:formula="of:=[global.D31]" office:value-type="string" office:string-value="100000000000000000000.000000" calcext:value-type="string">
            <text:p>100000000000000000000.000000</text:p>
          </table:table-cell>
          <table:table-cell table:formula="of:=[global.E31]" office:value-type="string" office:string-value="-386.465690" calcext:value-type="string">
            <text:p>-386.465690</text:p>
          </table:table-cell>
          <table:table-cell table:formula="of:=[global.F31]" office:value-type="string" office:string-value="1801.451967" calcext:value-type="string">
            <text:p>1801.451967</text:p>
          </table:table-cell>
          <table:table-cell table:formula="of:=[global.G31]" office:value-type="float" office:value="5" calcext:value-type="float">
            <text:p>5</text:p>
          </table:table-cell>
          <table:table-cell table:formula="of:=[global.H31]" office:value-type="string" office:string-value="NONE" calcext:value-type="string">
            <text:p>NONE</text:p>
          </table:table-cell>
          <table:table-cell table:formula="of:=[global.I31]" office:value-type="string" office:string-value="NONE" calcext:value-type="string">
            <text:p>NONE</text:p>
          </table:table-cell>
          <table:table-cell table:formula="of:=[ra.I31]" office:value-type="float" office:value="-380" calcext:value-type="float">
            <text:p>-380</text:p>
          </table:table-cell>
          <table:table-cell table:formula="of:=[vns.H31]" office:value-type="float" office:value="-381" calcext:value-type="float">
            <text:p>-381</text:p>
          </table:table-cell>
          <table:table-cell table:formula="of:=[.J31]-[.K31]" office:value-type="float" office:value="1" calcext:value-type="float">
            <text:p>1</text:p>
          </table:table-cell>
        </table:table-row>
        <table:table-row table:style-name="ro1">
          <table:table-cell table:formula="of:=[global.A32]" office:value-type="string" office:string-value="rand-20-25-25-750-1.dssp" calcext:value-type="string">
            <text:p>rand-20-25-25-750-1.dssp</text:p>
          </table:table-cell>
          <table:table-cell table:formula="of:=[global.B32]" office:value-type="float" office:value="1" calcext:value-type="float">
            <text:p>1</text:p>
          </table:table-cell>
          <table:table-cell table:formula="of:=[global.C32]" office:value-type="string" office:string-value="-574.420254" calcext:value-type="string">
            <text:p>-574.420254</text:p>
          </table:table-cell>
          <table:table-cell table:formula="of:=[global.D32]" office:value-type="string" office:string-value="100000000000000000000.000000" calcext:value-type="string">
            <text:p>100000000000000000000.000000</text:p>
          </table:table-cell>
          <table:table-cell table:formula="of:=[global.E32]" office:value-type="string" office:string-value="-574.420254" calcext:value-type="string">
            <text:p>-574.420254</text:p>
          </table:table-cell>
          <table:table-cell table:formula="of:=[global.F32]" office:value-type="string" office:string-value="1806.684874" calcext:value-type="string">
            <text:p>1806.684874</text:p>
          </table:table-cell>
          <table:table-cell table:formula="of:=[global.G32]" office:value-type="float" office:value="5" calcext:value-type="float">
            <text:p>5</text:p>
          </table:table-cell>
          <table:table-cell table:formula="of:=[global.H32]" office:value-type="string" office:string-value="NONE" calcext:value-type="string">
            <text:p>NONE</text:p>
          </table:table-cell>
          <table:table-cell table:formula="of:=[global.I32]" office:value-type="string" office:string-value="NONE" calcext:value-type="string">
            <text:p>NONE</text:p>
          </table:table-cell>
          <table:table-cell table:formula="of:=[ra.I32]" office:value-type="float" office:value="-553" calcext:value-type="float">
            <text:p>-553</text:p>
          </table:table-cell>
          <table:table-cell table:formula="of:=[vns.H32]" office:value-type="float" office:value="-554" calcext:value-type="float">
            <text:p>-554</text:p>
          </table:table-cell>
          <table:table-cell table:formula="of:=[.J32]-[.K32]" office:value-type="float" office:value="1" calcext:value-type="float">
            <text:p>1</text:p>
          </table:table-cell>
        </table:table-row>
        <table:table-row table:style-name="ro1">
          <table:table-cell table:formula="of:=[global.A33]" office:value-type="string" office:string-value="rand-20-25-25-750-2.dssp" calcext:value-type="string">
            <text:p>rand-20-25-25-750-2.dssp</text:p>
          </table:table-cell>
          <table:table-cell table:formula="of:=[global.B33]" office:value-type="float" office:value="4" calcext:value-type="float">
            <text:p>4</text:p>
          </table:table-cell>
          <table:table-cell table:formula="of:=[global.C33]" office:value-type="string" office:string-value="-578.032229" calcext:value-type="string">
            <text:p>-578.032229</text:p>
          </table:table-cell>
          <table:table-cell table:formula="of:=[global.D33]" office:value-type="string" office:string-value="100000000000000000000.000000" calcext:value-type="string">
            <text:p>100000000000000000000.000000</text:p>
          </table:table-cell>
          <table:table-cell table:formula="of:=[global.E33]" office:value-type="string" office:string-value="-578.036065" calcext:value-type="string">
            <text:p>-578.036065</text:p>
          </table:table-cell>
          <table:table-cell table:formula="of:=[global.F33]" office:value-type="string" office:string-value="1802.319564" calcext:value-type="string">
            <text:p>1802.319564</text:p>
          </table:table-cell>
          <table:table-cell table:formula="of:=[global.G33]" office:value-type="float" office:value="5" calcext:value-type="float">
            <text:p>5</text:p>
          </table:table-cell>
          <table:table-cell table:formula="of:=[global.H33]" office:value-type="string" office:string-value="NONE" calcext:value-type="string">
            <text:p>NONE</text:p>
          </table:table-cell>
          <table:table-cell table:formula="of:=[global.I33]" office:value-type="string" office:string-value="NONE" calcext:value-type="string">
            <text:p>NONE</text:p>
          </table:table-cell>
          <table:table-cell table:formula="of:=[ra.I33]" office:value-type="float" office:value="-570" calcext:value-type="float">
            <text:p>-570</text:p>
          </table:table-cell>
          <table:table-cell table:formula="of:=[vns.H33]" office:value-type="float" office:value="-570" calcext:value-type="float">
            <text:p>-570</text:p>
          </table:table-cell>
          <table:table-cell table:formula="of:=[.J33]-[.K33]" office:value-type="float" office:value="0" calcext:value-type="float">
            <text:p>0</text:p>
          </table:table-cell>
        </table:table-row>
        <table:table-row table:style-name="ro1">
          <table:table-cell table:formula="of:=[global.A34]" office:value-type="string" office:string-value="rand-20-5-5-1000-1.dssp" calcext:value-type="string">
            <text:p>rand-20-5-5-1000-1.dssp</text:p>
          </table:table-cell>
          <table:table-cell table:formula="of:=[global.B34]" office:value-type="float" office:value="493" calcext:value-type="float">
            <text:p>493</text:p>
          </table:table-cell>
          <table:table-cell table:formula="of:=[global.C34]" office:value-type="string" office:string-value="-770.911476" calcext:value-type="string">
            <text:p>-770.911476</text:p>
          </table:table-cell>
          <table:table-cell table:formula="of:=[global.D34]" office:value-type="string" office:string-value="100000000000000000000.000000" calcext:value-type="string">
            <text:p>100000000000000000000.000000</text:p>
          </table:table-cell>
          <table:table-cell table:formula="of:=[global.E34]" office:value-type="string" office:string-value="-770.914763" calcext:value-type="string">
            <text:p>-770.914763</text:p>
          </table:table-cell>
          <table:table-cell table:formula="of:=[global.F34]" office:value-type="string" office:string-value="1800.779781" calcext:value-type="string">
            <text:p>1800.779781</text:p>
          </table:table-cell>
          <table:table-cell table:formula="of:=[global.G34]" office:value-type="float" office:value="5" calcext:value-type="float">
            <text:p>5</text:p>
          </table:table-cell>
          <table:table-cell table:formula="of:=[global.H34]" office:value-type="string" office:string-value="NONE" calcext:value-type="string">
            <text:p>NONE</text:p>
          </table:table-cell>
          <table:table-cell table:formula="of:=[global.I34]" office:value-type="string" office:string-value="NONE" calcext:value-type="string">
            <text:p>NONE</text:p>
          </table:table-cell>
          <table:table-cell table:formula="of:=[ra.I34]" office:value-type="float" office:value="-764" calcext:value-type="float">
            <text:p>-764</text:p>
          </table:table-cell>
          <table:table-cell table:formula="of:=[vns.H34]" office:value-type="float" office:value="-765" calcext:value-type="float">
            <text:p>-765</text:p>
          </table:table-cell>
          <table:table-cell table:formula="of:=[.J34]-[.K34]" office:value-type="float" office:value="1" calcext:value-type="float">
            <text:p>1</text:p>
          </table:table-cell>
        </table:table-row>
        <table:table-row table:style-name="ro1">
          <table:table-cell table:formula="of:=[global.A35]" office:value-type="string" office:string-value="rand-20-5-5-1000-2.dssp" calcext:value-type="string">
            <text:p>rand-20-5-5-1000-2.dssp</text:p>
          </table:table-cell>
          <table:table-cell table:formula="of:=[global.B35]" office:value-type="float" office:value="644" calcext:value-type="float">
            <text:p>644</text:p>
          </table:table-cell>
          <table:table-cell table:formula="of:=[global.C35]" office:value-type="string" office:string-value="-772.006713" calcext:value-type="string">
            <text:p>-772.006713</text:p>
          </table:table-cell>
          <table:table-cell table:formula="of:=[global.D35]" office:value-type="string" office:string-value="100000000000000000000.000000" calcext:value-type="string">
            <text:p>100000000000000000000.000000</text:p>
          </table:table-cell>
          <table:table-cell table:formula="of:=[global.E35]" office:value-type="string" office:string-value="-772.009982" calcext:value-type="string">
            <text:p>-772.009982</text:p>
          </table:table-cell>
          <table:table-cell table:formula="of:=[global.F35]" office:value-type="string" office:string-value="1800.660661" calcext:value-type="string">
            <text:p>1800.660661</text:p>
          </table:table-cell>
          <table:table-cell table:formula="of:=[global.G35]" office:value-type="float" office:value="5" calcext:value-type="float">
            <text:p>5</text:p>
          </table:table-cell>
          <table:table-cell table:formula="of:=[global.H35]" office:value-type="string" office:string-value="NONE" calcext:value-type="string">
            <text:p>NONE</text:p>
          </table:table-cell>
          <table:table-cell table:formula="of:=[global.I35]" office:value-type="string" office:string-value="NONE" calcext:value-type="string">
            <text:p>NONE</text:p>
          </table:table-cell>
          <table:table-cell table:formula="of:=[ra.I35]" office:value-type="float" office:value="-766" calcext:value-type="float">
            <text:p>-766</text:p>
          </table:table-cell>
          <table:table-cell table:formula="of:=[vns.H35]" office:value-type="float" office:value="-766" calcext:value-type="float">
            <text:p>-766</text:p>
          </table:table-cell>
          <table:table-cell table:formula="of:=[.J35]-[.K35]" office:value-type="float" office:value="0" calcext:value-type="float">
            <text:p>0</text:p>
          </table:table-cell>
        </table:table-row>
        <table:table-row table:style-name="ro1">
          <table:table-cell table:formula="of:=[global.A36]" office:value-type="string" office:string-value="rand-20-5-5-250-1.dssp" calcext:value-type="string">
            <text:p>rand-20-5-5-250-1.dssp</text:p>
          </table:table-cell>
          <table:table-cell table:formula="of:=[global.B36]" office:value-type="float" office:value="12338" calcext:value-type="float">
            <text:p>12338</text:p>
          </table:table-cell>
          <table:table-cell table:formula="of:=[global.C36]" office:value-type="string" office:string-value="-194.000000" calcext:value-type="string">
            <text:p>-194.000000</text:p>
          </table:table-cell>
          <table:table-cell table:formula="of:=[global.D36]" office:value-type="string" office:string-value="-193.000000" calcext:value-type="string">
            <text:p>-193.000000</text:p>
          </table:table-cell>
          <table:table-cell table:formula="of:=[global.E36]" office:value-type="string" office:string-value="-194.686248" calcext:value-type="string">
            <text:p>-194.686248</text:p>
          </table:table-cell>
          <table:table-cell table:formula="of:=[global.F36]" office:value-type="string" office:string-value="1800.170820" calcext:value-type="string">
            <text:p>1800.170820</text:p>
          </table:table-cell>
          <table:table-cell table:formula="of:=[global.G36]" office:value-type="float" office:value="5" calcext:value-type="float">
            <text:p>5</text:p>
          </table:table-cell>
          <table:table-cell table:formula="of:=[global.H36]" office:value-type="string" office:string-value="NONE" calcext:value-type="string">
            <text:p>NONE</text:p>
          </table:table-cell>
          <table:table-cell table:formula="of:=[global.I36]" office:value-type="string" office:string-value="NONE" calcext:value-type="string">
            <text:p>NONE</text:p>
          </table:table-cell>
          <table:table-cell table:formula="of:=[ra.I36]" office:value-type="float" office:value="-192" calcext:value-type="float">
            <text:p>-192</text:p>
          </table:table-cell>
          <table:table-cell table:formula="of:=[vns.H36]" office:value-type="float" office:value="-193" calcext:value-type="float">
            <text:p>-193</text:p>
          </table:table-cell>
          <table:table-cell table:formula="of:=[.J36]-[.K36]" office:value-type="float" office:value="1" calcext:value-type="float">
            <text:p>1</text:p>
          </table:table-cell>
        </table:table-row>
        <table:table-row table:style-name="ro1">
          <table:table-cell table:formula="of:=[global.A37]" office:value-type="string" office:string-value="rand-20-5-5-250-2.dssp" calcext:value-type="string">
            <text:p>rand-20-5-5-250-2.dssp</text:p>
          </table:table-cell>
          <table:table-cell table:formula="of:=[global.B37]" office:value-type="float" office:value="3281" calcext:value-type="float">
            <text:p>3281</text:p>
          </table:table-cell>
          <table:table-cell table:formula="of:=[global.C37]" office:value-type="string" office:string-value="-195.000000" calcext:value-type="string">
            <text:p>-195.000000</text:p>
          </table:table-cell>
          <table:table-cell table:formula="of:=[global.D37]" office:value-type="string" office:string-value="-195.000000" calcext:value-type="string">
            <text:p>-195.000000</text:p>
          </table:table-cell>
          <table:table-cell table:formula="of:=[global.E37]" office:value-type="string" office:string-value="-196.024540" calcext:value-type="string">
            <text:p>-196.024540</text:p>
          </table:table-cell>
          <table:table-cell table:formula="of:=[global.F37]" office:value-type="string" office:string-value="245.831037" calcext:value-type="string">
            <text:p>245.831037</text:p>
          </table:table-cell>
          <table:table-cell table:formula="of:=[global.G37]" office:value-type="float" office:value="10" calcext:value-type="float">
            <text:p>10</text:p>
          </table:table-cell>
          <table:table-cell table:formula="of:=[global.H37]" office:value-type="string" office:string-value="NONE" calcext:value-type="string">
            <text:p>NONE</text:p>
          </table:table-cell>
          <table:table-cell table:formula="of:=[global.I37]" office:value-type="string" office:string-value="NONE" calcext:value-type="string">
            <text:p>NONE</text:p>
          </table:table-cell>
          <table:table-cell table:formula="of:=[ra.I37]" office:value-type="float" office:value="-194" calcext:value-type="float">
            <text:p>-194</text:p>
          </table:table-cell>
          <table:table-cell table:formula="of:=[vns.H37]" office:value-type="float" office:value="-194" calcext:value-type="float">
            <text:p>-194</text:p>
          </table:table-cell>
          <table:table-cell table:formula="of:=[.J37]-[.K37]" office:value-type="float" office:value="0" calcext:value-type="float">
            <text:p>0</text:p>
          </table:table-cell>
        </table:table-row>
        <table:table-row table:style-name="ro1">
          <table:table-cell table:formula="of:=[global.A38]" office:value-type="string" office:string-value="rand-20-5-5-500-1.dssp" calcext:value-type="string">
            <text:p>rand-20-5-5-500-1.dssp</text:p>
          </table:table-cell>
          <table:table-cell table:formula="of:=[global.B38]" office:value-type="float" office:value="2625" calcext:value-type="float">
            <text:p>2625</text:p>
          </table:table-cell>
          <table:table-cell table:formula="of:=[global.C38]" office:value-type="string" office:string-value="-387.691909" calcext:value-type="string">
            <text:p>-387.691909</text:p>
          </table:table-cell>
          <table:table-cell table:formula="of:=[global.D38]" office:value-type="string" office:string-value="100000000000000000000.000000" calcext:value-type="string">
            <text:p>100000000000000000000.000000</text:p>
          </table:table-cell>
          <table:table-cell table:formula="of:=[global.E38]" office:value-type="string" office:string-value="-387.699694" calcext:value-type="string">
            <text:p>-387.699694</text:p>
          </table:table-cell>
          <table:table-cell table:formula="of:=[global.F38]" office:value-type="string" office:string-value="1800.202138" calcext:value-type="string">
            <text:p>1800.202138</text:p>
          </table:table-cell>
          <table:table-cell table:formula="of:=[global.G38]" office:value-type="float" office:value="5" calcext:value-type="float">
            <text:p>5</text:p>
          </table:table-cell>
          <table:table-cell table:formula="of:=[global.H38]" office:value-type="string" office:string-value="NONE" calcext:value-type="string">
            <text:p>NONE</text:p>
          </table:table-cell>
          <table:table-cell table:formula="of:=[global.I38]" office:value-type="string" office:string-value="NONE" calcext:value-type="string">
            <text:p>NONE</text:p>
          </table:table-cell>
          <table:table-cell table:formula="of:=[ra.I38]" office:value-type="float" office:value="-383" calcext:value-type="float">
            <text:p>-383</text:p>
          </table:table-cell>
          <table:table-cell table:formula="of:=[vns.H38]" office:value-type="float" office:value="-384" calcext:value-type="float">
            <text:p>-384</text:p>
          </table:table-cell>
          <table:table-cell table:formula="of:=[.J38]-[.K38]" office:value-type="float" office:value="1" calcext:value-type="float">
            <text:p>1</text:p>
          </table:table-cell>
        </table:table-row>
        <table:table-row table:style-name="ro1">
          <table:table-cell table:formula="of:=[global.A39]" office:value-type="string" office:string-value="rand-20-5-5-500-2.dssp" calcext:value-type="string">
            <text:p>rand-20-5-5-500-2.dssp</text:p>
          </table:table-cell>
          <table:table-cell table:formula="of:=[global.B39]" office:value-type="float" office:value="4988" calcext:value-type="float">
            <text:p>4988</text:p>
          </table:table-cell>
          <table:table-cell table:formula="of:=[global.C39]" office:value-type="string" office:string-value="-388.779657" calcext:value-type="string">
            <text:p>-388.779657</text:p>
          </table:table-cell>
          <table:table-cell table:formula="of:=[global.D39]" office:value-type="string" office:string-value="100000000000000000000.000000" calcext:value-type="string">
            <text:p>100000000000000000000.000000</text:p>
          </table:table-cell>
          <table:table-cell table:formula="of:=[global.E39]" office:value-type="string" office:string-value="-388.789679" calcext:value-type="string">
            <text:p>-388.789679</text:p>
          </table:table-cell>
          <table:table-cell table:formula="of:=[global.F39]" office:value-type="string" office:string-value="1800.204860" calcext:value-type="string">
            <text:p>1800.204860</text:p>
          </table:table-cell>
          <table:table-cell table:formula="of:=[global.G39]" office:value-type="float" office:value="5" calcext:value-type="float">
            <text:p>5</text:p>
          </table:table-cell>
          <table:table-cell table:formula="of:=[global.H39]" office:value-type="string" office:string-value="NONE" calcext:value-type="string">
            <text:p>NONE</text:p>
          </table:table-cell>
          <table:table-cell table:formula="of:=[global.I39]" office:value-type="string" office:string-value="NONE" calcext:value-type="string">
            <text:p>NONE</text:p>
          </table:table-cell>
          <table:table-cell table:formula="of:=[ra.I39]" office:value-type="float" office:value="-385" calcext:value-type="float">
            <text:p>-385</text:p>
          </table:table-cell>
          <table:table-cell table:formula="of:=[vns.H39]" office:value-type="float" office:value="-385" calcext:value-type="float">
            <text:p>-385</text:p>
          </table:table-cell>
          <table:table-cell table:formula="of:=[.J39]-[.K39]" office:value-type="float" office:value="0" calcext:value-type="float">
            <text:p>0</text:p>
          </table:table-cell>
        </table:table-row>
        <table:table-row table:style-name="ro1">
          <table:table-cell table:formula="of:=[global.A40]" office:value-type="string" office:string-value="rand-20-5-5-750-1.dssp" calcext:value-type="string">
            <text:p>rand-20-5-5-750-1.dssp</text:p>
          </table:table-cell>
          <table:table-cell table:formula="of:=[global.B40]" office:value-type="float" office:value="1800" calcext:value-type="float">
            <text:p>1800</text:p>
          </table:table-cell>
          <table:table-cell table:formula="of:=[global.C40]" office:value-type="string" office:string-value="-579.333988" calcext:value-type="string">
            <text:p>-579.333988</text:p>
          </table:table-cell>
          <table:table-cell table:formula="of:=[global.D40]" office:value-type="string" office:string-value="100000000000000000000.000000" calcext:value-type="string">
            <text:p>100000000000000000000.000000</text:p>
          </table:table-cell>
          <table:table-cell table:formula="of:=[global.E40]" office:value-type="string" office:string-value="-579.341163" calcext:value-type="string">
            <text:p>-579.341163</text:p>
          </table:table-cell>
          <table:table-cell table:formula="of:=[global.F40]" office:value-type="string" office:string-value="1800.411763" calcext:value-type="string">
            <text:p>1800.411763</text:p>
          </table:table-cell>
          <table:table-cell table:formula="of:=[global.G40]" office:value-type="float" office:value="5" calcext:value-type="float">
            <text:p>5</text:p>
          </table:table-cell>
          <table:table-cell table:formula="of:=[global.H40]" office:value-type="string" office:string-value="NONE" calcext:value-type="string">
            <text:p>NONE</text:p>
          </table:table-cell>
          <table:table-cell table:formula="of:=[global.I40]" office:value-type="string" office:string-value="NONE" calcext:value-type="string">
            <text:p>NONE</text:p>
          </table:table-cell>
          <table:table-cell table:formula="of:=[ra.I40]" office:value-type="float" office:value="-574" calcext:value-type="float">
            <text:p>-574</text:p>
          </table:table-cell>
          <table:table-cell table:formula="of:=[vns.H40]" office:value-type="float" office:value="-575" calcext:value-type="float">
            <text:p>-575</text:p>
          </table:table-cell>
          <table:table-cell table:formula="of:=[.J40]-[.K40]" office:value-type="float" office:value="1" calcext:value-type="float">
            <text:p>1</text:p>
          </table:table-cell>
        </table:table-row>
        <table:table-row table:style-name="ro1">
          <table:table-cell table:formula="of:=[global.A41]" office:value-type="string" office:string-value="rand-20-5-5-750-2.dssp" calcext:value-type="string">
            <text:p>rand-20-5-5-750-2.dssp</text:p>
          </table:table-cell>
          <table:table-cell table:formula="of:=[global.B41]" office:value-type="float" office:value="1997" calcext:value-type="float">
            <text:p>1997</text:p>
          </table:table-cell>
          <table:table-cell table:formula="of:=[global.C41]" office:value-type="string" office:string-value="-581.157487" calcext:value-type="string">
            <text:p>-581.157487</text:p>
          </table:table-cell>
          <table:table-cell table:formula="of:=[global.D41]" office:value-type="string" office:string-value="100000000000000000000.000000" calcext:value-type="string">
            <text:p>100000000000000000000.000000</text:p>
          </table:table-cell>
          <table:table-cell table:formula="of:=[global.E41]" office:value-type="string" office:string-value="-581.163926" calcext:value-type="string">
            <text:p>-581.163926</text:p>
          </table:table-cell>
          <table:table-cell table:formula="of:=[global.F41]" office:value-type="string" office:string-value="1800.439691" calcext:value-type="string">
            <text:p>1800.439691</text:p>
          </table:table-cell>
          <table:table-cell table:formula="of:=[global.G41]" office:value-type="float" office:value="5" calcext:value-type="float">
            <text:p>5</text:p>
          </table:table-cell>
          <table:table-cell table:formula="of:=[global.H41]" office:value-type="string" office:string-value="NONE" calcext:value-type="string">
            <text:p>NONE</text:p>
          </table:table-cell>
          <table:table-cell table:formula="of:=[global.I41]" office:value-type="string" office:string-value="NONE" calcext:value-type="string">
            <text:p>NONE</text:p>
          </table:table-cell>
          <table:table-cell table:formula="of:=[ra.I41]" office:value-type="float" office:value="-577" calcext:value-type="float">
            <text:p>-577</text:p>
          </table:table-cell>
          <table:table-cell table:formula="of:=[vns.H41]" office:value-type="float" office:value="-577" calcext:value-type="float">
            <text:p>-577</text:p>
          </table:table-cell>
          <table:table-cell table:formula="of:=[.J41]-[.K41]" office:value-type="float" office:value="0" calcext:value-type="float">
            <text:p>0</text:p>
          </table:table-cell>
        </table:table-row>
        <table:table-row table:style-name="ro1">
          <table:table-cell table:formula="of:=[global.A42]" office:value-type="string" office:string-value="rand-4-10-10-1000-1.dssp" calcext:value-type="string">
            <text:p>rand-4-10-10-1000-1.dssp</text:p>
          </table:table-cell>
          <table:table-cell table:formula="of:=[global.B42]" office:value-type="float" office:value="77" calcext:value-type="float">
            <text:p>77</text:p>
          </table:table-cell>
          <table:table-cell table:formula="of:=[global.C42]" office:value-type="string" office:string-value="-604.841525" calcext:value-type="string">
            <text:p>-604.841525</text:p>
          </table:table-cell>
          <table:table-cell table:formula="of:=[global.D42]" office:value-type="string" office:string-value="100000000000000000000.000000" calcext:value-type="string">
            <text:p>100000000000000000000.000000</text:p>
          </table:table-cell>
          <table:table-cell table:formula="of:=[global.E42]" office:value-type="string" office:string-value="-604.853711" calcext:value-type="string">
            <text:p>-604.853711</text:p>
          </table:table-cell>
          <table:table-cell table:formula="of:=[global.F42]" office:value-type="string" office:string-value="1801.312285" calcext:value-type="string">
            <text:p>1801.312285</text:p>
          </table:table-cell>
          <table:table-cell table:formula="of:=[global.G42]" office:value-type="float" office:value="5" calcext:value-type="float">
            <text:p>5</text:p>
          </table:table-cell>
          <table:table-cell table:formula="of:=[global.H42]" office:value-type="string" office:string-value="NONE" calcext:value-type="string">
            <text:p>NONE</text:p>
          </table:table-cell>
          <table:table-cell table:formula="of:=[global.I42]" office:value-type="string" office:string-value="NONE" calcext:value-type="string">
            <text:p>NONE</text:p>
          </table:table-cell>
          <table:table-cell table:formula="of:=[ra.I42]" office:value-type="float" office:value="-581" calcext:value-type="float">
            <text:p>-581</text:p>
          </table:table-cell>
          <table:table-cell table:formula="of:=[vns.H42]" office:value-type="float" office:value="-585" calcext:value-type="float">
            <text:p>-585</text:p>
          </table:table-cell>
          <table:table-cell table:formula="of:=[.J42]-[.K42]" office:value-type="float" office:value="4" calcext:value-type="float">
            <text:p>4</text:p>
          </table:table-cell>
        </table:table-row>
        <table:table-row table:style-name="ro1">
          <table:table-cell table:formula="of:=[global.A43]" office:value-type="string" office:string-value="rand-4-10-10-1000-2.dssp" calcext:value-type="string">
            <text:p>rand-4-10-10-1000-2.dssp</text:p>
          </table:table-cell>
          <table:table-cell table:formula="of:=[global.B43]" office:value-type="float" office:value="201" calcext:value-type="float">
            <text:p>201</text:p>
          </table:table-cell>
          <table:table-cell table:formula="of:=[global.C43]" office:value-type="string" office:string-value="-609.078949" calcext:value-type="string">
            <text:p>-609.078949</text:p>
          </table:table-cell>
          <table:table-cell table:formula="of:=[global.D43]" office:value-type="string" office:string-value="100000000000000000000.000000" calcext:value-type="string">
            <text:p>100000000000000000000.000000</text:p>
          </table:table-cell>
          <table:table-cell table:formula="of:=[global.E43]" office:value-type="string" office:string-value="-609.091605" calcext:value-type="string">
            <text:p>-609.091605</text:p>
          </table:table-cell>
          <table:table-cell table:formula="of:=[global.F43]" office:value-type="string" office:string-value="1801.119691" calcext:value-type="string">
            <text:p>1801.119691</text:p>
          </table:table-cell>
          <table:table-cell table:formula="of:=[global.G43]" office:value-type="float" office:value="5" calcext:value-type="float">
            <text:p>5</text:p>
          </table:table-cell>
          <table:table-cell table:formula="of:=[global.H43]" office:value-type="string" office:string-value="NONE" calcext:value-type="string">
            <text:p>NONE</text:p>
          </table:table-cell>
          <table:table-cell table:formula="of:=[global.I43]" office:value-type="string" office:string-value="NONE" calcext:value-type="string">
            <text:p>NONE</text:p>
          </table:table-cell>
          <table:table-cell table:formula="of:=[ra.I43]" office:value-type="float" office:value="-597" calcext:value-type="float">
            <text:p>-597</text:p>
          </table:table-cell>
          <table:table-cell table:formula="of:=[vns.H43]" office:value-type="float" office:value="-597" calcext:value-type="float">
            <text:p>-597</text:p>
          </table:table-cell>
          <table:table-cell table:formula="of:=[.J43]-[.K43]" office:value-type="float" office:value="0" calcext:value-type="float">
            <text:p>0</text:p>
          </table:table-cell>
        </table:table-row>
        <table:table-row table:style-name="ro1">
          <table:table-cell table:formula="of:=[global.A44]" office:value-type="string" office:string-value="rand-4-10-10-250-1.dssp" calcext:value-type="string">
            <text:p>rand-4-10-10-250-1.dssp</text:p>
          </table:table-cell>
          <table:table-cell table:formula="of:=[global.B44]" office:value-type="float" office:value="13606" calcext:value-type="float">
            <text:p>13606</text:p>
          </table:table-cell>
          <table:table-cell table:formula="of:=[global.C44]" office:value-type="string" office:string-value="-152.173627" calcext:value-type="string">
            <text:p>-152.173627</text:p>
          </table:table-cell>
          <table:table-cell table:formula="of:=[global.D44]" office:value-type="string" office:string-value="100000000000000000000.000000" calcext:value-type="string">
            <text:p>100000000000000000000.000000</text:p>
          </table:table-cell>
          <table:table-cell table:formula="of:=[global.E44]" office:value-type="string" office:string-value="-152.260684" calcext:value-type="string">
            <text:p>-152.260684</text:p>
          </table:table-cell>
          <table:table-cell table:formula="of:=[global.F44]" office:value-type="string" office:string-value="1800.127714" calcext:value-type="string">
            <text:p>1800.127714</text:p>
          </table:table-cell>
          <table:table-cell table:formula="of:=[global.G44]" office:value-type="float" office:value="5" calcext:value-type="float">
            <text:p>5</text:p>
          </table:table-cell>
          <table:table-cell table:formula="of:=[global.H44]" office:value-type="string" office:string-value="NONE" calcext:value-type="string">
            <text:p>NONE</text:p>
          </table:table-cell>
          <table:table-cell table:formula="of:=[global.I44]" office:value-type="string" office:string-value="NONE" calcext:value-type="string">
            <text:p>NONE</text:p>
          </table:table-cell>
          <table:table-cell table:formula="of:=[ra.I44]" office:value-type="float" office:value="-144" calcext:value-type="float">
            <text:p>-144</text:p>
          </table:table-cell>
          <table:table-cell table:formula="of:=[vns.H44]" office:value-type="float" office:value="-145" calcext:value-type="float">
            <text:p>-145</text:p>
          </table:table-cell>
          <table:table-cell table:formula="of:=[.J44]-[.K44]" office:value-type="float" office:value="1" calcext:value-type="float">
            <text:p>1</text:p>
          </table:table-cell>
        </table:table-row>
        <table:table-row table:style-name="ro1">
          <table:table-cell table:formula="of:=[global.A45]" office:value-type="string" office:string-value="rand-4-10-10-250-2.dssp" calcext:value-type="string">
            <text:p>rand-4-10-10-250-2.dssp</text:p>
          </table:table-cell>
          <table:table-cell table:formula="of:=[global.B45]" office:value-type="float" office:value="10760" calcext:value-type="float">
            <text:p>10760</text:p>
          </table:table-cell>
          <table:table-cell table:formula="of:=[global.C45]" office:value-type="string" office:string-value="-154.000000" calcext:value-type="string">
            <text:p>-154.000000</text:p>
          </table:table-cell>
          <table:table-cell table:formula="of:=[global.D45]" office:value-type="string" office:string-value="100000000000000000000.000000" calcext:value-type="string">
            <text:p>100000000000000000000.000000</text:p>
          </table:table-cell>
          <table:table-cell table:formula="of:=[global.E45]" office:value-type="string" office:string-value="-154.397302" calcext:value-type="string">
            <text:p>-154.397302</text:p>
          </table:table-cell>
          <table:table-cell table:formula="of:=[global.F45]" office:value-type="string" office:string-value="1800.117914" calcext:value-type="string">
            <text:p>1800.117914</text:p>
          </table:table-cell>
          <table:table-cell table:formula="of:=[global.G45]" office:value-type="float" office:value="5" calcext:value-type="float">
            <text:p>5</text:p>
          </table:table-cell>
          <table:table-cell table:formula="of:=[global.H45]" office:value-type="string" office:string-value="NONE" calcext:value-type="string">
            <text:p>NONE</text:p>
          </table:table-cell>
          <table:table-cell table:formula="of:=[global.I45]" office:value-type="string" office:string-value="NONE" calcext:value-type="string">
            <text:p>NONE</text:p>
          </table:table-cell>
          <table:table-cell table:formula="of:=[ra.I45]" office:value-type="float" office:value="-145" calcext:value-type="float">
            <text:p>-145</text:p>
          </table:table-cell>
          <table:table-cell table:formula="of:=[vns.H45]" office:value-type="float" office:value="-147" calcext:value-type="float">
            <text:p>-147</text:p>
          </table:table-cell>
          <table:table-cell table:formula="of:=[.J45]-[.K45]" office:value-type="float" office:value="2" calcext:value-type="float">
            <text:p>2</text:p>
          </table:table-cell>
        </table:table-row>
        <table:table-row table:style-name="ro1">
          <table:table-cell table:formula="of:=[global.A46]" office:value-type="string" office:string-value="rand-4-10-10-500-1.dssp" calcext:value-type="string">
            <text:p>rand-4-10-10-500-1.dssp</text:p>
          </table:table-cell>
          <table:table-cell table:formula="of:=[global.B46]" office:value-type="float" office:value="974" calcext:value-type="float">
            <text:p>974</text:p>
          </table:table-cell>
          <table:table-cell table:formula="of:=[global.C46]" office:value-type="string" office:string-value="-302.809473" calcext:value-type="string">
            <text:p>-302.809473</text:p>
          </table:table-cell>
          <table:table-cell table:formula="of:=[global.D46]" office:value-type="string" office:string-value="100000000000000000000.000000" calcext:value-type="string">
            <text:p>100000000000000000000.000000</text:p>
          </table:table-cell>
          <table:table-cell table:formula="of:=[global.E46]" office:value-type="string" office:string-value="-302.831223" calcext:value-type="string">
            <text:p>-302.831223</text:p>
          </table:table-cell>
          <table:table-cell table:formula="of:=[global.F46]" office:value-type="string" office:string-value="1800.277513" calcext:value-type="string">
            <text:p>1800.277513</text:p>
          </table:table-cell>
          <table:table-cell table:formula="of:=[global.G46]" office:value-type="float" office:value="5" calcext:value-type="float">
            <text:p>5</text:p>
          </table:table-cell>
          <table:table-cell table:formula="of:=[global.H46]" office:value-type="string" office:string-value="NONE" calcext:value-type="string">
            <text:p>NONE</text:p>
          </table:table-cell>
          <table:table-cell table:formula="of:=[global.I46]" office:value-type="string" office:string-value="NONE" calcext:value-type="string">
            <text:p>NONE</text:p>
          </table:table-cell>
          <table:table-cell table:formula="of:=[ra.I46]" office:value-type="float" office:value="-289" calcext:value-type="float">
            <text:p>-289</text:p>
          </table:table-cell>
          <table:table-cell table:formula="of:=[vns.H46]" office:value-type="float" office:value="-289" calcext:value-type="float">
            <text:p>-289</text:p>
          </table:table-cell>
          <table:table-cell table:formula="of:=[.J46]-[.K46]" office:value-type="float" office:value="0" calcext:value-type="float">
            <text:p>0</text:p>
          </table:table-cell>
        </table:table-row>
        <table:table-row table:style-name="ro1">
          <table:table-cell table:formula="of:=[global.A47]" office:value-type="string" office:string-value="rand-4-10-10-500-2.dssp" calcext:value-type="string">
            <text:p>rand-4-10-10-500-2.dssp</text:p>
          </table:table-cell>
          <table:table-cell table:formula="of:=[global.B47]" office:value-type="float" office:value="2314" calcext:value-type="float">
            <text:p>2314</text:p>
          </table:table-cell>
          <table:table-cell table:formula="of:=[global.C47]" office:value-type="string" office:string-value="-305.883708" calcext:value-type="string">
            <text:p>-305.883708</text:p>
          </table:table-cell>
          <table:table-cell table:formula="of:=[global.D47]" office:value-type="string" office:string-value="100000000000000000000.000000" calcext:value-type="string">
            <text:p>100000000000000000000.000000</text:p>
          </table:table-cell>
          <table:table-cell table:formula="of:=[global.E47]" office:value-type="string" office:string-value="-305.904425" calcext:value-type="string">
            <text:p>-305.904425</text:p>
          </table:table-cell>
          <table:table-cell table:formula="of:=[global.F47]" office:value-type="string" office:string-value="1800.368042" calcext:value-type="string">
            <text:p>1800.368042</text:p>
          </table:table-cell>
          <table:table-cell table:formula="of:=[global.G47]" office:value-type="float" office:value="5" calcext:value-type="float">
            <text:p>5</text:p>
          </table:table-cell>
          <table:table-cell table:formula="of:=[global.H47]" office:value-type="string" office:string-value="NONE" calcext:value-type="string">
            <text:p>NONE</text:p>
          </table:table-cell>
          <table:table-cell table:formula="of:=[global.I47]" office:value-type="string" office:string-value="NONE" calcext:value-type="string">
            <text:p>NONE</text:p>
          </table:table-cell>
          <table:table-cell table:formula="of:=[ra.I47]" office:value-type="float" office:value="-293" calcext:value-type="float">
            <text:p>-293</text:p>
          </table:table-cell>
          <table:table-cell table:formula="of:=[vns.H47]" office:value-type="float" office:value="-294" calcext:value-type="float">
            <text:p>-294</text:p>
          </table:table-cell>
          <table:table-cell table:formula="of:=[.J47]-[.K47]" office:value-type="float" office:value="1" calcext:value-type="float">
            <text:p>1</text:p>
          </table:table-cell>
        </table:table-row>
        <table:table-row table:style-name="ro1">
          <table:table-cell table:formula="of:=[global.A48]" office:value-type="string" office:string-value="rand-4-10-10-750-1.dssp" calcext:value-type="string">
            <text:p>rand-4-10-10-750-1.dssp</text:p>
          </table:table-cell>
          <table:table-cell table:formula="of:=[global.B48]" office:value-type="float" office:value="215" calcext:value-type="float">
            <text:p>215</text:p>
          </table:table-cell>
          <table:table-cell table:formula="of:=[global.C48]" office:value-type="string" office:string-value="-453.183506" calcext:value-type="string">
            <text:p>-453.183506</text:p>
          </table:table-cell>
          <table:table-cell table:formula="of:=[global.D48]" office:value-type="string" office:string-value="100000000000000000000.000000" calcext:value-type="string">
            <text:p>100000000000000000000.000000</text:p>
          </table:table-cell>
          <table:table-cell table:formula="of:=[global.E48]" office:value-type="string" office:string-value="-453.194510" calcext:value-type="string">
            <text:p>-453.194510</text:p>
          </table:table-cell>
          <table:table-cell table:formula="of:=[global.F48]" office:value-type="string" office:string-value="1800.848904" calcext:value-type="string">
            <text:p>1800.848904</text:p>
          </table:table-cell>
          <table:table-cell table:formula="of:=[global.G48]" office:value-type="float" office:value="5" calcext:value-type="float">
            <text:p>5</text:p>
          </table:table-cell>
          <table:table-cell table:formula="of:=[global.H48]" office:value-type="string" office:string-value="NONE" calcext:value-type="string">
            <text:p>NONE</text:p>
          </table:table-cell>
          <table:table-cell table:formula="of:=[global.I48]" office:value-type="string" office:string-value="NONE" calcext:value-type="string">
            <text:p>NONE</text:p>
          </table:table-cell>
          <table:table-cell table:formula="of:=[ra.I48]" office:value-type="float" office:value="-433" calcext:value-type="float">
            <text:p>-433</text:p>
          </table:table-cell>
          <table:table-cell table:formula="of:=[vns.H48]" office:value-type="float" office:value="-434" calcext:value-type="float">
            <text:p>-434</text:p>
          </table:table-cell>
          <table:table-cell table:formula="of:=[.J48]-[.K48]" office:value-type="float" office:value="1" calcext:value-type="float">
            <text:p>1</text:p>
          </table:table-cell>
        </table:table-row>
        <table:table-row table:style-name="ro1">
          <table:table-cell table:formula="of:=[global.A49]" office:value-type="string" office:string-value="rand-4-10-10-750-2.dssp" calcext:value-type="string">
            <text:p>rand-4-10-10-750-2.dssp</text:p>
          </table:table-cell>
          <table:table-cell table:formula="of:=[global.B49]" office:value-type="float" office:value="366" calcext:value-type="float">
            <text:p>366</text:p>
          </table:table-cell>
          <table:table-cell table:formula="of:=[global.C49]" office:value-type="string" office:string-value="-459.252591" calcext:value-type="string">
            <text:p>-459.252591</text:p>
          </table:table-cell>
          <table:table-cell table:formula="of:=[global.D49]" office:value-type="string" office:string-value="100000000000000000000.000000" calcext:value-type="string">
            <text:p>100000000000000000000.000000</text:p>
          </table:table-cell>
          <table:table-cell table:formula="of:=[global.E49]" office:value-type="string" office:string-value="-459.268942" calcext:value-type="string">
            <text:p>-459.268942</text:p>
          </table:table-cell>
          <table:table-cell table:formula="of:=[global.F49]" office:value-type="string" office:string-value="1800.937956" calcext:value-type="string">
            <text:p>1800.937956</text:p>
          </table:table-cell>
          <table:table-cell table:formula="of:=[global.G49]" office:value-type="float" office:value="5" calcext:value-type="float">
            <text:p>5</text:p>
          </table:table-cell>
          <table:table-cell table:formula="of:=[global.H49]" office:value-type="string" office:string-value="NONE" calcext:value-type="string">
            <text:p>NONE</text:p>
          </table:table-cell>
          <table:table-cell table:formula="of:=[global.I49]" office:value-type="string" office:string-value="NONE" calcext:value-type="string">
            <text:p>NONE</text:p>
          </table:table-cell>
          <table:table-cell table:formula="of:=[ra.I49]" office:value-type="float" office:value="-446" calcext:value-type="float">
            <text:p>-446</text:p>
          </table:table-cell>
          <table:table-cell table:formula="of:=[vns.H49]" office:value-type="float" office:value="-446" calcext:value-type="float">
            <text:p>-446</text:p>
          </table:table-cell>
          <table:table-cell table:formula="of:=[.J49]-[.K49]" office:value-type="float" office:value="0" calcext:value-type="float">
            <text:p>0</text:p>
          </table:table-cell>
        </table:table-row>
        <table:table-row table:style-name="ro1">
          <table:table-cell table:formula="of:=[global.A50]" office:value-type="string" office:string-value="rand-4-15-15-1000-1.dssp" calcext:value-type="string">
            <text:p>rand-4-15-15-1000-1.dssp</text:p>
          </table:table-cell>
          <table:table-cell table:formula="of:=[global.B50]" office:value-type="float" office:value="3" calcext:value-type="float">
            <text:p>3</text:p>
          </table:table-cell>
          <table:table-cell table:formula="of:=[global.C50]" office:value-type="string" office:string-value="-602.525598" calcext:value-type="string">
            <text:p>-602.525598</text:p>
          </table:table-cell>
          <table:table-cell table:formula="of:=[global.D50]" office:value-type="string" office:string-value="100000000000000000000.000000" calcext:value-type="string">
            <text:p>100000000000000000000.000000</text:p>
          </table:table-cell>
          <table:table-cell table:formula="of:=[global.E50]" office:value-type="string" office:string-value="-602.530558" calcext:value-type="string">
            <text:p>-602.530558</text:p>
          </table:table-cell>
          <table:table-cell table:formula="of:=[global.F50]" office:value-type="string" office:string-value="1802.111978" calcext:value-type="string">
            <text:p>1802.111978</text:p>
          </table:table-cell>
          <table:table-cell table:formula="of:=[global.G50]" office:value-type="float" office:value="5" calcext:value-type="float">
            <text:p>5</text:p>
          </table:table-cell>
          <table:table-cell table:formula="of:=[global.H50]" office:value-type="string" office:string-value="NONE" calcext:value-type="string">
            <text:p>NONE</text:p>
          </table:table-cell>
          <table:table-cell table:formula="of:=[global.I50]" office:value-type="string" office:string-value="NONE" calcext:value-type="string">
            <text:p>NONE</text:p>
          </table:table-cell>
          <table:table-cell table:formula="of:=[ra.I50]" office:value-type="float" office:value="-576" calcext:value-type="float">
            <text:p>-576</text:p>
          </table:table-cell>
          <table:table-cell table:formula="of:=[vns.H50]" office:value-type="float" office:value="-576" calcext:value-type="float">
            <text:p>-576</text:p>
          </table:table-cell>
          <table:table-cell table:formula="of:=[.J50]-[.K50]" office:value-type="float" office:value="0" calcext:value-type="float">
            <text:p>0</text:p>
          </table:table-cell>
        </table:table-row>
        <table:table-row table:style-name="ro1">
          <table:table-cell table:formula="of:=[global.A51]" office:value-type="string" office:string-value="rand-4-15-15-1000-2.dssp" calcext:value-type="string">
            <text:p>rand-4-15-15-1000-2.dssp</text:p>
          </table:table-cell>
          <table:table-cell table:formula="of:=[global.B51]" office:value-type="float" office:value="5" calcext:value-type="float">
            <text:p>5</text:p>
          </table:table-cell>
          <table:table-cell table:formula="of:=[global.C51]" office:value-type="string" office:string-value="-605.824482" calcext:value-type="string">
            <text:p>-605.824482</text:p>
          </table:table-cell>
          <table:table-cell table:formula="of:=[global.D51]" office:value-type="string" office:string-value="100000000000000000000.000000" calcext:value-type="string">
            <text:p>100000000000000000000.000000</text:p>
          </table:table-cell>
          <table:table-cell table:formula="of:=[global.E51]" office:value-type="string" office:string-value="-605.831304" calcext:value-type="string">
            <text:p>-605.831304</text:p>
          </table:table-cell>
          <table:table-cell table:formula="of:=[global.F51]" office:value-type="string" office:string-value="1802.011735" calcext:value-type="string">
            <text:p>1802.011735</text:p>
          </table:table-cell>
          <table:table-cell table:formula="of:=[global.G51]" office:value-type="float" office:value="5" calcext:value-type="float">
            <text:p>5</text:p>
          </table:table-cell>
          <table:table-cell table:formula="of:=[global.H51]" office:value-type="string" office:string-value="NONE" calcext:value-type="string">
            <text:p>NONE</text:p>
          </table:table-cell>
          <table:table-cell table:formula="of:=[global.I51]" office:value-type="string" office:string-value="NONE" calcext:value-type="string">
            <text:p>NONE</text:p>
          </table:table-cell>
          <table:table-cell table:formula="of:=[ra.I51]" office:value-type="float" office:value="-584" calcext:value-type="float">
            <text:p>-584</text:p>
          </table:table-cell>
          <table:table-cell table:formula="of:=[vns.H51]" office:value-type="float" office:value="-584" calcext:value-type="float">
            <text:p>-584</text:p>
          </table:table-cell>
          <table:table-cell table:formula="of:=[.J51]-[.K51]" office:value-type="float" office:value="0" calcext:value-type="float">
            <text:p>0</text:p>
          </table:table-cell>
        </table:table-row>
        <table:table-row table:style-name="ro1">
          <table:table-cell table:formula="of:=[global.A52]" office:value-type="string" office:string-value="rand-4-15-15-250-1.dssp" calcext:value-type="string">
            <text:p>rand-4-15-15-250-1.dssp</text:p>
          </table:table-cell>
          <table:table-cell table:formula="of:=[global.B52]" office:value-type="float" office:value="7997" calcext:value-type="float">
            <text:p>7997</text:p>
          </table:table-cell>
          <table:table-cell table:formula="of:=[global.C52]" office:value-type="string" office:string-value="-151.666406" calcext:value-type="string">
            <text:p>-151.666406</text:p>
          </table:table-cell>
          <table:table-cell table:formula="of:=[global.D52]" office:value-type="string" office:string-value="100000000000000000000.000000" calcext:value-type="string">
            <text:p>100000000000000000000.000000</text:p>
          </table:table-cell>
          <table:table-cell table:formula="of:=[global.E52]" office:value-type="string" office:string-value="-151.741845" calcext:value-type="string">
            <text:p>-151.741845</text:p>
          </table:table-cell>
          <table:table-cell table:formula="of:=[global.F52]" office:value-type="string" office:string-value="1800.164816" calcext:value-type="string">
            <text:p>1800.164816</text:p>
          </table:table-cell>
          <table:table-cell table:formula="of:=[global.G52]" office:value-type="float" office:value="5" calcext:value-type="float">
            <text:p>5</text:p>
          </table:table-cell>
          <table:table-cell table:formula="of:=[global.H52]" office:value-type="string" office:string-value="NONE" calcext:value-type="string">
            <text:p>NONE</text:p>
          </table:table-cell>
          <table:table-cell table:formula="of:=[global.I52]" office:value-type="string" office:string-value="NONE" calcext:value-type="string">
            <text:p>NONE</text:p>
          </table:table-cell>
          <table:table-cell table:formula="of:=[ra.I52]" office:value-type="float" office:value="-143" calcext:value-type="float">
            <text:p>-143</text:p>
          </table:table-cell>
          <table:table-cell table:formula="of:=[vns.H52]" office:value-type="float" office:value="-143" calcext:value-type="float">
            <text:p>-143</text:p>
          </table:table-cell>
          <table:table-cell table:formula="of:=[.J52]-[.K52]" office:value-type="float" office:value="0" calcext:value-type="float">
            <text:p>0</text:p>
          </table:table-cell>
        </table:table-row>
        <table:table-row table:style-name="ro1">
          <table:table-cell table:formula="of:=[global.A53]" office:value-type="string" office:string-value="rand-4-15-15-250-2.dssp" calcext:value-type="string">
            <text:p>rand-4-15-15-250-2.dssp</text:p>
          </table:table-cell>
          <table:table-cell table:formula="of:=[global.B53]" office:value-type="float" office:value="3720" calcext:value-type="float">
            <text:p>3720</text:p>
          </table:table-cell>
          <table:table-cell table:formula="of:=[global.C53]" office:value-type="string" office:string-value="-151.932379" calcext:value-type="string">
            <text:p>-151.932379</text:p>
          </table:table-cell>
          <table:table-cell table:formula="of:=[global.D53]" office:value-type="string" office:string-value="100000000000000000000.000000" calcext:value-type="string">
            <text:p>100000000000000000000.000000</text:p>
          </table:table-cell>
          <table:table-cell table:formula="of:=[global.E53]" office:value-type="string" office:string-value="-151.985980" calcext:value-type="string">
            <text:p>-151.985980</text:p>
          </table:table-cell>
          <table:table-cell table:formula="of:=[global.F53]" office:value-type="string" office:string-value="1800.156402" calcext:value-type="string">
            <text:p>1800.156402</text:p>
          </table:table-cell>
          <table:table-cell table:formula="of:=[global.G53]" office:value-type="float" office:value="5" calcext:value-type="float">
            <text:p>5</text:p>
          </table:table-cell>
          <table:table-cell table:formula="of:=[global.H53]" office:value-type="string" office:string-value="NONE" calcext:value-type="string">
            <text:p>NONE</text:p>
          </table:table-cell>
          <table:table-cell table:formula="of:=[global.I53]" office:value-type="string" office:string-value="NONE" calcext:value-type="string">
            <text:p>NONE</text:p>
          </table:table-cell>
          <table:table-cell table:formula="of:=[ra.I53]" office:value-type="float" office:value="-141" calcext:value-type="float">
            <text:p>-141</text:p>
          </table:table-cell>
          <table:table-cell table:formula="of:=[vns.H53]" office:value-type="float" office:value="-144" calcext:value-type="float">
            <text:p>-144</text:p>
          </table:table-cell>
          <table:table-cell table:formula="of:=[.J53]-[.K53]" office:value-type="float" office:value="3" calcext:value-type="float">
            <text:p>3</text:p>
          </table:table-cell>
        </table:table-row>
        <table:table-row table:style-name="ro1">
          <table:table-cell table:formula="of:=[global.A54]" office:value-type="string" office:string-value="rand-4-15-15-500-1.dssp" calcext:value-type="string">
            <text:p>rand-4-15-15-500-1.dssp</text:p>
          </table:table-cell>
          <table:table-cell table:formula="of:=[global.B54]" office:value-type="float" office:value="642" calcext:value-type="float">
            <text:p>642</text:p>
          </table:table-cell>
          <table:table-cell table:formula="of:=[global.C54]" office:value-type="string" office:string-value="-303.305048" calcext:value-type="string">
            <text:p>-303.305048</text:p>
          </table:table-cell>
          <table:table-cell table:formula="of:=[global.D54]" office:value-type="string" office:string-value="100000000000000000000.000000" calcext:value-type="string">
            <text:p>100000000000000000000.000000</text:p>
          </table:table-cell>
          <table:table-cell table:formula="of:=[global.E54]" office:value-type="string" office:string-value="-303.344805" calcext:value-type="string">
            <text:p>-303.344805</text:p>
          </table:table-cell>
          <table:table-cell table:formula="of:=[global.F54]" office:value-type="string" office:string-value="1800.478372" calcext:value-type="string">
            <text:p>1800.478372</text:p>
          </table:table-cell>
          <table:table-cell table:formula="of:=[global.G54]" office:value-type="float" office:value="5" calcext:value-type="float">
            <text:p>5</text:p>
          </table:table-cell>
          <table:table-cell table:formula="of:=[global.H54]" office:value-type="string" office:string-value="NONE" calcext:value-type="string">
            <text:p>NONE</text:p>
          </table:table-cell>
          <table:table-cell table:formula="of:=[global.I54]" office:value-type="string" office:string-value="NONE" calcext:value-type="string">
            <text:p>NONE</text:p>
          </table:table-cell>
          <table:table-cell table:formula="of:=[ra.I54]" office:value-type="float" office:value="-292" calcext:value-type="float">
            <text:p>-292</text:p>
          </table:table-cell>
          <table:table-cell table:formula="of:=[vns.H54]" office:value-type="float" office:value="-292" calcext:value-type="float">
            <text:p>-292</text:p>
          </table:table-cell>
          <table:table-cell table:formula="of:=[.J54]-[.K54]" office:value-type="float" office:value="0" calcext:value-type="float">
            <text:p>0</text:p>
          </table:table-cell>
        </table:table-row>
        <table:table-row table:style-name="ro1">
          <table:table-cell table:formula="of:=[global.A55]" office:value-type="string" office:string-value="rand-4-15-15-500-2.dssp" calcext:value-type="string">
            <text:p>rand-4-15-15-500-2.dssp</text:p>
          </table:table-cell>
          <table:table-cell table:formula="of:=[global.B55]" office:value-type="float" office:value="1539" calcext:value-type="float">
            <text:p>1539</text:p>
          </table:table-cell>
          <table:table-cell table:formula="of:=[global.C55]" office:value-type="string" office:string-value="-304.593037" calcext:value-type="string">
            <text:p>-304.593037</text:p>
          </table:table-cell>
          <table:table-cell table:formula="of:=[global.D55]" office:value-type="string" office:string-value="100000000000000000000.000000" calcext:value-type="string">
            <text:p>100000000000000000000.000000</text:p>
          </table:table-cell>
          <table:table-cell table:formula="of:=[global.E55]" office:value-type="string" office:string-value="-304.629013" calcext:value-type="string">
            <text:p>-304.629013</text:p>
          </table:table-cell>
          <table:table-cell table:formula="of:=[global.F55]" office:value-type="string" office:string-value="1800.389171" calcext:value-type="string">
            <text:p>1800.389171</text:p>
          </table:table-cell>
          <table:table-cell table:formula="of:=[global.G55]" office:value-type="float" office:value="5" calcext:value-type="float">
            <text:p>5</text:p>
          </table:table-cell>
          <table:table-cell table:formula="of:=[global.H55]" office:value-type="string" office:string-value="NONE" calcext:value-type="string">
            <text:p>NONE</text:p>
          </table:table-cell>
          <table:table-cell table:formula="of:=[global.I55]" office:value-type="string" office:string-value="NONE" calcext:value-type="string">
            <text:p>NONE</text:p>
          </table:table-cell>
          <table:table-cell table:formula="of:=[ra.I55]" office:value-type="float" office:value="-293" calcext:value-type="float">
            <text:p>-293</text:p>
          </table:table-cell>
          <table:table-cell table:formula="of:=[vns.H55]" office:value-type="float" office:value="-293" calcext:value-type="float">
            <text:p>-293</text:p>
          </table:table-cell>
          <table:table-cell table:formula="of:=[.J55]-[.K55]" office:value-type="float" office:value="0" calcext:value-type="float">
            <text:p>0</text:p>
          </table:table-cell>
        </table:table-row>
        <table:table-row table:style-name="ro1">
          <table:table-cell table:formula="of:=[global.A56]" office:value-type="string" office:string-value="rand-4-15-15-750-1.dssp" calcext:value-type="string">
            <text:p>rand-4-15-15-750-1.dssp</text:p>
          </table:table-cell>
          <table:table-cell table:formula="of:=[global.B56]" office:value-type="float" office:value="77" calcext:value-type="float">
            <text:p>77</text:p>
          </table:table-cell>
          <table:table-cell table:formula="of:=[global.C56]" office:value-type="string" office:string-value="-453.135169" calcext:value-type="string">
            <text:p>-453.135169</text:p>
          </table:table-cell>
          <table:table-cell table:formula="of:=[global.D56]" office:value-type="string" office:string-value="100000000000000000000.000000" calcext:value-type="string">
            <text:p>100000000000000000000.000000</text:p>
          </table:table-cell>
          <table:table-cell table:formula="of:=[global.E56]" office:value-type="string" office:string-value="-453.150431" calcext:value-type="string">
            <text:p>-453.150431</text:p>
          </table:table-cell>
          <table:table-cell table:formula="of:=[global.F56]" office:value-type="string" office:string-value="1802.269077" calcext:value-type="string">
            <text:p>1802.269077</text:p>
          </table:table-cell>
          <table:table-cell table:formula="of:=[global.G56]" office:value-type="float" office:value="5" calcext:value-type="float">
            <text:p>5</text:p>
          </table:table-cell>
          <table:table-cell table:formula="of:=[global.H56]" office:value-type="string" office:string-value="NONE" calcext:value-type="string">
            <text:p>NONE</text:p>
          </table:table-cell>
          <table:table-cell table:formula="of:=[global.I56]" office:value-type="string" office:string-value="NONE" calcext:value-type="string">
            <text:p>NONE</text:p>
          </table:table-cell>
          <table:table-cell table:formula="of:=[ra.I56]" office:value-type="float" office:value="-430" calcext:value-type="float">
            <text:p>-430</text:p>
          </table:table-cell>
          <table:table-cell table:formula="of:=[vns.H56]" office:value-type="float" office:value="-436" calcext:value-type="float">
            <text:p>-436</text:p>
          </table:table-cell>
          <table:table-cell table:formula="of:=[.J56]-[.K56]" office:value-type="float" office:value="6" calcext:value-type="float">
            <text:p>6</text:p>
          </table:table-cell>
        </table:table-row>
        <table:table-row table:style-name="ro1">
          <table:table-cell table:formula="of:=[global.A57]" office:value-type="string" office:string-value="rand-4-15-15-750-2.dssp" calcext:value-type="string">
            <text:p>rand-4-15-15-750-2.dssp</text:p>
          </table:table-cell>
          <table:table-cell table:formula="of:=[global.B57]" office:value-type="float" office:value="788" calcext:value-type="float">
            <text:p>788</text:p>
          </table:table-cell>
          <table:table-cell table:formula="of:=[global.C57]" office:value-type="string" office:string-value="-461.389157" calcext:value-type="string">
            <text:p>-461.389157</text:p>
          </table:table-cell>
          <table:table-cell table:formula="of:=[global.D57]" office:value-type="string" office:string-value="100000000000000000000.000000" calcext:value-type="string">
            <text:p>100000000000000000000.000000</text:p>
          </table:table-cell>
          <table:table-cell table:formula="of:=[global.E57]" office:value-type="string" office:string-value="-461.414885" calcext:value-type="string">
            <text:p>-461.414885</text:p>
          </table:table-cell>
          <table:table-cell table:formula="of:=[global.F57]" office:value-type="string" office:string-value="1801.326974" calcext:value-type="string">
            <text:p>1801.326974</text:p>
          </table:table-cell>
          <table:table-cell table:formula="of:=[global.G57]" office:value-type="float" office:value="5" calcext:value-type="float">
            <text:p>5</text:p>
          </table:table-cell>
          <table:table-cell table:formula="of:=[global.H57]" office:value-type="string" office:string-value="NONE" calcext:value-type="string">
            <text:p>NONE</text:p>
          </table:table-cell>
          <table:table-cell table:formula="of:=[global.I57]" office:value-type="string" office:string-value="NONE" calcext:value-type="string">
            <text:p>NONE</text:p>
          </table:table-cell>
          <table:table-cell table:formula="of:=[ra.I57]" office:value-type="float" office:value="-446" calcext:value-type="float">
            <text:p>-446</text:p>
          </table:table-cell>
          <table:table-cell table:formula="of:=[vns.H57]" office:value-type="float" office:value="-447" calcext:value-type="float">
            <text:p>-447</text:p>
          </table:table-cell>
          <table:table-cell table:formula="of:=[.J57]-[.K57]" office:value-type="float" office:value="1" calcext:value-type="float">
            <text:p>1</text:p>
          </table:table-cell>
        </table:table-row>
        <table:table-row table:style-name="ro1">
          <table:table-cell table:formula="of:=[global.A58]" office:value-type="string" office:string-value="rand-4-20-20-1000-1.dssp" calcext:value-type="string">
            <text:p>rand-4-20-20-1000-1.dssp</text:p>
          </table:table-cell>
          <table:table-cell table:formula="of:=[global.B58]" office:value-type="float" office:value="2" calcext:value-type="float">
            <text:p>2</text:p>
          </table:table-cell>
          <table:table-cell table:formula="of:=[global.C58]" office:value-type="string" office:string-value="-602.585511" calcext:value-type="string">
            <text:p>-602.585511</text:p>
          </table:table-cell>
          <table:table-cell table:formula="of:=[global.D58]" office:value-type="string" office:string-value="100000000000000000000.000000" calcext:value-type="string">
            <text:p>100000000000000000000.000000</text:p>
          </table:table-cell>
          <table:table-cell table:formula="of:=[global.E58]" office:value-type="string" office:string-value="-602.595683" calcext:value-type="string">
            <text:p>-602.595683</text:p>
          </table:table-cell>
          <table:table-cell table:formula="of:=[global.F58]" office:value-type="string" office:string-value="1803.380420" calcext:value-type="string">
            <text:p>1803.380420</text:p>
          </table:table-cell>
          <table:table-cell table:formula="of:=[global.G58]" office:value-type="float" office:value="5" calcext:value-type="float">
            <text:p>5</text:p>
          </table:table-cell>
          <table:table-cell table:formula="of:=[global.H58]" office:value-type="string" office:string-value="NONE" calcext:value-type="string">
            <text:p>NONE</text:p>
          </table:table-cell>
          <table:table-cell table:formula="of:=[global.I58]" office:value-type="string" office:string-value="NONE" calcext:value-type="string">
            <text:p>NONE</text:p>
          </table:table-cell>
          <table:table-cell table:formula="of:=[ra.I58]" office:value-type="float" office:value="-577" calcext:value-type="float">
            <text:p>-577</text:p>
          </table:table-cell>
          <table:table-cell table:formula="of:=[vns.H58]" office:value-type="float" office:value="-577" calcext:value-type="float">
            <text:p>-577</text:p>
          </table:table-cell>
          <table:table-cell table:formula="of:=[.J58]-[.K58]" office:value-type="float" office:value="0" calcext:value-type="float">
            <text:p>0</text:p>
          </table:table-cell>
        </table:table-row>
        <table:table-row table:style-name="ro1">
          <table:table-cell table:formula="of:=[global.A59]" office:value-type="string" office:string-value="rand-4-20-20-1000-2.dssp" calcext:value-type="string">
            <text:p>rand-4-20-20-1000-2.dssp</text:p>
          </table:table-cell>
          <table:table-cell table:formula="of:=[global.B59]" office:value-type="float" office:value="3" calcext:value-type="float">
            <text:p>3</text:p>
          </table:table-cell>
          <table:table-cell table:formula="of:=[global.C59]" office:value-type="string" office:string-value="-604.547965" calcext:value-type="string">
            <text:p>-604.547965</text:p>
          </table:table-cell>
          <table:table-cell table:formula="of:=[global.D59]" office:value-type="string" office:string-value="100000000000000000000.000000" calcext:value-type="string">
            <text:p>100000000000000000000.000000</text:p>
          </table:table-cell>
          <table:table-cell table:formula="of:=[global.E59]" office:value-type="string" office:string-value="-604.559374" calcext:value-type="string">
            <text:p>-604.559374</text:p>
          </table:table-cell>
          <table:table-cell table:formula="of:=[global.F59]" office:value-type="string" office:string-value="1802.807583" calcext:value-type="string">
            <text:p>1802.807583</text:p>
          </table:table-cell>
          <table:table-cell table:formula="of:=[global.G59]" office:value-type="float" office:value="5" calcext:value-type="float">
            <text:p>5</text:p>
          </table:table-cell>
          <table:table-cell table:formula="of:=[global.H59]" office:value-type="string" office:string-value="NONE" calcext:value-type="string">
            <text:p>NONE</text:p>
          </table:table-cell>
          <table:table-cell table:formula="of:=[global.I59]" office:value-type="string" office:string-value="NONE" calcext:value-type="string">
            <text:p>NONE</text:p>
          </table:table-cell>
          <table:table-cell table:formula="of:=[ra.I59]" office:value-type="float" office:value="-581" calcext:value-type="float">
            <text:p>-581</text:p>
          </table:table-cell>
          <table:table-cell table:formula="of:=[vns.H59]" office:value-type="float" office:value="-582" calcext:value-type="float">
            <text:p>-582</text:p>
          </table:table-cell>
          <table:table-cell table:formula="of:=[.J59]-[.K59]" office:value-type="float" office:value="1" calcext:value-type="float">
            <text:p>1</text:p>
          </table:table-cell>
        </table:table-row>
        <table:table-row table:style-name="ro1">
          <table:table-cell table:formula="of:=[global.A60]" office:value-type="string" office:string-value="rand-4-20-20-250-1.dssp" calcext:value-type="string">
            <text:p>rand-4-20-20-250-1.dssp</text:p>
          </table:table-cell>
          <table:table-cell table:formula="of:=[global.B60]" office:value-type="float" office:value="2558" calcext:value-type="float">
            <text:p>2558</text:p>
          </table:table-cell>
          <table:table-cell table:formula="of:=[global.C60]" office:value-type="string" office:string-value="-150.275664" calcext:value-type="string">
            <text:p>-150.275664</text:p>
          </table:table-cell>
          <table:table-cell table:formula="of:=[global.D60]" office:value-type="string" office:string-value="100000000000000000000.000000" calcext:value-type="string">
            <text:p>100000000000000000000.000000</text:p>
          </table:table-cell>
          <table:table-cell table:formula="of:=[global.E60]" office:value-type="string" office:string-value="-150.376055" calcext:value-type="string">
            <text:p>-150.376055</text:p>
          </table:table-cell>
          <table:table-cell table:formula="of:=[global.F60]" office:value-type="string" office:string-value="1800.211817" calcext:value-type="string">
            <text:p>1800.211817</text:p>
          </table:table-cell>
          <table:table-cell table:formula="of:=[global.G60]" office:value-type="float" office:value="5" calcext:value-type="float">
            <text:p>5</text:p>
          </table:table-cell>
          <table:table-cell table:formula="of:=[global.H60]" office:value-type="string" office:string-value="NONE" calcext:value-type="string">
            <text:p>NONE</text:p>
          </table:table-cell>
          <table:table-cell table:formula="of:=[global.I60]" office:value-type="string" office:string-value="NONE" calcext:value-type="string">
            <text:p>NONE</text:p>
          </table:table-cell>
          <table:table-cell table:formula="of:=[ra.I60]" office:value-type="float" office:value="-138" calcext:value-type="float">
            <text:p>-138</text:p>
          </table:table-cell>
          <table:table-cell table:formula="of:=[vns.H60]" office:value-type="float" office:value="-139" calcext:value-type="float">
            <text:p>-139</text:p>
          </table:table-cell>
          <table:table-cell table:formula="of:=[.J60]-[.K60]" office:value-type="float" office:value="1" calcext:value-type="float">
            <text:p>1</text:p>
          </table:table-cell>
        </table:table-row>
        <table:table-row table:style-name="ro1">
          <table:table-cell table:formula="of:=[global.A61]" office:value-type="string" office:string-value="rand-4-20-20-250-2.dssp" calcext:value-type="string">
            <text:p>rand-4-20-20-250-2.dssp</text:p>
          </table:table-cell>
          <table:table-cell table:formula="of:=[global.B61]" office:value-type="float" office:value="3035" calcext:value-type="float">
            <text:p>3035</text:p>
          </table:table-cell>
          <table:table-cell table:formula="of:=[global.C61]" office:value-type="string" office:string-value="-152.358479" calcext:value-type="string">
            <text:p>-152.358479</text:p>
          </table:table-cell>
          <table:table-cell table:formula="of:=[global.D61]" office:value-type="string" office:string-value="100000000000000000000.000000" calcext:value-type="string">
            <text:p>100000000000000000000.000000</text:p>
          </table:table-cell>
          <table:table-cell table:formula="of:=[global.E61]" office:value-type="string" office:string-value="-152.441867" calcext:value-type="string">
            <text:p>-152.441867</text:p>
          </table:table-cell>
          <table:table-cell table:formula="of:=[global.F61]" office:value-type="string" office:string-value="1800.172064" calcext:value-type="string">
            <text:p>1800.172064</text:p>
          </table:table-cell>
          <table:table-cell table:formula="of:=[global.G61]" office:value-type="float" office:value="5" calcext:value-type="float">
            <text:p>5</text:p>
          </table:table-cell>
          <table:table-cell table:formula="of:=[global.H61]" office:value-type="string" office:string-value="NONE" calcext:value-type="string">
            <text:p>NONE</text:p>
          </table:table-cell>
          <table:table-cell table:formula="of:=[global.I61]" office:value-type="string" office:string-value="NONE" calcext:value-type="string">
            <text:p>NONE</text:p>
          </table:table-cell>
          <table:table-cell table:formula="of:=[ra.I61]" office:value-type="float" office:value="-142" calcext:value-type="float">
            <text:p>-142</text:p>
          </table:table-cell>
          <table:table-cell table:formula="of:=[vns.H61]" office:value-type="float" office:value="-143" calcext:value-type="float">
            <text:p>-143</text:p>
          </table:table-cell>
          <table:table-cell table:formula="of:=[.J61]-[.K61]" office:value-type="float" office:value="1" calcext:value-type="float">
            <text:p>1</text:p>
          </table:table-cell>
        </table:table-row>
        <table:table-row table:style-name="ro1">
          <table:table-cell table:formula="of:=[global.A62]" office:value-type="string" office:string-value="rand-4-20-20-500-1.dssp" calcext:value-type="string">
            <text:p>rand-4-20-20-500-1.dssp</text:p>
          </table:table-cell>
          <table:table-cell table:formula="of:=[global.B62]" office:value-type="float" office:value="17" calcext:value-type="float">
            <text:p>17</text:p>
          </table:table-cell>
          <table:table-cell table:formula="of:=[global.C62]" office:value-type="string" office:string-value="-300.535542" calcext:value-type="string">
            <text:p>-300.535542</text:p>
          </table:table-cell>
          <table:table-cell table:formula="of:=[global.D62]" office:value-type="string" office:string-value="100000000000000000000.000000" calcext:value-type="string">
            <text:p>100000000000000000000.000000</text:p>
          </table:table-cell>
          <table:table-cell table:formula="of:=[global.E62]" office:value-type="string" office:string-value="-300.567673" calcext:value-type="string">
            <text:p>-300.567673</text:p>
          </table:table-cell>
          <table:table-cell table:formula="of:=[global.F62]" office:value-type="string" office:string-value="1800.985833" calcext:value-type="string">
            <text:p>1800.985833</text:p>
          </table:table-cell>
          <table:table-cell table:formula="of:=[global.G62]" office:value-type="float" office:value="5" calcext:value-type="float">
            <text:p>5</text:p>
          </table:table-cell>
          <table:table-cell table:formula="of:=[global.H62]" office:value-type="string" office:string-value="NONE" calcext:value-type="string">
            <text:p>NONE</text:p>
          </table:table-cell>
          <table:table-cell table:formula="of:=[global.I62]" office:value-type="string" office:string-value="NONE" calcext:value-type="string">
            <text:p>NONE</text:p>
          </table:table-cell>
          <table:table-cell table:formula="of:=[ra.I62]" office:value-type="float" office:value="-285" calcext:value-type="float">
            <text:p>-285</text:p>
          </table:table-cell>
          <table:table-cell table:formula="of:=[vns.H62]" office:value-type="float" office:value="-285" calcext:value-type="float">
            <text:p>-285</text:p>
          </table:table-cell>
          <table:table-cell table:formula="of:=[.J62]-[.K62]" office:value-type="float" office:value="0" calcext:value-type="float">
            <text:p>0</text:p>
          </table:table-cell>
        </table:table-row>
        <table:table-row table:style-name="ro1">
          <table:table-cell table:formula="of:=[global.A63]" office:value-type="string" office:string-value="rand-4-20-20-500-2.dssp" calcext:value-type="string">
            <text:p>rand-4-20-20-500-2.dssp</text:p>
          </table:table-cell>
          <table:table-cell table:formula="of:=[global.B63]" office:value-type="float" office:value="162" calcext:value-type="float">
            <text:p>162</text:p>
          </table:table-cell>
          <table:table-cell table:formula="of:=[global.C63]" office:value-type="string" office:string-value="-303.287529" calcext:value-type="string">
            <text:p>-303.287529</text:p>
          </table:table-cell>
          <table:table-cell table:formula="of:=[global.D63]" office:value-type="string" office:string-value="100000000000000000000.000000" calcext:value-type="string">
            <text:p>100000000000000000000.000000</text:p>
          </table:table-cell>
          <table:table-cell table:formula="of:=[global.E63]" office:value-type="string" office:string-value="-303.307158" calcext:value-type="string">
            <text:p>-303.307158</text:p>
          </table:table-cell>
          <table:table-cell table:formula="of:=[global.F63]" office:value-type="string" office:string-value="1800.649127" calcext:value-type="string">
            <text:p>1800.649127</text:p>
          </table:table-cell>
          <table:table-cell table:formula="of:=[global.G63]" office:value-type="float" office:value="5" calcext:value-type="float">
            <text:p>5</text:p>
          </table:table-cell>
          <table:table-cell table:formula="of:=[global.H63]" office:value-type="string" office:string-value="NONE" calcext:value-type="string">
            <text:p>NONE</text:p>
          </table:table-cell>
          <table:table-cell table:formula="of:=[global.I63]" office:value-type="string" office:string-value="NONE" calcext:value-type="string">
            <text:p>NONE</text:p>
          </table:table-cell>
          <table:table-cell table:formula="of:=[ra.I63]" office:value-type="float" office:value="-288" calcext:value-type="float">
            <text:p>-288</text:p>
          </table:table-cell>
          <table:table-cell table:formula="of:=[vns.H63]" office:value-type="float" office:value="-288" calcext:value-type="float">
            <text:p>-288</text:p>
          </table:table-cell>
          <table:table-cell table:formula="of:=[.J63]-[.K63]" office:value-type="float" office:value="0" calcext:value-type="float">
            <text:p>0</text:p>
          </table:table-cell>
        </table:table-row>
        <table:table-row table:style-name="ro1">
          <table:table-cell table:formula="of:=[global.A64]" office:value-type="string" office:string-value="rand-4-20-20-750-1.dssp" calcext:value-type="string">
            <text:p>rand-4-20-20-750-1.dssp</text:p>
          </table:table-cell>
          <table:table-cell table:formula="of:=[global.B64]" office:value-type="float" office:value="3" calcext:value-type="float">
            <text:p>3</text:p>
          </table:table-cell>
          <table:table-cell table:formula="of:=[global.C64]" office:value-type="string" office:string-value="-450.761155" calcext:value-type="string">
            <text:p>-450.761155</text:p>
          </table:table-cell>
          <table:table-cell table:formula="of:=[global.D64]" office:value-type="string" office:string-value="100000000000000000000.000000" calcext:value-type="string">
            <text:p>100000000000000000000.000000</text:p>
          </table:table-cell>
          <table:table-cell table:formula="of:=[global.E64]" office:value-type="string" office:string-value="-450.771754" calcext:value-type="string">
            <text:p>-450.771754</text:p>
          </table:table-cell>
          <table:table-cell table:formula="of:=[global.F64]" office:value-type="string" office:string-value="1802.616185" calcext:value-type="string">
            <text:p>1802.616185</text:p>
          </table:table-cell>
          <table:table-cell table:formula="of:=[global.G64]" office:value-type="float" office:value="5" calcext:value-type="float">
            <text:p>5</text:p>
          </table:table-cell>
          <table:table-cell table:formula="of:=[global.H64]" office:value-type="string" office:string-value="NONE" calcext:value-type="string">
            <text:p>NONE</text:p>
          </table:table-cell>
          <table:table-cell table:formula="of:=[global.I64]" office:value-type="string" office:string-value="NONE" calcext:value-type="string">
            <text:p>NONE</text:p>
          </table:table-cell>
          <table:table-cell table:formula="of:=[ra.I64]" office:value-type="float" office:value="-426" calcext:value-type="float">
            <text:p>-426</text:p>
          </table:table-cell>
          <table:table-cell table:formula="of:=[vns.H64]" office:value-type="float" office:value="-429" calcext:value-type="float">
            <text:p>-429</text:p>
          </table:table-cell>
          <table:table-cell table:formula="of:=[.J64]-[.K64]" office:value-type="float" office:value="3" calcext:value-type="float">
            <text:p>3</text:p>
          </table:table-cell>
        </table:table-row>
        <table:table-row table:style-name="ro1">
          <table:table-cell table:formula="of:=[global.A65]" office:value-type="string" office:string-value="rand-4-20-20-750-2.dssp" calcext:value-type="string">
            <text:p>rand-4-20-20-750-2.dssp</text:p>
          </table:table-cell>
          <table:table-cell table:formula="of:=[global.B65]" office:value-type="float" office:value="81" calcext:value-type="float">
            <text:p>81</text:p>
          </table:table-cell>
          <table:table-cell table:formula="of:=[global.C65]" office:value-type="string" office:string-value="-454.254574" calcext:value-type="string">
            <text:p>-454.254574</text:p>
          </table:table-cell>
          <table:table-cell table:formula="of:=[global.D65]" office:value-type="string" office:string-value="100000000000000000000.000000" calcext:value-type="string">
            <text:p>100000000000000000000.000000</text:p>
          </table:table-cell>
          <table:table-cell table:formula="of:=[global.E65]" office:value-type="string" office:string-value="-454.272334" calcext:value-type="string">
            <text:p>-454.272334</text:p>
          </table:table-cell>
          <table:table-cell table:formula="of:=[global.F65]" office:value-type="string" office:string-value="1801.385002" calcext:value-type="string">
            <text:p>1801.385002</text:p>
          </table:table-cell>
          <table:table-cell table:formula="of:=[global.G65]" office:value-type="float" office:value="5" calcext:value-type="float">
            <text:p>5</text:p>
          </table:table-cell>
          <table:table-cell table:formula="of:=[global.H65]" office:value-type="string" office:string-value="NONE" calcext:value-type="string">
            <text:p>NONE</text:p>
          </table:table-cell>
          <table:table-cell table:formula="of:=[global.I65]" office:value-type="string" office:string-value="NONE" calcext:value-type="string">
            <text:p>NONE</text:p>
          </table:table-cell>
          <table:table-cell table:formula="of:=[ra.I65]" office:value-type="float" office:value="-431" calcext:value-type="float">
            <text:p>-431</text:p>
          </table:table-cell>
          <table:table-cell table:formula="of:=[vns.H65]" office:value-type="float" office:value="-435" calcext:value-type="float">
            <text:p>-435</text:p>
          </table:table-cell>
          <table:table-cell table:formula="of:=[.J65]-[.K65]" office:value-type="float" office:value="4" calcext:value-type="float">
            <text:p>4</text:p>
          </table:table-cell>
        </table:table-row>
        <table:table-row table:style-name="ro1">
          <table:table-cell table:formula="of:=[global.A66]" office:value-type="string" office:string-value="rand-4-25-25-1000-1.dssp" calcext:value-type="string">
            <text:p>rand-4-25-25-1000-1.dssp</text:p>
          </table:table-cell>
          <table:table-cell table:formula="of:=[global.B66]" office:value-type="float" office:value="1" calcext:value-type="float">
            <text:p>1</text:p>
          </table:table-cell>
          <table:table-cell table:formula="of:=[global.C66]" office:value-type="string" office:string-value="-600.608833" calcext:value-type="string">
            <text:p>-600.608833</text:p>
          </table:table-cell>
          <table:table-cell table:formula="of:=[global.D66]" office:value-type="string" office:string-value="100000000000000000000.000000" calcext:value-type="string">
            <text:p>100000000000000000000.000000</text:p>
          </table:table-cell>
          <table:table-cell table:formula="of:=[global.E66]" office:value-type="string" office:string-value="-600.608833" calcext:value-type="string">
            <text:p>-600.608833</text:p>
          </table:table-cell>
          <table:table-cell table:formula="of:=[global.F66]" office:value-type="string" office:string-value="1806.513549" calcext:value-type="string">
            <text:p>1806.513549</text:p>
          </table:table-cell>
          <table:table-cell table:formula="of:=[global.G66]" office:value-type="float" office:value="5" calcext:value-type="float">
            <text:p>5</text:p>
          </table:table-cell>
          <table:table-cell table:formula="of:=[global.H66]" office:value-type="string" office:string-value="NONE" calcext:value-type="string">
            <text:p>NONE</text:p>
          </table:table-cell>
          <table:table-cell table:formula="of:=[global.I66]" office:value-type="string" office:string-value="NONE" calcext:value-type="string">
            <text:p>NONE</text:p>
          </table:table-cell>
          <table:table-cell table:formula="of:=[ra.I66]" office:value-type="float" office:value="-573" calcext:value-type="float">
            <text:p>-573</text:p>
          </table:table-cell>
          <table:table-cell table:formula="of:=[vns.H66]" office:value-type="float" office:value="-573" calcext:value-type="float">
            <text:p>-573</text:p>
          </table:table-cell>
          <table:table-cell table:formula="of:=[.J66]-[.K66]" office:value-type="float" office:value="0" calcext:value-type="float">
            <text:p>0</text:p>
          </table:table-cell>
        </table:table-row>
        <table:table-row table:style-name="ro1">
          <table:table-cell table:formula="of:=[global.A67]" office:value-type="string" office:string-value="rand-4-25-25-1000-2.dssp" calcext:value-type="string">
            <text:p>rand-4-25-25-1000-2.dssp</text:p>
          </table:table-cell>
          <table:table-cell table:formula="of:=[global.B67]" office:value-type="float" office:value="3" calcext:value-type="float">
            <text:p>3</text:p>
          </table:table-cell>
          <table:table-cell table:formula="of:=[global.C67]" office:value-type="string" office:string-value="-603.186743" calcext:value-type="string">
            <text:p>-603.186743</text:p>
          </table:table-cell>
          <table:table-cell table:formula="of:=[global.D67]" office:value-type="string" office:string-value="100000000000000000000.000000" calcext:value-type="string">
            <text:p>100000000000000000000.000000</text:p>
          </table:table-cell>
          <table:table-cell table:formula="of:=[global.E67]" office:value-type="string" office:string-value="-603.186743" calcext:value-type="string">
            <text:p>-603.186743</text:p>
          </table:table-cell>
          <table:table-cell table:formula="of:=[global.F67]" office:value-type="string" office:string-value="1803.457672" calcext:value-type="string">
            <text:p>1803.457672</text:p>
          </table:table-cell>
          <table:table-cell table:formula="of:=[global.G67]" office:value-type="float" office:value="5" calcext:value-type="float">
            <text:p>5</text:p>
          </table:table-cell>
          <table:table-cell table:formula="of:=[global.H67]" office:value-type="string" office:string-value="NONE" calcext:value-type="string">
            <text:p>NONE</text:p>
          </table:table-cell>
          <table:table-cell table:formula="of:=[global.I67]" office:value-type="string" office:string-value="NONE" calcext:value-type="string">
            <text:p>NONE</text:p>
          </table:table-cell>
          <table:table-cell table:formula="of:=[ra.I67]" office:value-type="float" office:value="-582" calcext:value-type="float">
            <text:p>-582</text:p>
          </table:table-cell>
          <table:table-cell table:formula="of:=[vns.H67]" office:value-type="float" office:value="-582" calcext:value-type="float">
            <text:p>-582</text:p>
          </table:table-cell>
          <table:table-cell table:formula="of:=[.J67]-[.K67]" office:value-type="float" office:value="0" calcext:value-type="float">
            <text:p>0</text:p>
          </table:table-cell>
        </table:table-row>
        <table:table-row table:style-name="ro1">
          <table:table-cell table:formula="of:=[global.A68]" office:value-type="string" office:string-value="rand-4-25-25-250-1.dssp" calcext:value-type="string">
            <text:p>rand-4-25-25-250-1.dssp</text:p>
          </table:table-cell>
          <table:table-cell table:formula="of:=[global.B68]" office:value-type="float" office:value="3269" calcext:value-type="float">
            <text:p>3269</text:p>
          </table:table-cell>
          <table:table-cell table:formula="of:=[global.C68]" office:value-type="string" office:string-value="-150.000000" calcext:value-type="string">
            <text:p>-150.000000</text:p>
          </table:table-cell>
          <table:table-cell table:formula="of:=[global.D68]" office:value-type="string" office:string-value="100000000000000000000.000000" calcext:value-type="string">
            <text:p>100000000000000000000.000000</text:p>
          </table:table-cell>
          <table:table-cell table:formula="of:=[global.E68]" office:value-type="string" office:string-value="-150.000000" calcext:value-type="string">
            <text:p>-150.000000</text:p>
          </table:table-cell>
          <table:table-cell table:formula="of:=[global.F68]" office:value-type="string" office:string-value="1800.214109" calcext:value-type="string">
            <text:p>1800.214109</text:p>
          </table:table-cell>
          <table:table-cell table:formula="of:=[global.G68]" office:value-type="float" office:value="5" calcext:value-type="float">
            <text:p>5</text:p>
          </table:table-cell>
          <table:table-cell table:formula="of:=[global.H68]" office:value-type="string" office:string-value="NONE" calcext:value-type="string">
            <text:p>NONE</text:p>
          </table:table-cell>
          <table:table-cell table:formula="of:=[global.I68]" office:value-type="string" office:string-value="NONE" calcext:value-type="string">
            <text:p>NONE</text:p>
          </table:table-cell>
          <table:table-cell table:formula="of:=[ra.I68]" office:value-type="float" office:value="-137" calcext:value-type="float">
            <text:p>-137</text:p>
          </table:table-cell>
          <table:table-cell table:formula="of:=[vns.H68]" office:value-type="float" office:value="-139" calcext:value-type="float">
            <text:p>-139</text:p>
          </table:table-cell>
          <table:table-cell table:formula="of:=[.J68]-[.K68]" office:value-type="float" office:value="2" calcext:value-type="float">
            <text:p>2</text:p>
          </table:table-cell>
        </table:table-row>
        <table:table-row table:style-name="ro1">
          <table:table-cell table:formula="of:=[global.A69]" office:value-type="string" office:string-value="rand-4-25-25-250-2.dssp" calcext:value-type="string">
            <text:p>rand-4-25-25-250-2.dssp</text:p>
          </table:table-cell>
          <table:table-cell table:formula="of:=[global.B69]" office:value-type="float" office:value="2692" calcext:value-type="float">
            <text:p>2692</text:p>
          </table:table-cell>
          <table:table-cell table:formula="of:=[global.C69]" office:value-type="string" office:string-value="-151.363366" calcext:value-type="string">
            <text:p>-151.363366</text:p>
          </table:table-cell>
          <table:table-cell table:formula="of:=[global.D69]" office:value-type="string" office:string-value="100000000000000000000.000000" calcext:value-type="string">
            <text:p>100000000000000000000.000000</text:p>
          </table:table-cell>
          <table:table-cell table:formula="of:=[global.E69]" office:value-type="string" office:string-value="-151.471904" calcext:value-type="string">
            <text:p>-151.471904</text:p>
          </table:table-cell>
          <table:table-cell table:formula="of:=[global.F69]" office:value-type="string" office:string-value="1800.227501" calcext:value-type="string">
            <text:p>1800.227501</text:p>
          </table:table-cell>
          <table:table-cell table:formula="of:=[global.G69]" office:value-type="float" office:value="5" calcext:value-type="float">
            <text:p>5</text:p>
          </table:table-cell>
          <table:table-cell table:formula="of:=[global.H69]" office:value-type="string" office:string-value="NONE" calcext:value-type="string">
            <text:p>NONE</text:p>
          </table:table-cell>
          <table:table-cell table:formula="of:=[global.I69]" office:value-type="string" office:string-value="NONE" calcext:value-type="string">
            <text:p>NONE</text:p>
          </table:table-cell>
          <table:table-cell table:formula="of:=[ra.I69]" office:value-type="float" office:value="-139" calcext:value-type="float">
            <text:p>-139</text:p>
          </table:table-cell>
          <table:table-cell table:formula="of:=[vns.H69]" office:value-type="float" office:value="-142" calcext:value-type="float">
            <text:p>-142</text:p>
          </table:table-cell>
          <table:table-cell table:formula="of:=[.J69]-[.K69]" office:value-type="float" office:value="3" calcext:value-type="float">
            <text:p>3</text:p>
          </table:table-cell>
        </table:table-row>
        <table:table-row table:style-name="ro1">
          <table:table-cell table:formula="of:=[global.A70]" office:value-type="string" office:string-value="rand-4-25-25-500-1.dssp" calcext:value-type="string">
            <text:p>rand-4-25-25-500-1.dssp</text:p>
          </table:table-cell>
          <table:table-cell table:formula="of:=[global.B70]" office:value-type="float" office:value="365" calcext:value-type="float">
            <text:p>365</text:p>
          </table:table-cell>
          <table:table-cell table:formula="of:=[global.C70]" office:value-type="string" office:string-value="-300.778008" calcext:value-type="string">
            <text:p>-300.778008</text:p>
          </table:table-cell>
          <table:table-cell table:formula="of:=[global.D70]" office:value-type="string" office:string-value="100000000000000000000.000000" calcext:value-type="string">
            <text:p>100000000000000000000.000000</text:p>
          </table:table-cell>
          <table:table-cell table:formula="of:=[global.E70]" office:value-type="string" office:string-value="-300.791599" calcext:value-type="string">
            <text:p>-300.791599</text:p>
          </table:table-cell>
          <table:table-cell table:formula="of:=[global.F70]" office:value-type="string" office:string-value="1800.647796" calcext:value-type="string">
            <text:p>1800.647796</text:p>
          </table:table-cell>
          <table:table-cell table:formula="of:=[global.G70]" office:value-type="float" office:value="5" calcext:value-type="float">
            <text:p>5</text:p>
          </table:table-cell>
          <table:table-cell table:formula="of:=[global.H70]" office:value-type="string" office:string-value="NONE" calcext:value-type="string">
            <text:p>NONE</text:p>
          </table:table-cell>
          <table:table-cell table:formula="of:=[global.I70]" office:value-type="string" office:string-value="NONE" calcext:value-type="string">
            <text:p>NONE</text:p>
          </table:table-cell>
          <table:table-cell table:formula="of:=[ra.I70]" office:value-type="float" office:value="-284" calcext:value-type="float">
            <text:p>-284</text:p>
          </table:table-cell>
          <table:table-cell table:formula="of:=[vns.H70]" office:value-type="float" office:value="-284" calcext:value-type="float">
            <text:p>-284</text:p>
          </table:table-cell>
          <table:table-cell table:formula="of:=[.J70]-[.K70]" office:value-type="float" office:value="0" calcext:value-type="float">
            <text:p>0</text:p>
          </table:table-cell>
        </table:table-row>
        <table:table-row table:style-name="ro1">
          <table:table-cell table:formula="of:=[global.A71]" office:value-type="string" office:string-value="rand-4-25-25-500-2.dssp" calcext:value-type="string">
            <text:p>rand-4-25-25-500-2.dssp</text:p>
          </table:table-cell>
          <table:table-cell table:formula="of:=[global.B71]" office:value-type="float" office:value="248" calcext:value-type="float">
            <text:p>248</text:p>
          </table:table-cell>
          <table:table-cell table:formula="of:=[global.C71]" office:value-type="string" office:string-value="-305.265485" calcext:value-type="string">
            <text:p>-305.265485</text:p>
          </table:table-cell>
          <table:table-cell table:formula="of:=[global.D71]" office:value-type="string" office:string-value="100000000000000000000.000000" calcext:value-type="string">
            <text:p>100000000000000000000.000000</text:p>
          </table:table-cell>
          <table:table-cell table:formula="of:=[global.E71]" office:value-type="string" office:string-value="-305.294381" calcext:value-type="string">
            <text:p>-305.294381</text:p>
          </table:table-cell>
          <table:table-cell table:formula="of:=[global.F71]" office:value-type="string" office:string-value="1800.550728" calcext:value-type="string">
            <text:p>1800.550728</text:p>
          </table:table-cell>
          <table:table-cell table:formula="of:=[global.G71]" office:value-type="float" office:value="5" calcext:value-type="float">
            <text:p>5</text:p>
          </table:table-cell>
          <table:table-cell table:formula="of:=[global.H71]" office:value-type="string" office:string-value="NONE" calcext:value-type="string">
            <text:p>NONE</text:p>
          </table:table-cell>
          <table:table-cell table:formula="of:=[global.I71]" office:value-type="string" office:string-value="NONE" calcext:value-type="string">
            <text:p>NONE</text:p>
          </table:table-cell>
          <table:table-cell table:formula="of:=[ra.I71]" office:value-type="float" office:value="-293" calcext:value-type="float">
            <text:p>-293</text:p>
          </table:table-cell>
          <table:table-cell table:formula="of:=[vns.H71]" office:value-type="float" office:value="-293" calcext:value-type="float">
            <text:p>-293</text:p>
          </table:table-cell>
          <table:table-cell table:formula="of:=[.J71]-[.K71]" office:value-type="float" office:value="0" calcext:value-type="float">
            <text:p>0</text:p>
          </table:table-cell>
        </table:table-row>
        <table:table-row table:style-name="ro1">
          <table:table-cell table:formula="of:=[global.A72]" office:value-type="string" office:string-value="rand-4-25-25-750-1.dssp" calcext:value-type="string">
            <text:p>rand-4-25-25-750-1.dssp</text:p>
          </table:table-cell>
          <table:table-cell table:formula="of:=[global.B72]" office:value-type="float" office:value="3" calcext:value-type="float">
            <text:p>3</text:p>
          </table:table-cell>
          <table:table-cell table:formula="of:=[global.C72]" office:value-type="string" office:string-value="-450.830875" calcext:value-type="string">
            <text:p>-450.830875</text:p>
          </table:table-cell>
          <table:table-cell table:formula="of:=[global.D72]" office:value-type="string" office:string-value="100000000000000000000.000000" calcext:value-type="string">
            <text:p>100000000000000000000.000000</text:p>
          </table:table-cell>
          <table:table-cell table:formula="of:=[global.E72]" office:value-type="string" office:string-value="-450.845596" calcext:value-type="string">
            <text:p>-450.845596</text:p>
          </table:table-cell>
          <table:table-cell table:formula="of:=[global.F72]" office:value-type="string" office:string-value="1802.656016" calcext:value-type="string">
            <text:p>1802.656016</text:p>
          </table:table-cell>
          <table:table-cell table:formula="of:=[global.G72]" office:value-type="float" office:value="5" calcext:value-type="float">
            <text:p>5</text:p>
          </table:table-cell>
          <table:table-cell table:formula="of:=[global.H72]" office:value-type="string" office:string-value="NONE" calcext:value-type="string">
            <text:p>NONE</text:p>
          </table:table-cell>
          <table:table-cell table:formula="of:=[global.I72]" office:value-type="string" office:string-value="NONE" calcext:value-type="string">
            <text:p>NONE</text:p>
          </table:table-cell>
          <table:table-cell table:formula="of:=[ra.I72]" office:value-type="float" office:value="-430" calcext:value-type="float">
            <text:p>-430</text:p>
          </table:table-cell>
          <table:table-cell table:formula="of:=[vns.H72]" office:value-type="float" office:value="-430" calcext:value-type="float">
            <text:p>-430</text:p>
          </table:table-cell>
          <table:table-cell table:formula="of:=[.J72]-[.K72]" office:value-type="float" office:value="0" calcext:value-type="float">
            <text:p>0</text:p>
          </table:table-cell>
        </table:table-row>
        <table:table-row table:style-name="ro1">
          <table:table-cell table:formula="of:=[global.A73]" office:value-type="string" office:string-value="rand-4-25-25-750-2.dssp" calcext:value-type="string">
            <text:p>rand-4-25-25-750-2.dssp</text:p>
          </table:table-cell>
          <table:table-cell table:formula="of:=[global.B73]" office:value-type="float" office:value="122" calcext:value-type="float">
            <text:p>122</text:p>
          </table:table-cell>
          <table:table-cell table:formula="of:=[global.C73]" office:value-type="string" office:string-value="-455.720278" calcext:value-type="string">
            <text:p>-455.720278</text:p>
          </table:table-cell>
          <table:table-cell table:formula="of:=[global.D73]" office:value-type="string" office:string-value="100000000000000000000.000000" calcext:value-type="string">
            <text:p>100000000000000000000.000000</text:p>
          </table:table-cell>
          <table:table-cell table:formula="of:=[global.E73]" office:value-type="string" office:string-value="-455.737754" calcext:value-type="string">
            <text:p>-455.737754</text:p>
          </table:table-cell>
          <table:table-cell table:formula="of:=[global.F73]" office:value-type="string" office:string-value="1802.288649" calcext:value-type="string">
            <text:p>1802.288649</text:p>
          </table:table-cell>
          <table:table-cell table:formula="of:=[global.G73]" office:value-type="float" office:value="5" calcext:value-type="float">
            <text:p>5</text:p>
          </table:table-cell>
          <table:table-cell table:formula="of:=[global.H73]" office:value-type="string" office:string-value="NONE" calcext:value-type="string">
            <text:p>NONE</text:p>
          </table:table-cell>
          <table:table-cell table:formula="of:=[global.I73]" office:value-type="string" office:string-value="NONE" calcext:value-type="string">
            <text:p>NONE</text:p>
          </table:table-cell>
          <table:table-cell table:formula="of:=[ra.I73]" office:value-type="float" office:value="-437" calcext:value-type="float">
            <text:p>-437</text:p>
          </table:table-cell>
          <table:table-cell table:formula="of:=[vns.H73]" office:value-type="float" office:value="-441" calcext:value-type="float">
            <text:p>-441</text:p>
          </table:table-cell>
          <table:table-cell table:formula="of:=[.J73]-[.K73]" office:value-type="float" office:value="4" calcext:value-type="float">
            <text:p>4</text:p>
          </table:table-cell>
        </table:table-row>
        <table:table-row table:style-name="ro1">
          <table:table-cell table:formula="of:=[global.A74]" office:value-type="string" office:string-value="rand-4-5-5-1000-1.dssp" calcext:value-type="string">
            <text:p>rand-4-5-5-1000-1.dssp</text:p>
          </table:table-cell>
          <table:table-cell table:formula="of:=[global.B74]" office:value-type="float" office:value="664" calcext:value-type="float">
            <text:p>664</text:p>
          </table:table-cell>
          <table:table-cell table:formula="of:=[global.C74]" office:value-type="string" office:string-value="-609.039643" calcext:value-type="string">
            <text:p>-609.039643</text:p>
          </table:table-cell>
          <table:table-cell table:formula="of:=[global.D74]" office:value-type="string" office:string-value="100000000000000000000.000000" calcext:value-type="string">
            <text:p>100000000000000000000.000000</text:p>
          </table:table-cell>
          <table:table-cell table:formula="of:=[global.E74]" office:value-type="string" office:string-value="-609.052891" calcext:value-type="string">
            <text:p>-609.052891</text:p>
          </table:table-cell>
          <table:table-cell table:formula="of:=[global.F74]" office:value-type="string" office:string-value="1800.662191" calcext:value-type="string">
            <text:p>1800.662191</text:p>
          </table:table-cell>
          <table:table-cell table:formula="of:=[global.G74]" office:value-type="float" office:value="5" calcext:value-type="float">
            <text:p>5</text:p>
          </table:table-cell>
          <table:table-cell table:formula="of:=[global.H74]" office:value-type="string" office:string-value="NONE" calcext:value-type="string">
            <text:p>NONE</text:p>
          </table:table-cell>
          <table:table-cell table:formula="of:=[global.I74]" office:value-type="string" office:string-value="NONE" calcext:value-type="string">
            <text:p>NONE</text:p>
          </table:table-cell>
          <table:table-cell table:formula="of:=[ra.I74]" office:value-type="float" office:value="-591" calcext:value-type="float">
            <text:p>-591</text:p>
          </table:table-cell>
          <table:table-cell table:formula="of:=[vns.H74]" office:value-type="float" office:value="-592" calcext:value-type="float">
            <text:p>-592</text:p>
          </table:table-cell>
          <table:table-cell table:formula="of:=[.J74]-[.K74]" office:value-type="float" office:value="1" calcext:value-type="float">
            <text:p>1</text:p>
          </table:table-cell>
        </table:table-row>
        <table:table-row table:style-name="ro1">
          <table:table-cell table:formula="of:=[global.A75]" office:value-type="string" office:string-value="rand-4-5-5-1000-2.dssp" calcext:value-type="string">
            <text:p>rand-4-5-5-1000-2.dssp</text:p>
          </table:table-cell>
          <table:table-cell table:formula="of:=[global.B75]" office:value-type="float" office:value="1313" calcext:value-type="float">
            <text:p>1313</text:p>
          </table:table-cell>
          <table:table-cell table:formula="of:=[global.C75]" office:value-type="string" office:string-value="-613.851947" calcext:value-type="string">
            <text:p>-613.851947</text:p>
          </table:table-cell>
          <table:table-cell table:formula="of:=[global.D75]" office:value-type="string" office:string-value="100000000000000000000.000000" calcext:value-type="string">
            <text:p>100000000000000000000.000000</text:p>
          </table:table-cell>
          <table:table-cell table:formula="of:=[global.E75]" office:value-type="string" office:string-value="-613.866947" calcext:value-type="string">
            <text:p>-613.866947</text:p>
          </table:table-cell>
          <table:table-cell table:formula="of:=[global.F75]" office:value-type="string" office:string-value="1800.611542" calcext:value-type="string">
            <text:p>1800.611542</text:p>
          </table:table-cell>
          <table:table-cell table:formula="of:=[global.G75]" office:value-type="float" office:value="5" calcext:value-type="float">
            <text:p>5</text:p>
          </table:table-cell>
          <table:table-cell table:formula="of:=[global.H75]" office:value-type="string" office:string-value="NONE" calcext:value-type="string">
            <text:p>NONE</text:p>
          </table:table-cell>
          <table:table-cell table:formula="of:=[global.I75]" office:value-type="string" office:string-value="NONE" calcext:value-type="string">
            <text:p>NONE</text:p>
          </table:table-cell>
          <table:table-cell table:formula="of:=[ra.I75]" office:value-type="float" office:value="-600" calcext:value-type="float">
            <text:p>-600</text:p>
          </table:table-cell>
          <table:table-cell table:formula="of:=[vns.H75]" office:value-type="float" office:value="-600" calcext:value-type="float">
            <text:p>-600</text:p>
          </table:table-cell>
          <table:table-cell table:formula="of:=[.J75]-[.K75]" office:value-type="float" office:value="0" calcext:value-type="float">
            <text:p>0</text:p>
          </table:table-cell>
        </table:table-row>
        <table:table-row table:style-name="ro1">
          <table:table-cell table:formula="of:=[global.A76]" office:value-type="string" office:string-value="rand-4-5-5-250-1.dssp" calcext:value-type="string">
            <text:p>rand-4-5-5-250-1.dssp</text:p>
          </table:table-cell>
          <table:table-cell table:formula="of:=[global.B76]" office:value-type="float" office:value="115385" calcext:value-type="float">
            <text:p>115385</text:p>
          </table:table-cell>
          <table:table-cell table:formula="of:=[global.C76]" office:value-type="string" office:string-value="-153.000000" calcext:value-type="string">
            <text:p>-153.000000</text:p>
          </table:table-cell>
          <table:table-cell table:formula="of:=[global.D76]" office:value-type="string" office:string-value="100000000000000000000.000000" calcext:value-type="string">
            <text:p>100000000000000000000.000000</text:p>
          </table:table-cell>
          <table:table-cell table:formula="of:=[global.E76]" office:value-type="string" office:string-value="-154.023268" calcext:value-type="string">
            <text:p>-154.023268</text:p>
          </table:table-cell>
          <table:table-cell table:formula="of:=[global.F76]" office:value-type="string" office:string-value="1800.482029" calcext:value-type="string">
            <text:p>1800.482029</text:p>
          </table:table-cell>
          <table:table-cell table:formula="of:=[global.G76]" office:value-type="float" office:value="5" calcext:value-type="float">
            <text:p>5</text:p>
          </table:table-cell>
          <table:table-cell table:formula="of:=[global.H76]" office:value-type="string" office:string-value="NONE" calcext:value-type="string">
            <text:p>NONE</text:p>
          </table:table-cell>
          <table:table-cell table:formula="of:=[global.I76]" office:value-type="string" office:string-value="NONE" calcext:value-type="string">
            <text:p>NONE</text:p>
          </table:table-cell>
          <table:table-cell table:formula="of:=[ra.I76]" office:value-type="float" office:value="-146" calcext:value-type="float">
            <text:p>-146</text:p>
          </table:table-cell>
          <table:table-cell table:formula="of:=[vns.H76]" office:value-type="float" office:value="-149" calcext:value-type="float">
            <text:p>-149</text:p>
          </table:table-cell>
          <table:table-cell table:formula="of:=[.J76]-[.K76]" office:value-type="float" office:value="3" calcext:value-type="float">
            <text:p>3</text:p>
          </table:table-cell>
        </table:table-row>
        <table:table-row table:style-name="ro1">
          <table:table-cell table:formula="of:=[global.A77]" office:value-type="string" office:string-value="rand-4-5-5-250-2.dssp" calcext:value-type="string">
            <text:p>rand-4-5-5-250-2.dssp</text:p>
          </table:table-cell>
          <table:table-cell table:formula="of:=[global.B77]" office:value-type="float" office:value="156633" calcext:value-type="float">
            <text:p>156633</text:p>
          </table:table-cell>
          <table:table-cell table:formula="of:=[global.C77]" office:value-type="string" office:string-value="-155.360508" calcext:value-type="string">
            <text:p>-155.360508</text:p>
          </table:table-cell>
          <table:table-cell table:formula="of:=[global.D77]" office:value-type="string" office:string-value="100000000000000000000.000000" calcext:value-type="string">
            <text:p>100000000000000000000.000000</text:p>
          </table:table-cell>
          <table:table-cell table:formula="of:=[global.E77]" office:value-type="string" office:string-value="-156.113935" calcext:value-type="string">
            <text:p>-156.113935</text:p>
          </table:table-cell>
          <table:table-cell table:formula="of:=[global.F77]" office:value-type="string" office:string-value="1800.646526" calcext:value-type="string">
            <text:p>1800.646526</text:p>
          </table:table-cell>
          <table:table-cell table:formula="of:=[global.G77]" office:value-type="float" office:value="5" calcext:value-type="float">
            <text:p>5</text:p>
          </table:table-cell>
          <table:table-cell table:formula="of:=[global.H77]" office:value-type="string" office:string-value="NONE" calcext:value-type="string">
            <text:p>NONE</text:p>
          </table:table-cell>
          <table:table-cell table:formula="of:=[global.I77]" office:value-type="string" office:string-value="NONE" calcext:value-type="string">
            <text:p>NONE</text:p>
          </table:table-cell>
          <table:table-cell table:formula="of:=[ra.I77]" office:value-type="float" office:value="-150" calcext:value-type="float">
            <text:p>-150</text:p>
          </table:table-cell>
          <table:table-cell table:formula="of:=[vns.H77]" office:value-type="float" office:value="-151" calcext:value-type="float">
            <text:p>-151</text:p>
          </table:table-cell>
          <table:table-cell table:formula="of:=[.J77]-[.K77]" office:value-type="float" office:value="1" calcext:value-type="float">
            <text:p>1</text:p>
          </table:table-cell>
        </table:table-row>
        <table:table-row table:style-name="ro1">
          <table:table-cell table:formula="of:=[global.A78]" office:value-type="string" office:string-value="rand-4-5-5-500-1.dssp" calcext:value-type="string">
            <text:p>rand-4-5-5-500-1.dssp</text:p>
          </table:table-cell>
          <table:table-cell table:formula="of:=[global.B78]" office:value-type="float" office:value="3881" calcext:value-type="float">
            <text:p>3881</text:p>
          </table:table-cell>
          <table:table-cell table:formula="of:=[global.C78]" office:value-type="string" office:string-value="-305.993781" calcext:value-type="string">
            <text:p>-305.993781</text:p>
          </table:table-cell>
          <table:table-cell table:formula="of:=[global.D78]" office:value-type="string" office:string-value="100000000000000000000.000000" calcext:value-type="string">
            <text:p>100000000000000000000.000000</text:p>
          </table:table-cell>
          <table:table-cell table:formula="of:=[global.E78]" office:value-type="string" office:string-value="-306.033763" calcext:value-type="string">
            <text:p>-306.033763</text:p>
          </table:table-cell>
          <table:table-cell table:formula="of:=[global.F78]" office:value-type="string" office:string-value="1800.167741" calcext:value-type="string">
            <text:p>1800.167741</text:p>
          </table:table-cell>
          <table:table-cell table:formula="of:=[global.G78]" office:value-type="float" office:value="5" calcext:value-type="float">
            <text:p>5</text:p>
          </table:table-cell>
          <table:table-cell table:formula="of:=[global.H78]" office:value-type="string" office:string-value="NONE" calcext:value-type="string">
            <text:p>NONE</text:p>
          </table:table-cell>
          <table:table-cell table:formula="of:=[global.I78]" office:value-type="string" office:string-value="NONE" calcext:value-type="string">
            <text:p>NONE</text:p>
          </table:table-cell>
          <table:table-cell table:formula="of:=[ra.I78]" office:value-type="float" office:value="-298" calcext:value-type="float">
            <text:p>-298</text:p>
          </table:table-cell>
          <table:table-cell table:formula="of:=[vns.H78]" office:value-type="float" office:value="-298" calcext:value-type="float">
            <text:p>-298</text:p>
          </table:table-cell>
          <table:table-cell table:formula="of:=[.J78]-[.K78]" office:value-type="float" office:value="0" calcext:value-type="float">
            <text:p>0</text:p>
          </table:table-cell>
        </table:table-row>
        <table:table-row table:style-name="ro1">
          <table:table-cell table:formula="of:=[global.A79]" office:value-type="string" office:string-value="rand-4-5-5-500-2.dssp" calcext:value-type="string">
            <text:p>rand-4-5-5-500-2.dssp</text:p>
          </table:table-cell>
          <table:table-cell table:formula="of:=[global.B79]" office:value-type="float" office:value="5309" calcext:value-type="float">
            <text:p>5309</text:p>
          </table:table-cell>
          <table:table-cell table:formula="of:=[global.C79]" office:value-type="string" office:string-value="-310.159480" calcext:value-type="string">
            <text:p>-310.159480</text:p>
          </table:table-cell>
          <table:table-cell table:formula="of:=[global.D79]" office:value-type="string" office:string-value="100000000000000000000.000000" calcext:value-type="string">
            <text:p>100000000000000000000.000000</text:p>
          </table:table-cell>
          <table:table-cell table:formula="of:=[global.E79]" office:value-type="string" office:string-value="-310.234982" calcext:value-type="string">
            <text:p>-310.234982</text:p>
          </table:table-cell>
          <table:table-cell table:formula="of:=[global.F79]" office:value-type="string" office:string-value="1800.205812" calcext:value-type="string">
            <text:p>1800.205812</text:p>
          </table:table-cell>
          <table:table-cell table:formula="of:=[global.G79]" office:value-type="float" office:value="5" calcext:value-type="float">
            <text:p>5</text:p>
          </table:table-cell>
          <table:table-cell table:formula="of:=[global.H79]" office:value-type="string" office:string-value="NONE" calcext:value-type="string">
            <text:p>NONE</text:p>
          </table:table-cell>
          <table:table-cell table:formula="of:=[global.I79]" office:value-type="string" office:string-value="NONE" calcext:value-type="string">
            <text:p>NONE</text:p>
          </table:table-cell>
          <table:table-cell table:formula="of:=[ra.I79]" office:value-type="float" office:value="-301" calcext:value-type="float">
            <text:p>-301</text:p>
          </table:table-cell>
          <table:table-cell table:formula="of:=[vns.H79]" office:value-type="float" office:value="-301" calcext:value-type="float">
            <text:p>-301</text:p>
          </table:table-cell>
          <table:table-cell table:formula="of:=[.J79]-[.K79]" office:value-type="float" office:value="0" calcext:value-type="float">
            <text:p>0</text:p>
          </table:table-cell>
        </table:table-row>
        <table:table-row table:style-name="ro1">
          <table:table-cell table:formula="of:=[global.A80]" office:value-type="string" office:string-value="rand-4-5-5-750-1.dssp" calcext:value-type="string">
            <text:p>rand-4-5-5-750-1.dssp</text:p>
          </table:table-cell>
          <table:table-cell table:formula="of:=[global.B80]" office:value-type="float" office:value="1707" calcext:value-type="float">
            <text:p>1707</text:p>
          </table:table-cell>
          <table:table-cell table:formula="of:=[global.C80]" office:value-type="string" office:string-value="-456.640928" calcext:value-type="string">
            <text:p>-456.640928</text:p>
          </table:table-cell>
          <table:table-cell table:formula="of:=[global.D80]" office:value-type="string" office:string-value="100000000000000000000.000000" calcext:value-type="string">
            <text:p>100000000000000000000.000000</text:p>
          </table:table-cell>
          <table:table-cell table:formula="of:=[global.E80]" office:value-type="string" office:string-value="-456.659589" calcext:value-type="string">
            <text:p>-456.659589</text:p>
          </table:table-cell>
          <table:table-cell table:formula="of:=[global.F80]" office:value-type="string" office:string-value="1800.302199" calcext:value-type="string">
            <text:p>1800.302199</text:p>
          </table:table-cell>
          <table:table-cell table:formula="of:=[global.G80]" office:value-type="float" office:value="5" calcext:value-type="float">
            <text:p>5</text:p>
          </table:table-cell>
          <table:table-cell table:formula="of:=[global.H80]" office:value-type="string" office:string-value="NONE" calcext:value-type="string">
            <text:p>NONE</text:p>
          </table:table-cell>
          <table:table-cell table:formula="of:=[global.I80]" office:value-type="string" office:string-value="NONE" calcext:value-type="string">
            <text:p>NONE</text:p>
          </table:table-cell>
          <table:table-cell table:formula="of:=[ra.I80]" office:value-type="float" office:value="-442" calcext:value-type="float">
            <text:p>-442</text:p>
          </table:table-cell>
          <table:table-cell table:formula="of:=[vns.H80]" office:value-type="float" office:value="-443" calcext:value-type="float">
            <text:p>-443</text:p>
          </table:table-cell>
          <table:table-cell table:formula="of:=[.J80]-[.K80]" office:value-type="float" office:value="1" calcext:value-type="float">
            <text:p>1</text:p>
          </table:table-cell>
        </table:table-row>
        <table:table-row table:style-name="ro1">
          <table:table-cell table:formula="of:=[global.A81]" office:value-type="string" office:string-value="rand-4-5-5-750-2.dssp" calcext:value-type="string">
            <text:p>rand-4-5-5-750-2.dssp</text:p>
          </table:table-cell>
          <table:table-cell table:formula="of:=[global.B81]" office:value-type="float" office:value="3667" calcext:value-type="float">
            <text:p>3667</text:p>
          </table:table-cell>
          <table:table-cell table:formula="of:=[global.C81]" office:value-type="string" office:string-value="-458.076501" calcext:value-type="string">
            <text:p>-458.076501</text:p>
          </table:table-cell>
          <table:table-cell table:formula="of:=[global.D81]" office:value-type="string" office:string-value="100000000000000000000.000000" calcext:value-type="string">
            <text:p>100000000000000000000.000000</text:p>
          </table:table-cell>
          <table:table-cell table:formula="of:=[global.E81]" office:value-type="string" office:string-value="-458.105934" calcext:value-type="string">
            <text:p>-458.105934</text:p>
          </table:table-cell>
          <table:table-cell table:formula="of:=[global.F81]" office:value-type="string" office:string-value="1800.315206" calcext:value-type="string">
            <text:p>1800.315206</text:p>
          </table:table-cell>
          <table:table-cell table:formula="of:=[global.G81]" office:value-type="float" office:value="5" calcext:value-type="float">
            <text:p>5</text:p>
          </table:table-cell>
          <table:table-cell table:formula="of:=[global.H81]" office:value-type="string" office:string-value="NONE" calcext:value-type="string">
            <text:p>NONE</text:p>
          </table:table-cell>
          <table:table-cell table:formula="of:=[global.I81]" office:value-type="string" office:string-value="NONE" calcext:value-type="string">
            <text:p>NONE</text:p>
          </table:table-cell>
          <table:table-cell table:formula="of:=[ra.I81]" office:value-type="float" office:value="-447" calcext:value-type="float">
            <text:p>-447</text:p>
          </table:table-cell>
          <table:table-cell table:formula="of:=[vns.H81]" office:value-type="float" office:value="-447" calcext:value-type="float">
            <text:p>-447</text:p>
          </table:table-cell>
          <table:table-cell table:formula="of:=[.J81]-[.K8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18:14:26.722461361</dc:date>
    <meta:editing-duration>PT2M25S</meta:editing-duration>
    <meta:editing-cycles>4</meta:editing-cycles>
    <meta:generator>LibreOffice/5.1.6.2$Linux_X86_64 LibreOffice_project/10m0$Build-2</meta:generator>
    <meta:document-statistic meta:table-count="4" meta:cell-count="3164" meta:object-count="0"/>
  </office:meta>
</office:document-meta>
</file>